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ro1" style:family="table-row">
      <style:table-row-properties style:row-height="11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Q21" table:end-x="24.58pt" table:end-y="2.27pt" draw:z-index="0" draw:name="Chart 3" draw:style-name="gr1" draw:text-style-name="P1" svg:width="353.96pt" svg:height="215.97pt" svg:x="1.39pt" svg:y="2.3pt">
              <loext:p draw:notify-on-update-of-ranges="Sheet1.E6:Sheet1.E6 Sheet1.E7:Sheet1.E367 Sheet1.D7:Sheet1.D367 Sheet1.F6:Sheet1.F6 Sheet1.F7:Sheet1.F367 Sheet1.D7:Sheet1.D367 Sheet1.G6:Sheet1.G6 Sheet1.G7:Sheet1.G367 Sheet1.D7:Sheet1.D36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heta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new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COS(RADIANS([.D7]))" office:value-type="float" office:value="1" calcext:value-type="float">
            <text:p>1</text:p>
          </table:table-cell>
          <table:table-cell table:formula="of:=MAX(COS(RADIANS([.D7]));0)" office:value-type="float" office:value="1" calcext:value-type="float">
            <text:p>1</text:p>
          </table:table-cell>
          <table:table-cell table:formula="of:=(COS(RADIANS([.D7]))/2+0.5)^[.G$5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OS(RADIANS([.D8]))" office:value-type="float" office:value="0.999847695156391" calcext:value-type="float">
            <text:p>0.9998476952</text:p>
          </table:table-cell>
          <table:table-cell table:formula="of:=MAX(COS(RADIANS([.D8]));0)" office:value-type="float" office:value="0.999847695156391" calcext:value-type="float">
            <text:p>0.9998476952</text:p>
          </table:table-cell>
          <table:table-cell table:formula="of:=(COS(RADIANS([.D8]))/2+0.5)^[.G$5]" office:value-type="float" office:value="0.999847700955583" calcext:value-type="float">
            <text:p>0.9998477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COS(RADIANS([.D9]))" office:value-type="float" office:value="0.999390827019096" calcext:value-type="float">
            <text:p>0.999390827</text:p>
          </table:table-cell>
          <table:table-cell table:formula="of:=MAX(COS(RADIANS([.D9]));0)" office:value-type="float" office:value="0.999390827019096" calcext:value-type="float">
            <text:p>0.999390827</text:p>
          </table:table-cell>
          <table:table-cell table:formula="of:=(COS(RADIANS([.D9]))/2+0.5)^[.G$5]" office:value-type="float" office:value="0.999390919792026" calcext:value-type="float">
            <text:p>0.999390919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COS(RADIANS([.D10]))" office:value-type="float" office:value="0.998629534754574" calcext:value-type="float">
            <text:p>0.9986295348</text:p>
          </table:table-cell>
          <table:table-cell table:formula="of:=MAX(COS(RADIANS([.D10]));0)" office:value-type="float" office:value="0.998629534754574" calcext:value-type="float">
            <text:p>0.9986295348</text:p>
          </table:table-cell>
          <table:table-cell table:formula="of:=(COS(RADIANS([.D10]))/2+0.5)^[.G$5]" office:value-type="float" office:value="0.998630004298321" calcext:value-type="float">
            <text:p>0.998630004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COS(RADIANS([.D11]))" office:value-type="float" office:value="0.997564050259824" calcext:value-type="float">
            <text:p>0.9975640503</text:p>
          </table:table-cell>
          <table:table-cell table:formula="of:=MAX(COS(RADIANS([.D11]));0)" office:value-type="float" office:value="0.997564050259824" calcext:value-type="float">
            <text:p>0.9975640503</text:p>
          </table:table-cell>
          <table:table-cell table:formula="of:=(COS(RADIANS([.D11]))/2+0.5)^[.G$5]" office:value-type="float" office:value="0.997565533722608" calcext:value-type="float">
            <text:p>0.997565533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COS(RADIANS([.D12]))" office:value-type="float" office:value="0.996194698091746" calcext:value-type="float">
            <text:p>0.9961946981</text:p>
          </table:table-cell>
          <table:table-cell table:formula="of:=MAX(COS(RADIANS([.D12]));0)" office:value-type="float" office:value="0.996194698091746" calcext:value-type="float">
            <text:p>0.9961946981</text:p>
          </table:table-cell>
          <table:table-cell table:formula="of:=(COS(RADIANS([.D12]))/2+0.5)^[.G$5]" office:value-type="float" office:value="0.996198318172399" calcext:value-type="float">
            <text:p>0.996198318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COS(RADIANS([.D13]))" office:value-type="float" office:value="0.994521895368273" calcext:value-type="float">
            <text:p>0.9945218954</text:p>
          </table:table-cell>
          <table:table-cell table:formula="of:=MAX(COS(RADIANS([.D13]));0)" office:value-type="float" office:value="0.994521895368273" calcext:value-type="float">
            <text:p>0.9945218954</text:p>
          </table:table-cell>
          <table:table-cell table:formula="of:=(COS(RADIANS([.D13]))/2+0.5)^[.G$5]" office:value-type="float" office:value="0.994529397775862" calcext:value-type="float">
            <text:p>0.99452939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COS(RADIANS([.D14]))" office:value-type="float" office:value="0.992546151641322" calcext:value-type="float">
            <text:p>0.9925461516</text:p>
          </table:table-cell>
          <table:table-cell table:formula="of:=MAX(COS(RADIANS([.D14]));0)" office:value-type="float" office:value="0.992546151641322" calcext:value-type="float">
            <text:p>0.9925461516</text:p>
          </table:table-cell>
          <table:table-cell table:formula="of:=(COS(RADIANS([.D14]))/2+0.5)^[.G$5]" office:value-type="float" office:value="0.992560041605161" calcext:value-type="float">
            <text:p>0.99256004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COS(RADIANS([.D15]))" office:value-type="float" office:value="0.99026806874157" calcext:value-type="float">
            <text:p>0.9902680687</text:p>
          </table:table-cell>
          <table:table-cell table:formula="of:=MAX(COS(RADIANS([.D15]));0)" office:value-type="float" office:value="0.99026806874157" calcext:value-type="float">
            <text:p>0.9902680687</text:p>
          </table:table-cell>
          <table:table-cell table:formula="of:=(COS(RADIANS([.D15]))/2+0.5)^[.G$5]" office:value-type="float" office:value="0.990291746363075" calcext:value-type="float">
            <text:p>0.99029174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COS(RADIANS([.D16]))" office:value-type="float" office:value="0.987688340595138" calcext:value-type="float">
            <text:p>0.9876883406</text:p>
          </table:table-cell>
          <table:table-cell table:formula="of:=MAX(COS(RADIANS([.D16]));0)" office:value-type="float" office:value="0.987688340595138" calcext:value-type="float">
            <text:p>0.9876883406</text:p>
          </table:table-cell>
          <table:table-cell table:formula="of:=(COS(RADIANS([.D16]))/2+0.5)^[.G$5]" office:value-type="float" office:value="0.987726234834463" calcext:value-type="float">
            <text:p>0.987726234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S(RADIANS([.D17]))" office:value-type="float" office:value="0.984807753012208" calcext:value-type="float">
            <text:p>0.984807753</text:p>
          </table:table-cell>
          <table:table-cell table:formula="of:=MAX(COS(RADIANS([.D17]));0)" office:value-type="float" office:value="0.984807753012208" calcext:value-type="float">
            <text:p>0.984807753</text:p>
          </table:table-cell>
          <table:table-cell table:formula="of:=(COS(RADIANS([.D17]))/2+0.5)^[.G$5]" office:value-type="float" office:value="0.984865454104343" calcext:value-type="float">
            <text:p>0.98486545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OS(RADIANS([.D18]))" office:value-type="float" office:value="0.981627183447664" calcext:value-type="float">
            <text:p>0.9816271834</text:p>
          </table:table-cell>
          <table:table-cell table:formula="of:=MAX(COS(RADIANS([.D18]));0)" office:value-type="float" office:value="0.981627183447664" calcext:value-type="float">
            <text:p>0.9816271834</text:p>
          </table:table-cell>
          <table:table-cell table:formula="of:=(COS(RADIANS([.D18]))/2+0.5)^[.G$5]" office:value-type="float" office:value="0.98171157354468" calcext:value-type="float">
            <text:p>0.981711573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OS(RADIANS([.D19]))" office:value-type="float" office:value="0.978147600733806" calcext:value-type="float">
            <text:p>0.9781476007</text:p>
          </table:table-cell>
          <table:table-cell table:formula="of:=MAX(COS(RADIANS([.D19]));0)" office:value-type="float" office:value="0.978147600733806" calcext:value-type="float">
            <text:p>0.9781476007</text:p>
          </table:table-cell>
          <table:table-cell table:formula="of:=(COS(RADIANS([.D19]))/2+0.5)^[.G$5]" office:value-type="float" office:value="0.978266982572228" calcext:value-type="float">
            <text:p>0.97826698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OS(RADIANS([.D20]))" office:value-type="float" office:value="0.974370064785235" calcext:value-type="float">
            <text:p>0.9743700648</text:p>
          </table:table-cell>
          <table:table-cell table:formula="of:=MAX(COS(RADIANS([.D20]));0)" office:value-type="float" office:value="0.974370064785235" calcext:value-type="float">
            <text:p>0.9743700648</text:p>
          </table:table-cell>
          <table:table-cell table:formula="of:=(COS(RADIANS([.D20]))/2+0.5)^[.G$5]" office:value-type="float" office:value="0.974534288180014" calcext:value-type="float">
            <text:p>0.974534288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OS(RADIANS([.D21]))" office:value-type="float" office:value="0.970295726275996" calcext:value-type="float">
            <text:p>0.9702957263</text:p>
          </table:table-cell>
          <table:table-cell table:formula="of:=MAX(COS(RADIANS([.D21]));0)" office:value-type="float" office:value="0.970295726275996" calcext:value-type="float">
            <text:p>0.9702957263</text:p>
          </table:table-cell>
          <table:table-cell table:formula="of:=(COS(RADIANS([.D21]))/2+0.5)^[.G$5]" office:value-type="float" office:value="0.970516312245364" calcext:value-type="float">
            <text:p>0.97051631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OS(RADIANS([.D22]))" office:value-type="float" office:value="0.965925826289068" calcext:value-type="float">
            <text:p>0.9659258263</text:p>
          </table:table-cell>
          <table:table-cell table:formula="of:=MAX(COS(RADIANS([.D22]));0)" office:value-type="float" office:value="0.965925826289068" calcext:value-type="float">
            <text:p>0.9659258263</text:p>
          </table:table-cell>
          <table:table-cell table:formula="of:=(COS(RADIANS([.D22]))/2+0.5)^[.G$5]" office:value-type="float" office:value="0.966216088617589" calcext:value-type="float">
            <text:p>0.96621608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OS(RADIANS([.D23]))" office:value-type="float" office:value="0.961261695938319" calcext:value-type="float">
            <text:p>0.9612616959</text:p>
          </table:table-cell>
          <table:table-cell table:formula="of:=MAX(COS(RADIANS([.D23]));0)" office:value-type="float" office:value="0.961261695938319" calcext:value-type="float">
            <text:p>0.9612616959</text:p>
          </table:table-cell>
          <table:table-cell table:formula="of:=(COS(RADIANS([.D23]))/2+0.5)^[.G$5]" office:value-type="float" office:value="0.961636859988713" calcext:value-type="float">
            <text:p>0.961636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COS(RADIANS([.D24]))" office:value-type="float" office:value="0.956304755963035" calcext:value-type="float">
            <text:p>0.956304756</text:p>
          </table:table-cell>
          <table:table-cell table:formula="of:=MAX(COS(RADIANS([.D24]));0)" office:value-type="float" office:value="0.956304755963035" calcext:value-type="float">
            <text:p>0.956304756</text:p>
          </table:table-cell>
          <table:table-cell table:formula="of:=(COS(RADIANS([.D24]))/2+0.5)^[.G$5]" office:value-type="float" office:value="0.956782074550898" calcext:value-type="float">
            <text:p>0.956782074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COS(RADIANS([.D25]))" office:value-type="float" office:value="0.951056516295153" calcext:value-type="float">
            <text:p>0.9510565163</text:p>
          </table:table-cell>
          <table:table-cell table:formula="of:=MAX(COS(RADIANS([.D25]));0)" office:value-type="float" office:value="0.951056516295153" calcext:value-type="float">
            <text:p>0.9510565163</text:p>
          </table:table-cell>
          <table:table-cell table:formula="of:=(COS(RADIANS([.D25]))/2+0.5)^[.G$5]" office:value-type="float" office:value="0.951655382444445" calcext:value-type="float">
            <text:p>0.951655382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COS(RADIANS([.D26]))" office:value-type="float" office:value="0.945518575599317" calcext:value-type="float">
            <text:p>0.9455185756</text:p>
          </table:table-cell>
          <table:table-cell table:formula="of:=MAX(COS(RADIANS([.D26]));0)" office:value-type="float" office:value="0.945518575599317" calcext:value-type="float">
            <text:p>0.9455185756</text:p>
          </table:table-cell>
          <table:table-cell table:formula="of:=(COS(RADIANS([.D26]))/2+0.5)^[.G$5]" office:value-type="float" office:value="0.946260632000499" calcext:value-type="float">
            <text:p>0.9462606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COS(RADIANS([.D27]))" office:value-type="float" office:value="0.939692620785908" calcext:value-type="float">
            <text:p>0.9396926208</text:p>
          </table:table-cell>
          <table:table-cell table:formula="of:=MAX(COS(RADIANS([.D27]));0)" office:value-type="float" office:value="0.939692620785908" calcext:value-type="float">
            <text:p>0.9396926208</text:p>
          </table:table-cell>
          <table:table-cell table:formula="of:=(COS(RADIANS([.D27]))/2+0.5)^[.G$5]" office:value-type="float" office:value="0.940601865782826" calcext:value-type="float">
            <text:p>0.94060186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COS(RADIANS([.D28]))" office:value-type="float" office:value="0.933580426497202" calcext:value-type="float">
            <text:p>0.9335804265</text:p>
          </table:table-cell>
          <table:table-cell table:formula="of:=MAX(COS(RADIANS([.D28]));0)" office:value-type="float" office:value="0.933580426497202" calcext:value-type="float">
            <text:p>0.9335804265</text:p>
          </table:table-cell>
          <table:table-cell table:formula="of:=(COS(RADIANS([.D28]))/2+0.5)^[.G$5]" office:value-type="float" office:value="0.934683316433275" calcext:value-type="float">
            <text:p>0.93468331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COS(RADIANS([.D29]))" office:value-type="float" office:value="0.927183854566787" calcext:value-type="float">
            <text:p>0.9271838546</text:p>
          </table:table-cell>
          <table:table-cell table:formula="of:=MAX(COS(RADIANS([.D29]));0)" office:value-type="float" office:value="0.927183854566787" calcext:value-type="float">
            <text:p>0.9271838546</text:p>
          </table:table-cell>
          <table:table-cell table:formula="of:=(COS(RADIANS([.D29]))/2+0.5)^[.G$5]" office:value-type="float" office:value="0.928509402325725" calcext:value-type="float">
            <text:p>0.92850940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COS(RADIANS([.D30]))" office:value-type="float" office:value="0.92050485345244" calcext:value-type="float">
            <text:p>0.9205048535</text:p>
          </table:table-cell>
          <table:table-cell table:formula="of:=MAX(COS(RADIANS([.D30]));0)" office:value-type="float" office:value="0.92050485345244" calcext:value-type="float">
            <text:p>0.9205048535</text:p>
          </table:table-cell>
          <table:table-cell table:formula="of:=(COS(RADIANS([.D30]))/2+0.5)^[.G$5]" office:value-type="float" office:value="0.922084723033595" calcext:value-type="float">
            <text:p>0.9220847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COS(RADIANS([.D31]))" office:value-type="float" office:value="0.913545457642601" calcext:value-type="float">
            <text:p>0.9135454576</text:p>
          </table:table-cell>
          <table:table-cell table:formula="of:=MAX(COS(RADIANS([.D31]));0)" office:value-type="float" office:value="0.913545457642601" calcext:value-type="float">
            <text:p>0.9135454576</text:p>
          </table:table-cell>
          <table:table-cell table:formula="of:=(COS(RADIANS([.D31]))/2+0.5)^[.G$5]" office:value-type="float" office:value="0.915414054616157" calcext:value-type="float">
            <text:p>0.915414054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COS(RADIANS([.D32]))" office:value-type="float" office:value="0.90630778703665" calcext:value-type="float">
            <text:p>0.906307787</text:p>
          </table:table-cell>
          <table:table-cell table:formula="of:=MAX(COS(RADIANS([.D32]));0)" office:value-type="float" office:value="0.90630778703665" calcext:value-type="float">
            <text:p>0.906307787</text:p>
          </table:table-cell>
          <table:table-cell table:formula="of:=(COS(RADIANS([.D32]))/2+0.5)^[.G$5]" office:value-type="float" office:value="0.908502344729143" calcext:value-type="float">
            <text:p>0.908502344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COS(RADIANS([.D33]))" office:value-type="float" office:value="0.898794046299167" calcext:value-type="float">
            <text:p>0.8987940463</text:p>
          </table:table-cell>
          <table:table-cell table:formula="of:=MAX(COS(RADIANS([.D33]));0)" office:value-type="float" office:value="0.898794046299167" calcext:value-type="float">
            <text:p>0.8987940463</text:p>
          </table:table-cell>
          <table:table-cell table:formula="of:=(COS(RADIANS([.D33]))/2+0.5)^[.G$5]" office:value-type="float" office:value="0.901354707565291" calcext:value-type="float">
            <text:p>0.901354707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COS(RADIANS([.D34]))" office:value-type="float" office:value="0.891006524188368" calcext:value-type="float">
            <text:p>0.8910065242</text:p>
          </table:table-cell>
          <table:table-cell table:formula="of:=MAX(COS(RADIANS([.D34]));0)" office:value-type="float" office:value="0.891006524188368" calcext:value-type="float">
            <text:p>0.8910065242</text:p>
          </table:table-cell>
          <table:table-cell table:formula="of:=(COS(RADIANS([.D34]))/2+0.5)^[.G$5]" office:value-type="float" office:value="0.893976418630743" calcext:value-type="float">
            <text:p>0.89397641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COS(RADIANS([.D35]))" office:value-type="float" office:value="0.882947592858927" calcext:value-type="float">
            <text:p>0.8829475929</text:p>
          </table:table-cell>
          <table:table-cell table:formula="of:=MAX(COS(RADIANS([.D35]));0)" office:value-type="float" office:value="0.882947592858927" calcext:value-type="float">
            <text:p>0.8829475929</text:p>
          </table:table-cell>
          <table:table-cell table:formula="of:=(COS(RADIANS([.D35]))/2+0.5)^[.G$5]" office:value-type="float" office:value="0.886372909363307" calcext:value-type="float">
            <text:p>0.8863729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COS(RADIANS([.D36]))" office:value-type="float" office:value="0.874619707139396" calcext:value-type="float">
            <text:p>0.8746197071</text:p>
          </table:table-cell>
          <table:table-cell table:formula="of:=MAX(COS(RADIANS([.D36]));0)" office:value-type="float" office:value="0.874619707139396" calcext:value-type="float">
            <text:p>0.8746197071</text:p>
          </table:table-cell>
          <table:table-cell table:formula="of:=(COS(RADIANS([.D36]))/2+0.5)^[.G$5]" office:value-type="float" office:value="0.878549761598848" calcext:value-type="float">
            <text:p>0.87854976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COS(RADIANS([.D37]))" office:value-type="float" office:value="0.866025403784439" calcext:value-type="float">
            <text:p>0.8660254038</text:p>
          </table:table-cell>
          <table:table-cell table:formula="of:=MAX(COS(RADIANS([.D37]));0)" office:value-type="float" office:value="0.866025403784439" calcext:value-type="float">
            <text:p>0.8660254038</text:p>
          </table:table-cell>
          <table:table-cell table:formula="of:=(COS(RADIANS([.D37]))/2+0.5)^[.G$5]" office:value-type="float" office:value="0.870512701892219" calcext:value-type="float">
            <text:p>0.870512701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COS(RADIANS([.D38]))" office:value-type="float" office:value="0.857167300702112" calcext:value-type="float">
            <text:p>0.8571673007</text:p>
          </table:table-cell>
          <table:table-cell table:formula="of:=MAX(COS(RADIANS([.D38]));0)" office:value-type="float" office:value="0.857167300702112" calcext:value-type="float">
            <text:p>0.8571673007</text:p>
          </table:table-cell>
          <table:table-cell table:formula="of:=(COS(RADIANS([.D38]))/2+0.5)^[.G$5]" office:value-type="float" office:value="0.862267595699293" calcext:value-type="float">
            <text:p>0.862267595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COS(RADIANS([.D39]))" office:value-type="float" office:value="0.848048096156426" calcext:value-type="float">
            <text:p>0.8480480962</text:p>
          </table:table-cell>
          <table:table-cell table:formula="of:=MAX(COS(RADIANS([.D39]));0)" office:value-type="float" office:value="0.848048096156426" calcext:value-type="float">
            <text:p>0.8480480962</text:p>
          </table:table-cell>
          <table:table-cell table:formula="of:=(COS(RADIANS([.D39]))/2+0.5)^[.G$5]" office:value-type="float" office:value="0.853820441426847" calcext:value-type="float">
            <text:p>0.85382044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COS(RADIANS([.D40]))" office:value-type="float" office:value="0.838670567945424" calcext:value-type="float">
            <text:p>0.8386705679</text:p>
          </table:table-cell>
          <table:table-cell table:formula="of:=MAX(COS(RADIANS([.D40]));0)" office:value-type="float" office:value="0.838670567945424" calcext:value-type="float">
            <text:p>0.8386705679</text:p>
          </table:table-cell>
          <table:table-cell table:formula="of:=(COS(RADIANS([.D40]))/2+0.5)^[.G$5]" office:value-type="float" office:value="0.845177364357187" calcext:value-type="float">
            <text:p>0.84517736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COS(RADIANS([.D41]))" office:value-type="float" office:value="0.829037572555042" calcext:value-type="float">
            <text:p>0.8290375726</text:p>
          </table:table-cell>
          <table:table-cell table:formula="of:=MAX(COS(RADIANS([.D41]));0)" office:value-type="float" office:value="0.829037572555042" calcext:value-type="float">
            <text:p>0.8290375726</text:p>
          </table:table-cell>
          <table:table-cell table:formula="of:=(COS(RADIANS([.D41]))/2+0.5)^[.G$5]" office:value-type="float" office:value="0.83634461045451" calcext:value-type="float">
            <text:p>0.83634461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COS(RADIANS([.D42]))" office:value-type="float" office:value="0.819152044288992" calcext:value-type="float">
            <text:p>0.8191520443</text:p>
          </table:table-cell>
          <table:table-cell table:formula="of:=MAX(COS(RADIANS([.D42]));0)" office:value-type="float" office:value="0.819152044288992" calcext:value-type="float">
            <text:p>0.8191520443</text:p>
          </table:table-cell>
          <table:table-cell table:formula="of:=(COS(RADIANS([.D42]))/2+0.5)^[.G$5]" office:value-type="float" office:value="0.827328540060205" calcext:value-type="float">
            <text:p>0.82732854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COS(RADIANS([.D43]))" office:value-type="float" office:value="0.809016994374947" calcext:value-type="float">
            <text:p>0.8090169944</text:p>
          </table:table-cell>
          <table:table-cell table:formula="of:=MAX(COS(RADIANS([.D43]));0)" office:value-type="float" office:value="0.809016994374947" calcext:value-type="float">
            <text:p>0.8090169944</text:p>
          </table:table-cell>
          <table:table-cell table:formula="of:=(COS(RADIANS([.D43]))/2+0.5)^[.G$5]" office:value-type="float" office:value="0.818135621484342" calcext:value-type="float">
            <text:p>0.81813562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COS(RADIANS([.D44]))" office:value-type="float" office:value="0.798635510047293" calcext:value-type="float">
            <text:p>0.79863551</text:p>
          </table:table-cell>
          <table:table-cell table:formula="of:=MAX(COS(RADIANS([.D44]));0)" office:value-type="float" office:value="0.798635510047293" calcext:value-type="float">
            <text:p>0.79863551</text:p>
          </table:table-cell>
          <table:table-cell table:formula="of:=(COS(RADIANS([.D44]))/2+0.5)^[.G$5]" office:value-type="float" office:value="0.808772424500771" calcext:value-type="float">
            <text:p>0.80877242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COS(RADIANS([.D45]))" office:value-type="float" office:value="0.788010753606722" calcext:value-type="float">
            <text:p>0.7880107536</text:p>
          </table:table-cell>
          <table:table-cell table:formula="of:=MAX(COS(RADIANS([.D45]));0)" office:value-type="float" office:value="0.788010753606722" calcext:value-type="float">
            <text:p>0.7880107536</text:p>
          </table:table-cell>
          <table:table-cell table:formula="of:=(COS(RADIANS([.D45]))/2+0.5)^[.G$5]" office:value-type="float" office:value="0.799245613753319" calcext:value-type="float">
            <text:p>0.79924561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COS(RADIANS([.D46]))" office:value-type="float" office:value="0.777145961456971" calcext:value-type="float">
            <text:p>0.7771459615</text:p>
          </table:table-cell>
          <table:table-cell table:formula="of:=MAX(COS(RADIANS([.D46]));0)" office:value-type="float" office:value="0.777145961456971" calcext:value-type="float">
            <text:p>0.7771459615</text:p>
          </table:table-cell>
          <table:table-cell table:formula="of:=(COS(RADIANS([.D46]))/2+0.5)^[.G$5]" office:value-type="float" office:value="0.789561942080705" calcext:value-type="float">
            <text:p>0.78956194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COS(RADIANS([.D47]))" office:value-type="float" office:value="0.766044443118978" calcext:value-type="float">
            <text:p>0.7660444431</text:p>
          </table:table-cell>
          <table:table-cell table:formula="of:=MAX(COS(RADIANS([.D47]));0)" office:value-type="float" office:value="0.766044443118978" calcext:value-type="float">
            <text:p>0.7660444431</text:p>
          </table:table-cell>
          <table:table-cell table:formula="of:=(COS(RADIANS([.D47]))/2+0.5)^[.G$5]" office:value-type="float" office:value="0.779728243767855" calcext:value-type="float">
            <text:p>0.77972824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COS(RADIANS([.D48]))" office:value-type="float" office:value="0.754709580222772" calcext:value-type="float">
            <text:p>0.7547095802</text:p>
          </table:table-cell>
          <table:table-cell table:formula="of:=MAX(COS(RADIANS([.D48]));0)" office:value-type="float" office:value="0.754709580222772" calcext:value-type="float">
            <text:p>0.7547095802</text:p>
          </table:table-cell>
          <table:table-cell table:formula="of:=(COS(RADIANS([.D48]))/2+0.5)^[.G$5]" office:value-type="float" office:value="0.769751427731394" calcext:value-type="float">
            <text:p>0.76975142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COS(RADIANS([.D49]))" office:value-type="float" office:value="0.743144825477394" calcext:value-type="float">
            <text:p>0.7431448255</text:p>
          </table:table-cell>
          <table:table-cell table:formula="of:=MAX(COS(RADIANS([.D49]));0)" office:value-type="float" office:value="0.743144825477394" calcext:value-type="float">
            <text:p>0.7431448255</text:p>
          </table:table-cell>
          <table:table-cell table:formula="of:=(COS(RADIANS([.D49]))/2+0.5)^[.G$5]" office:value-type="float" office:value="0.759638470647154" calcext:value-type="float">
            <text:p>0.75963847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COS(RADIANS([.D50]))" office:value-type="float" office:value="0.73135370161917" calcext:value-type="float">
            <text:p>0.7313537016</text:p>
          </table:table-cell>
          <table:table-cell table:formula="of:=MAX(COS(RADIANS([.D50]));0)" office:value-type="float" office:value="0.73135370161917" calcext:value-type="float">
            <text:p>0.7313537016</text:p>
          </table:table-cell>
          <table:table-cell table:formula="of:=(COS(RADIANS([.D50]))/2+0.5)^[.G$5]" office:value-type="float" office:value="0.749396410027601" calcext:value-type="float">
            <text:p>0.749396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COS(RADIANS([.D51]))" office:value-type="float" office:value="0.719339800338651" calcext:value-type="float">
            <text:p>0.7193398003</text:p>
          </table:table-cell>
          <table:table-cell table:formula="of:=MAX(COS(RADIANS([.D51]));0)" office:value-type="float" office:value="0.719339800338651" calcext:value-type="float">
            <text:p>0.7193398003</text:p>
          </table:table-cell>
          <table:table-cell table:formula="of:=(COS(RADIANS([.D51]))/2+0.5)^[.G$5]" office:value-type="float" office:value="0.739032337257138" calcext:value-type="float">
            <text:p>0.739032337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COS(RADIANS([.D52]))" office:value-type="float" office:value="0.707106781186548" calcext:value-type="float">
            <text:p>0.7071067812</text:p>
          </table:table-cell>
          <table:table-cell table:formula="of:=MAX(COS(RADIANS([.D52]));0)" office:value-type="float" office:value="0.707106781186548" calcext:value-type="float">
            <text:p>0.7071067812</text:p>
          </table:table-cell>
          <table:table-cell table:formula="of:=(COS(RADIANS([.D52]))/2+0.5)^[.G$5]" office:value-type="float" office:value="0.728553390593274" calcext:value-type="float">
            <text:p>0.72855339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COS(RADIANS([.D53]))" office:value-type="float" office:value="0.694658370458997" calcext:value-type="float">
            <text:p>0.6946583705</text:p>
          </table:table-cell>
          <table:table-cell table:formula="of:=MAX(COS(RADIANS([.D53]));0)" office:value-type="float" office:value="0.694658370458997" calcext:value-type="float">
            <text:p>0.6946583705</text:p>
          </table:table-cell>
          <table:table-cell table:formula="of:=(COS(RADIANS([.D53]))/2+0.5)^[.G$5]" office:value-type="float" office:value="0.717966748141686" calcext:value-type="float">
            <text:p>0.71796674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COS(RADIANS([.D54]))" office:value-type="float" office:value="0.681998360062498" calcext:value-type="float">
            <text:p>0.6819983601</text:p>
          </table:table-cell>
          <table:table-cell table:formula="of:=MAX(COS(RADIANS([.D54]));0)" office:value-type="float" office:value="0.681998360062498" calcext:value-type="float">
            <text:p>0.6819983601</text:p>
          </table:table-cell>
          <table:table-cell table:formula="of:=(COS(RADIANS([.D54]))/2+0.5)^[.G$5]" office:value-type="float" office:value="0.707279620813234" calcext:value-type="float">
            <text:p>0.70727962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COS(RADIANS([.D55]))" office:value-type="float" office:value="0.669130606358858" calcext:value-type="float">
            <text:p>0.6691306064</text:p>
          </table:table-cell>
          <table:table-cell table:formula="of:=MAX(COS(RADIANS([.D55]));0)" office:value-type="float" office:value="0.669130606358858" calcext:value-type="float">
            <text:p>0.6691306064</text:p>
          </table:table-cell>
          <table:table-cell table:formula="of:=(COS(RADIANS([.D55]))/2+0.5)^[.G$5]" office:value-type="float" office:value="0.696499245270972" calcext:value-type="float">
            <text:p>0.696499245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COS(RADIANS([.D56]))" office:value-type="float" office:value="0.656059028990507" calcext:value-type="float">
            <text:p>0.656059029</text:p>
          </table:table-cell>
          <table:table-cell table:formula="of:=MAX(COS(RADIANS([.D56]));0)" office:value-type="float" office:value="0.656059028990507" calcext:value-type="float">
            <text:p>0.656059029</text:p>
          </table:table-cell>
          <table:table-cell table:formula="of:=(COS(RADIANS([.D56]))/2+0.5)^[.G$5]" office:value-type="float" office:value="0.685632876875245" calcext:value-type="float">
            <text:p>0.685632876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COS(RADIANS([.D57]))" office:value-type="float" office:value="0.642787609686539" calcext:value-type="float">
            <text:p>0.6427876097</text:p>
          </table:table-cell>
          <table:table-cell table:formula="of:=MAX(COS(RADIANS([.D57]));0)" office:value-type="float" office:value="0.642787609686539" calcext:value-type="float">
            <text:p>0.6427876097</text:p>
          </table:table-cell>
          <table:table-cell table:formula="of:=(COS(RADIANS([.D57]))/2+0.5)^[.G$5]" office:value-type="float" office:value="0.674687782634903" calcext:value-type="float">
            <text:p>0.67468778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COS(RADIANS([.D58]))" office:value-type="float" office:value="0.629320391049837" calcext:value-type="float">
            <text:p>0.629320391</text:p>
          </table:table-cell>
          <table:table-cell table:formula="of:=MAX(COS(RADIANS([.D58]));0)" office:value-type="float" office:value="0.629320391049837" calcext:value-type="float">
            <text:p>0.629320391</text:p>
          </table:table-cell>
          <table:table-cell table:formula="of:=(COS(RADIANS([.D58]))/2+0.5)^[.G$5]" office:value-type="float" office:value="0.663671234172699" calcext:value-type="float">
            <text:p>0.663671234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COS(RADIANS([.D59]))" office:value-type="float" office:value="0.615661475325658" calcext:value-type="float">
            <text:p>0.6156614753</text:p>
          </table:table-cell>
          <table:table-cell table:formula="of:=MAX(COS(RADIANS([.D59]));0)" office:value-type="float" office:value="0.615661475325658" calcext:value-type="float">
            <text:p>0.6156614753</text:p>
          </table:table-cell>
          <table:table-cell table:formula="of:=(COS(RADIANS([.D59]))/2+0.5)^[.G$5]" office:value-type="float" office:value="0.652590500712871" calcext:value-type="float">
            <text:p>0.65259050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COS(RADIANS([.D60]))" office:value-type="float" office:value="0.601815023152048" calcext:value-type="float">
            <text:p>0.6018150232</text:p>
          </table:table-cell>
          <table:table-cell table:formula="of:=MAX(COS(RADIANS([.D60]));0)" office:value-type="float" office:value="0.601815023152048" calcext:value-type="float">
            <text:p>0.6018150232</text:p>
          </table:table-cell>
          <table:table-cell table:formula="of:=(COS(RADIANS([.D60]))/2+0.5)^[.G$5]" office:value-type="float" office:value="0.641452842098899" calcext:value-type="float">
            <text:p>0.64145284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COS(RADIANS([.D61]))" office:value-type="float" office:value="0.587785252292473" calcext:value-type="float">
            <text:p>0.5877852523</text:p>
          </table:table-cell>
          <table:table-cell table:formula="of:=MAX(COS(RADIANS([.D61]));0)" office:value-type="float" office:value="0.587785252292473" calcext:value-type="float">
            <text:p>0.5877852523</text:p>
          </table:table-cell>
          <table:table-cell table:formula="of:=(COS(RADIANS([.D61]))/2+0.5)^[.G$5]" office:value-type="float" office:value="0.630265501849368" calcext:value-type="float">
            <text:p>0.63026550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COS(RADIANS([.D62]))" office:value-type="float" office:value="0.573576436351046" calcext:value-type="float">
            <text:p>0.5735764364</text:p>
          </table:table-cell>
          <table:table-cell table:formula="of:=MAX(COS(RADIANS([.D62]));0)" office:value-type="float" office:value="0.573576436351046" calcext:value-type="float">
            <text:p>0.5735764364</text:p>
          </table:table-cell>
          <table:table-cell table:formula="of:=(COS(RADIANS([.D62]))/2+0.5)^[.G$5]" office:value-type="float" office:value="0.619035700259814" calcext:value-type="float">
            <text:p>0.619035700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COS(RADIANS([.D63]))" office:value-type="float" office:value="0.559192903470747" calcext:value-type="float">
            <text:p>0.5591929035</text:p>
          </table:table-cell>
          <table:table-cell table:formula="of:=MAX(COS(RADIANS([.D63]));0)" office:value-type="float" office:value="0.559192903470747" calcext:value-type="float">
            <text:p>0.5591929035</text:p>
          </table:table-cell>
          <table:table-cell table:formula="of:=(COS(RADIANS([.D63]))/2+0.5)^[.G$5]" office:value-type="float" office:value="0.607770627558384" calcext:value-type="float">
            <text:p>0.607770627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COS(RADIANS([.D64]))" office:value-type="float" office:value="0.544639035015027" calcext:value-type="float">
            <text:p>0.544639035</text:p>
          </table:table-cell>
          <table:table-cell table:formula="of:=MAX(COS(RADIANS([.D64]));0)" office:value-type="float" office:value="0.544639035015027" calcext:value-type="float">
            <text:p>0.544639035</text:p>
          </table:table-cell>
          <table:table-cell table:formula="of:=(COS(RADIANS([.D64]))/2+0.5)^[.G$5]" office:value-type="float" office:value="0.596477437123038" calcext:value-type="float">
            <text:p>0.59647743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COS(RADIANS([.D65]))" office:value-type="float" office:value="0.529919264233205" calcext:value-type="float">
            <text:p>0.5299192642</text:p>
          </table:table-cell>
          <table:table-cell table:formula="of:=MAX(COS(RADIANS([.D65]));0)" office:value-type="float" office:value="0.529919264233205" calcext:value-type="float">
            <text:p>0.5299192642</text:p>
          </table:table-cell>
          <table:table-cell table:formula="of:=(COS(RADIANS([.D65]))/2+0.5)^[.G$5]" office:value-type="float" office:value="0.585163238767968" calcext:value-type="float">
            <text:p>0.585163238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COS(RADIANS([.D66]))" office:value-type="float" office:value="0.515038074910054" calcext:value-type="float">
            <text:p>0.5150380749</text:p>
          </table:table-cell>
          <table:table-cell table:formula="of:=MAX(COS(RADIANS([.D66]));0)" office:value-type="float" office:value="0.515038074910054" calcext:value-type="float">
            <text:p>0.5150380749</text:p>
          </table:table-cell>
          <table:table-cell table:formula="of:=(COS(RADIANS([.D66]))/2+0.5)^[.G$5]" office:value-type="float" office:value="0.573835092106791" calcext:value-type="float">
            <text:p>0.57383509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COS(RADIANS([.D67]))" office:value-type="float" office:value="0.5" calcext:value-type="float">
            <text:p>0.5</text:p>
          </table:table-cell>
          <table:table-cell table:formula="of:=MAX(COS(RADIANS([.D67]));0)" office:value-type="float" office:value="0.5" calcext:value-type="float">
            <text:p>0.5</text:p>
          </table:table-cell>
          <table:table-cell table:formula="of:=(COS(RADIANS([.D67]))/2+0.5)^[.G$5]" office:value-type="float" office:value="0.5625" calcext:value-type="float">
            <text:p>0.56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COS(RADIANS([.D68]))" office:value-type="float" office:value="0.484809620246337" calcext:value-type="float">
            <text:p>0.4848096202</text:p>
          </table:table-cell>
          <table:table-cell table:formula="of:=MAX(COS(RADIANS([.D68]));0)" office:value-type="float" office:value="0.484809620246337" calcext:value-type="float">
            <text:p>0.4848096202</text:p>
          </table:table-cell>
          <table:table-cell table:formula="of:=(COS(RADIANS([.D68]))/2+0.5)^[.G$5]" office:value-type="float" office:value="0.551164902094018" calcext:value-type="float">
            <text:p>0.55116490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COS(RADIANS([.D69]))" office:value-type="float" office:value="0.469471562785891" calcext:value-type="float">
            <text:p>0.4694715628</text:p>
          </table:table-cell>
          <table:table-cell table:formula="of:=MAX(COS(RADIANS([.D69]));0)" office:value-type="float" office:value="0.469471562785891" calcext:value-type="float">
            <text:p>0.4694715628</text:p>
          </table:table-cell>
          <table:table-cell table:formula="of:=(COS(RADIANS([.D69]))/2+0.5)^[.G$5]" office:value-type="float" office:value="0.539836668459102" calcext:value-type="float">
            <text:p>0.53983666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COS(RADIANS([.D70]))" office:value-type="float" office:value="0.453990499739547" calcext:value-type="float">
            <text:p>0.4539904997</text:p>
          </table:table-cell>
          <table:table-cell table:formula="of:=MAX(COS(RADIANS([.D70]));0)" office:value-type="float" office:value="0.453990499739547" calcext:value-type="float">
            <text:p>0.4539904997</text:p>
          </table:table-cell>
          <table:table-cell table:formula="of:=(COS(RADIANS([.D70]))/2+0.5)^[.G$5]" office:value-type="float" office:value="0.528522093333214" calcext:value-type="float">
            <text:p>0.52852209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COS(RADIANS([.D71]))" office:value-type="float" office:value="0.438371146789077" calcext:value-type="float">
            <text:p>0.4383711468</text:p>
          </table:table-cell>
          <table:table-cell table:formula="of:=MAX(COS(RADIANS([.D71]));0)" office:value-type="float" office:value="0.438371146789077" calcext:value-type="float">
            <text:p>0.4383711468</text:p>
          </table:table-cell>
          <table:table-cell table:formula="of:=(COS(RADIANS([.D71]))/2+0.5)^[.G$5]" office:value-type="float" office:value="0.517227888978831" calcext:value-type="float">
            <text:p>0.5172278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COS(RADIANS([.D72]))" office:value-type="float" office:value="0.422618261740699" calcext:value-type="float">
            <text:p>0.4226182617</text:p>
          </table:table-cell>
          <table:table-cell table:formula="of:=MAX(COS(RADIANS([.D72]));0)" office:value-type="float" office:value="0.422618261740699" calcext:value-type="float">
            <text:p>0.4226182617</text:p>
          </table:table-cell>
          <table:table-cell table:formula="of:=(COS(RADIANS([.D72]))/2+0.5)^[.G$5]" office:value-type="float" office:value="0.505960679659532" calcext:value-type="float">
            <text:p>0.50596067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COS(RADIANS([.D73]))" office:value-type="float" office:value="0.4067366430758" calcext:value-type="float">
            <text:p>0.4067366431</text:p>
          </table:table-cell>
          <table:table-cell table:formula="of:=MAX(COS(RADIANS([.D73]));0)" office:value-type="float" office:value="0.4067366430758" calcext:value-type="float">
            <text:p>0.4067366431</text:p>
          </table:table-cell>
          <table:table-cell table:formula="of:=(COS(RADIANS([.D73]))/2+0.5)^[.G$5]" office:value-type="float" office:value="0.494726995743043" calcext:value-type="float">
            <text:p>0.494726995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COS(RADIANS([.D74]))" office:value-type="float" office:value="0.390731128489274" calcext:value-type="float">
            <text:p>0.3907311285</text:p>
          </table:table-cell>
          <table:table-cell table:formula="of:=MAX(COS(RADIANS([.D74]));0)" office:value-type="float" office:value="0.390731128489274" calcext:value-type="float">
            <text:p>0.3907311285</text:p>
          </table:table-cell>
          <table:table-cell table:formula="of:=(COS(RADIANS([.D74]))/2+0.5)^[.G$5]" office:value-type="float" office:value="0.483533267937262" calcext:value-type="float">
            <text:p>0.48353326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COS(RADIANS([.D75]))" office:value-type="float" office:value="0.374606593415912" calcext:value-type="float">
            <text:p>0.3746065934</text:p>
          </table:table-cell>
          <table:table-cell table:formula="of:=MAX(COS(RADIANS([.D75]));0)" office:value-type="float" office:value="0.374606593415912" calcext:value-type="float">
            <text:p>0.3746065934</text:p>
          </table:table-cell>
          <table:table-cell table:formula="of:=(COS(RADIANS([.D75]))/2+0.5)^[.G$5]" office:value-type="float" office:value="0.472385821665625" calcext:value-type="float">
            <text:p>0.472385821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COS(RADIANS([.D76]))" office:value-type="float" office:value="0.3583679495453" calcext:value-type="float">
            <text:p>0.3583679495</text:p>
          </table:table-cell>
          <table:table-cell table:formula="of:=MAX(COS(RADIANS([.D76]));0)" office:value-type="float" office:value="0.3583679495453" calcext:value-type="float">
            <text:p>0.3583679495</text:p>
          </table:table-cell>
          <table:table-cell table:formula="of:=(COS(RADIANS([.D76]))/2+0.5)^[.G$5]" office:value-type="float" office:value="0.461290871587976" calcext:value-type="float">
            <text:p>0.46129087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COS(RADIANS([.D77]))" office:value-type="float" office:value="0.342020143325669" calcext:value-type="float">
            <text:p>0.3420201433</text:p>
          </table:table-cell>
          <table:table-cell table:formula="of:=MAX(COS(RADIANS([.D77]));0)" office:value-type="float" office:value="0.342020143325669" calcext:value-type="float">
            <text:p>0.3420201433</text:p>
          </table:table-cell>
          <table:table-cell table:formula="of:=(COS(RADIANS([.D77]))/2+0.5)^[.G$5]" office:value-type="float" office:value="0.450254516272962" calcext:value-type="float">
            <text:p>0.450254516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COS(RADIANS([.D78]))" office:value-type="float" office:value="0.325568154457157" calcext:value-type="float">
            <text:p>0.3255681545</text:p>
          </table:table-cell>
          <table:table-cell table:formula="of:=MAX(COS(RADIANS([.D78]));0)" office:value-type="float" office:value="0.325568154457157" calcext:value-type="float">
            <text:p>0.3255681545</text:p>
          </table:table-cell>
          <table:table-cell table:formula="of:=(COS(RADIANS([.D78]))/2+0.5)^[.G$5]" office:value-type="float" office:value="0.439282733027738" calcext:value-type="float">
            <text:p>0.4392827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COS(RADIANS([.D79]))" office:value-type="float" office:value="0.309016994374947" calcext:value-type="float">
            <text:p>0.3090169944</text:p>
          </table:table-cell>
          <table:table-cell table:formula="of:=MAX(COS(RADIANS([.D79]));0)" office:value-type="float" office:value="0.309016994374947" calcext:value-type="float">
            <text:p>0.3090169944</text:p>
          </table:table-cell>
          <table:table-cell table:formula="of:=(COS(RADIANS([.D79]))/2+0.5)^[.G$5]" office:value-type="float" office:value="0.428381372890605" calcext:value-type="float">
            <text:p>0.42838137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COS(RADIANS([.D80]))" office:value-type="float" office:value="0.292371704722737" calcext:value-type="float">
            <text:p>0.2923717047</text:p>
          </table:table-cell>
          <table:table-cell table:formula="of:=MAX(COS(RADIANS([.D80]));0)" office:value-type="float" office:value="0.292371704722737" calcext:value-type="float">
            <text:p>0.2923717047</text:p>
          </table:table-cell>
          <table:table-cell table:formula="of:=(COS(RADIANS([.D80]))/2+0.5)^[.G$5]" office:value-type="float" office:value="0.417556155791988" calcext:value-type="float">
            <text:p>0.41755615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COS(RADIANS([.D81]))" office:value-type="float" office:value="0.275637355816999" calcext:value-type="float">
            <text:p>0.2756373558</text:p>
          </table:table-cell>
          <table:table-cell table:formula="of:=MAX(COS(RADIANS([.D81]));0)" office:value-type="float" office:value="0.275637355816999" calcext:value-type="float">
            <text:p>0.2756373558</text:p>
          </table:table-cell>
          <table:table-cell table:formula="of:=(COS(RADIANS([.D81]))/2+0.5)^[.G$5]" office:value-type="float" office:value="0.406812665888946" calcext:value-type="float">
            <text:p>0.40681266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COS(RADIANS([.D82]))" office:value-type="float" office:value="0.258819045102521" calcext:value-type="float">
            <text:p>0.2588190451</text:p>
          </table:table-cell>
          <table:table-cell table:formula="of:=MAX(COS(RADIANS([.D82]));0)" office:value-type="float" office:value="0.258819045102521" calcext:value-type="float">
            <text:p>0.2588190451</text:p>
          </table:table-cell>
          <table:table-cell table:formula="of:=(COS(RADIANS([.D82]))/2+0.5)^[.G$5]" office:value-type="float" office:value="0.396156347078206" calcext:value-type="float">
            <text:p>0.39615634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COS(RADIANS([.D83]))" office:value-type="float" office:value="0.241921895599668" calcext:value-type="float">
            <text:p>0.2419218956</text:p>
          </table:table-cell>
          <table:table-cell table:formula="of:=MAX(COS(RADIANS([.D83]));0)" office:value-type="float" office:value="0.241921895599668" calcext:value-type="float">
            <text:p>0.2419218956</text:p>
          </table:table-cell>
          <table:table-cell table:formula="of:=(COS(RADIANS([.D83]))/2+0.5)^[.G$5]" office:value-type="float" office:value="0.385592498692468" calcext:value-type="float">
            <text:p>0.385592498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COS(RADIANS([.D84]))" office:value-type="float" office:value="0.224951054343865" calcext:value-type="float">
            <text:p>0.2249510543</text:p>
          </table:table-cell>
          <table:table-cell table:formula="of:=MAX(COS(RADIANS([.D84]));0)" office:value-type="float" office:value="0.224951054343865" calcext:value-type="float">
            <text:p>0.2249510543</text:p>
          </table:table-cell>
          <table:table-cell table:formula="of:=(COS(RADIANS([.D84]))/2+0.5)^[.G$5]" office:value-type="float" office:value="0.375126271384537" calcext:value-type="float">
            <text:p>0.37512627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COS(RADIANS([.D85]))" office:value-type="float" office:value="0.207911690817759" calcext:value-type="float">
            <text:p>0.2079116908</text:p>
          </table:table-cell>
          <table:table-cell table:formula="of:=MAX(COS(RADIANS([.D85]));0)" office:value-type="float" office:value="0.207911690817759" calcext:value-type="float">
            <text:p>0.2079116908</text:p>
          </table:table-cell>
          <table:table-cell table:formula="of:=(COS(RADIANS([.D85]))/2+0.5)^[.G$5]" office:value-type="float" office:value="0.364762663203555" calcext:value-type="float">
            <text:p>0.36476266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COS(RADIANS([.D86]))" office:value-type="float" office:value="0.190808995376545" calcext:value-type="float">
            <text:p>0.1908089954</text:p>
          </table:table-cell>
          <table:table-cell table:formula="of:=MAX(COS(RADIANS([.D86]));0)" office:value-type="float" office:value="0.190808995376545" calcext:value-type="float">
            <text:p>0.1908089954</text:p>
          </table:table-cell>
          <table:table-cell table:formula="of:=(COS(RADIANS([.D86]))/2+0.5)^[.G$5]" office:value-type="float" office:value="0.354506515867424" calcext:value-type="float">
            <text:p>0.35450651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COS(RADIANS([.D87]))" office:value-type="float" office:value="0.17364817766693" calcext:value-type="float">
            <text:p>0.1736481777</text:p>
          </table:table-cell>
          <table:table-cell table:formula="of:=MAX(COS(RADIANS([.D87]));0)" office:value-type="float" office:value="0.17364817766693" calcext:value-type="float">
            <text:p>0.1736481777</text:p>
          </table:table-cell>
          <table:table-cell table:formula="of:=(COS(RADIANS([.D87]))/2+0.5)^[.G$5]" office:value-type="float" office:value="0.344362511235227" calcext:value-type="float">
            <text:p>0.34436251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COS(RADIANS([.D88]))" office:value-type="float" office:value="0.156434465040231" calcext:value-type="float">
            <text:p>0.156434465</text:p>
          </table:table-cell>
          <table:table-cell table:formula="of:=MAX(COS(RADIANS([.D88]));0)" office:value-type="float" office:value="0.156434465040231" calcext:value-type="float">
            <text:p>0.156434465</text:p>
          </table:table-cell>
          <table:table-cell table:formula="of:=(COS(RADIANS([.D88]))/2+0.5)^[.G$5]" office:value-type="float" office:value="0.334335167983221" calcext:value-type="float">
            <text:p>0.33433516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COS(RADIANS([.D89]))" office:value-type="float" office:value="0.139173100960065" calcext:value-type="float">
            <text:p>0.139173101</text:p>
          </table:table-cell>
          <table:table-cell table:formula="of:=MAX(COS(RADIANS([.D89]));0)" office:value-type="float" office:value="0.139173100960065" calcext:value-type="float">
            <text:p>0.139173101</text:p>
          </table:table-cell>
          <table:table-cell table:formula="of:=(COS(RADIANS([.D89]))/2+0.5)^[.G$5]" office:value-type="float" office:value="0.324428838487743" calcext:value-type="float">
            <text:p>0.32442883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formula="of:=COS(RADIANS([.D90]))" office:value-type="float" office:value="0.121869343405147" calcext:value-type="float">
            <text:p>0.1218693434</text:p>
          </table:table-cell>
          <table:table-cell table:formula="of:=MAX(COS(RADIANS([.D90]));0)" office:value-type="float" office:value="0.121869343405147" calcext:value-type="float">
            <text:p>0.1218693434</text:p>
          </table:table-cell>
          <table:table-cell table:formula="of:=(COS(RADIANS([.D90]))/2+0.5)^[.G$5]" office:value-type="float" office:value="0.314647705918074" calcext:value-type="float">
            <text:p>0.31464770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formula="of:=COS(RADIANS([.D91]))" office:value-type="float" office:value="0.104528463267653" calcext:value-type="float">
            <text:p>0.1045284633</text:p>
          </table:table-cell>
          <table:table-cell table:formula="of:=MAX(COS(RADIANS([.D91]));0)" office:value-type="float" office:value="0.104528463267653" calcext:value-type="float">
            <text:p>0.1045284633</text:p>
          </table:table-cell>
          <table:table-cell table:formula="of:=(COS(RADIANS([.D91]))/2+0.5)^[.G$5]" office:value-type="float" office:value="0.304995781542101" calcext:value-type="float">
            <text:p>0.30499578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COS(RADIANS([.D92]))" office:value-type="float" office:value="0.0871557427476581" calcext:value-type="float">
            <text:p>0.0871557427</text:p>
          </table:table-cell>
          <table:table-cell table:formula="of:=MAX(COS(RADIANS([.D92]));0)" office:value-type="float" office:value="0.0871557427476581" calcext:value-type="float">
            <text:p>0.0871557427</text:p>
          </table:table-cell>
          <table:table-cell table:formula="of:=(COS(RADIANS([.D92]))/2+0.5)^[.G$5]" office:value-type="float" office:value="0.295476902247303" calcext:value-type="float">
            <text:p>0.29547690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formula="of:=COS(RADIANS([.D93]))" office:value-type="float" office:value="0.0697564737441252" calcext:value-type="float">
            <text:p>0.0697564737</text:p>
          </table:table-cell>
          <table:table-cell table:formula="of:=MAX(COS(RADIANS([.D93]));0)" office:value-type="float" office:value="0.0697564737441252" calcext:value-type="float">
            <text:p>0.0697564737</text:p>
          </table:table-cell>
          <table:table-cell table:formula="of:=(COS(RADIANS([.D93]))/2+0.5)^[.G$5]" office:value-type="float" office:value="0.286094728279366" calcext:value-type="float">
            <text:p>0.286094728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formula="of:=COS(RADIANS([.D94]))" office:value-type="float" office:value="0.052335956242944" calcext:value-type="float">
            <text:p>0.0523359562</text:p>
          </table:table-cell>
          <table:table-cell table:formula="of:=MAX(COS(RADIANS([.D94]));0)" office:value-type="float" office:value="0.052335956242944" calcext:value-type="float">
            <text:p>0.0523359562</text:p>
          </table:table-cell>
          <table:table-cell table:formula="of:=(COS(RADIANS([.D94]))/2+0.5)^[.G$5]" office:value-type="float" office:value="0.276852741200438" calcext:value-type="float">
            <text:p>0.27685274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COS(RADIANS([.D95]))" office:value-type="float" office:value="0.0348994967025011" calcext:value-type="float">
            <text:p>0.0348994967</text:p>
          </table:table-cell>
          <table:table-cell table:formula="of:=MAX(COS(RADIANS([.D95]));0)" office:value-type="float" office:value="0.0348994967025011" calcext:value-type="float">
            <text:p>0.0348994967</text:p>
          </table:table-cell>
          <table:table-cell table:formula="of:=(COS(RADIANS([.D95]))/2+0.5)^[.G$5]" office:value-type="float" office:value="0.267754242068772" calcext:value-type="float">
            <text:p>0.26775424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COS(RADIANS([.D96]))" office:value-type="float" office:value="0.0174524064372836" calcext:value-type="float">
            <text:p>0.0174524064</text:p>
          </table:table-cell>
          <table:table-cell table:formula="of:=MAX(COS(RADIANS([.D96]));0)" office:value-type="float" office:value="0.0174524064372836" calcext:value-type="float">
            <text:p>0.0174524064</text:p>
          </table:table-cell>
          <table:table-cell table:formula="of:=(COS(RADIANS([.D96]))/2+0.5)^[.G$5]" office:value-type="float" office:value="0.258802349841255" calcext:value-type="float">
            <text:p>0.258802349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COS(RADIANS([.D97]))" office:value-type="float" office:value="6.12323399573677E-017" calcext:value-type="float">
            <text:p>6.12323399573677E-17</text:p>
          </table:table-cell>
          <table:table-cell table:formula="of:=MAX(COS(RADIANS([.D97]));0)" office:value-type="float" office:value="6.12323399573677E-017" calcext:value-type="float">
            <text:p>6.12323399573677E-17</text:p>
          </table:table-cell>
          <table:table-cell table:formula="of:=(COS(RADIANS([.D97]))/2+0.5)^[.G$5]"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formula="of:=COS(RADIANS([.D98]))" office:value-type="float" office:value="-0.0174524064372835" calcext:value-type="float">
            <text:p>-0.0174524064</text:p>
          </table:table-cell>
          <table:table-cell table:formula="of:=MAX(COS(RADIANS([.D98]));0)" office:value-type="float" office:value="0" calcext:value-type="float">
            <text:p>0</text:p>
          </table:table-cell>
          <table:table-cell table:formula="of:=(COS(RADIANS([.D98]))/2+0.5)^[.G$5]" office:value-type="float" office:value="0.241349943403971" calcext:value-type="float">
            <text:p>0.24134994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formula="of:=COS(RADIANS([.D99]))" office:value-type="float" office:value="-0.034899496702501" calcext:value-type="float">
            <text:p>-0.0348994967</text:p>
          </table:table-cell>
          <table:table-cell table:formula="of:=MAX(COS(RADIANS([.D99]));0)" office:value-type="float" office:value="0" calcext:value-type="float">
            <text:p>0</text:p>
          </table:table-cell>
          <table:table-cell table:formula="of:=(COS(RADIANS([.D99]))/2+0.5)^[.G$5]" office:value-type="float" office:value="0.232854745366271" calcext:value-type="float">
            <text:p>0.23285474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formula="of:=COS(RADIANS([.D100]))" office:value-type="float" office:value="-0.0523359562429438" calcext:value-type="float">
            <text:p>-0.0523359562</text:p>
          </table:table-cell>
          <table:table-cell table:formula="of:=MAX(COS(RADIANS([.D100]));0)" office:value-type="float" office:value="0" calcext:value-type="float">
            <text:p>0</text:p>
          </table:table-cell>
          <table:table-cell table:formula="of:=(COS(RADIANS([.D100]))/2+0.5)^[.G$5]" office:value-type="float" office:value="0.224516784957494" calcext:value-type="float">
            <text:p>0.2245167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formula="of:=COS(RADIANS([.D101]))" office:value-type="float" office:value="-0.0697564737441253" calcext:value-type="float">
            <text:p>-0.0697564737</text:p>
          </table:table-cell>
          <table:table-cell table:formula="of:=MAX(COS(RADIANS([.D101]));0)" office:value-type="float" office:value="0" calcext:value-type="float">
            <text:p>0</text:p>
          </table:table-cell>
          <table:table-cell table:formula="of:=(COS(RADIANS([.D101]))/2+0.5)^[.G$5]" office:value-type="float" office:value="0.216338254535241" calcext:value-type="float">
            <text:p>0.21633825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COS(RADIANS([.D102]))" office:value-type="float" office:value="-0.0871557427476582" calcext:value-type="float">
            <text:p>-0.0871557427</text:p>
          </table:table-cell>
          <table:table-cell table:formula="of:=MAX(COS(RADIANS([.D102]));0)" office:value-type="float" office:value="0" calcext:value-type="float">
            <text:p>0</text:p>
          </table:table-cell>
          <table:table-cell table:formula="of:=(COS(RADIANS([.D102]))/2+0.5)^[.G$5]" office:value-type="float" office:value="0.208321159499645" calcext:value-type="float">
            <text:p>0.20832115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formula="of:=COS(RADIANS([.D103]))" office:value-type="float" office:value="-0.104528463267654" calcext:value-type="float">
            <text:p>-0.1045284633</text:p>
          </table:table-cell>
          <table:table-cell table:formula="of:=MAX(COS(RADIANS([.D103]));0)" office:value-type="float" office:value="0" calcext:value-type="float">
            <text:p>0</text:p>
          </table:table-cell>
          <table:table-cell table:formula="of:=(COS(RADIANS([.D103]))/2+0.5)^[.G$5]" office:value-type="float" office:value="0.200467318274447" calcext:value-type="float">
            <text:p>0.200467318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formula="of:=COS(RADIANS([.D104]))" office:value-type="float" office:value="-0.121869343405147" calcext:value-type="float">
            <text:p>-0.1218693434</text:p>
          </table:table-cell>
          <table:table-cell table:formula="of:=MAX(COS(RADIANS([.D104]));0)" office:value-type="float" office:value="0" calcext:value-type="float">
            <text:p>0</text:p>
          </table:table-cell>
          <table:table-cell table:formula="of:=(COS(RADIANS([.D104]))/2+0.5)^[.G$5]" office:value-type="float" office:value="0.192778362512927" calcext:value-type="float">
            <text:p>0.19277836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formula="of:=COS(RADIANS([.D105]))" office:value-type="float" office:value="-0.139173100960065" calcext:value-type="float">
            <text:p>-0.139173101</text:p>
          </table:table-cell>
          <table:table-cell table:formula="of:=MAX(COS(RADIANS([.D105]));0)" office:value-type="float" office:value="0" calcext:value-type="float">
            <text:p>0</text:p>
          </table:table-cell>
          <table:table-cell table:formula="of:=(COS(RADIANS([.D105]))/2+0.5)^[.G$5]" office:value-type="float" office:value="0.185255737527677" calcext:value-type="float">
            <text:p>0.1852557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COS(RADIANS([.D106]))" office:value-type="float" office:value="-0.156434465040231" calcext:value-type="float">
            <text:p>-0.156434465</text:p>
          </table:table-cell>
          <table:table-cell table:formula="of:=MAX(COS(RADIANS([.D106]));0)" office:value-type="float" office:value="0" calcext:value-type="float">
            <text:p>0</text:p>
          </table:table-cell>
          <table:table-cell table:formula="of:=(COS(RADIANS([.D106]))/2+0.5)^[.G$5]" office:value-type="float" office:value="0.17790070294299" calcext:value-type="float">
            <text:p>0.17790070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COS(RADIANS([.D107]))" office:value-type="float" office:value="-0.17364817766693" calcext:value-type="float">
            <text:p>-0.1736481777</text:p>
          </table:table-cell>
          <table:table-cell table:formula="of:=MAX(COS(RADIANS([.D107]));0)" office:value-type="float" office:value="0" calcext:value-type="float">
            <text:p>0</text:p>
          </table:table-cell>
          <table:table-cell table:formula="of:=(COS(RADIANS([.D107]))/2+0.5)^[.G$5]" office:value-type="float" office:value="0.170714333568296" calcext:value-type="float">
            <text:p>0.170714333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formula="of:=COS(RADIANS([.D108]))" office:value-type="float" office:value="-0.190808995376545" calcext:value-type="float">
            <text:p>-0.1908089954</text:p>
          </table:table-cell>
          <table:table-cell table:formula="of:=MAX(COS(RADIANS([.D108]));0)" office:value-type="float" office:value="0" calcext:value-type="float">
            <text:p>0</text:p>
          </table:table-cell>
          <table:table-cell table:formula="of:=(COS(RADIANS([.D108]))/2+0.5)^[.G$5]" office:value-type="float" office:value="0.163697520490879" calcext:value-type="float">
            <text:p>0.16369752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formula="of:=COS(RADIANS([.D109]))" office:value-type="float" office:value="-0.207911690817759" calcext:value-type="float">
            <text:p>-0.2079116908</text:p>
          </table:table-cell>
          <table:table-cell table:formula="of:=MAX(COS(RADIANS([.D109]));0)" office:value-type="float" office:value="0" calcext:value-type="float">
            <text:p>0</text:p>
          </table:table-cell>
          <table:table-cell table:formula="of:=(COS(RADIANS([.D109]))/2+0.5)^[.G$5]" office:value-type="float" office:value="0.156850972385795" calcext:value-type="float">
            <text:p>0.156850972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formula="of:=COS(RADIANS([.D110]))" office:value-type="float" office:value="-0.224951054343865" calcext:value-type="float">
            <text:p>-0.2249510543</text:p>
          </table:table-cell>
          <table:table-cell table:formula="of:=MAX(COS(RADIANS([.D110]));0)" office:value-type="float" office:value="0" calcext:value-type="float">
            <text:p>0</text:p>
          </table:table-cell>
          <table:table-cell table:formula="of:=(COS(RADIANS([.D110]))/2+0.5)^[.G$5]" office:value-type="float" office:value="0.150175217040672" calcext:value-type="float">
            <text:p>0.15017521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formula="of:=COS(RADIANS([.D111]))" office:value-type="float" office:value="-0.241921895599668" calcext:value-type="float">
            <text:p>-0.2419218956</text:p>
          </table:table-cell>
          <table:table-cell table:formula="of:=MAX(COS(RADIANS([.D111]));0)" office:value-type="float" office:value="0" calcext:value-type="float">
            <text:p>0</text:p>
          </table:table-cell>
          <table:table-cell table:formula="of:=(COS(RADIANS([.D111]))/2+0.5)^[.G$5]" office:value-type="float" office:value="0.1436706030928" calcext:value-type="float">
            <text:p>0.143670603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formula="of:=COS(RADIANS([.D112]))" office:value-type="float" office:value="-0.258819045102521" calcext:value-type="float">
            <text:p>-0.2588190451</text:p>
          </table:table-cell>
          <table:table-cell table:formula="of:=MAX(COS(RADIANS([.D112]));0)" office:value-type="float" office:value="0" calcext:value-type="float">
            <text:p>0</text:p>
          </table:table-cell>
          <table:table-cell table:formula="of:=(COS(RADIANS([.D112]))/2+0.5)^[.G$5]" office:value-type="float" office:value="0.137337301975685" calcext:value-type="float">
            <text:p>0.1373373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formula="of:=COS(RADIANS([.D113]))" office:value-type="float" office:value="-0.275637355816999" calcext:value-type="float">
            <text:p>-0.2756373558</text:p>
          </table:table-cell>
          <table:table-cell table:formula="of:=MAX(COS(RADIANS([.D113]));0)" office:value-type="float" office:value="0" calcext:value-type="float">
            <text:p>0</text:p>
          </table:table-cell>
          <table:table-cell table:formula="of:=(COS(RADIANS([.D113]))/2+0.5)^[.G$5]" office:value-type="float" office:value="0.131175310071947" calcext:value-type="float">
            <text:p>0.13117531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formula="of:=COS(RADIANS([.D114]))" office:value-type="float" office:value="-0.292371704722737" calcext:value-type="float">
            <text:p>-0.2923717047</text:p>
          </table:table-cell>
          <table:table-cell table:formula="of:=MAX(COS(RADIANS([.D114]));0)" office:value-type="float" office:value="0" calcext:value-type="float">
            <text:p>0</text:p>
          </table:table-cell>
          <table:table-cell table:formula="of:=(COS(RADIANS([.D114]))/2+0.5)^[.G$5]" office:value-type="float" office:value="0.125184451069251" calcext:value-type="float">
            <text:p>0.12518445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formula="of:=COS(RADIANS([.D115]))" office:value-type="float" office:value="-0.309016994374947" calcext:value-type="float">
            <text:p>-0.3090169944</text:p>
          </table:table-cell>
          <table:table-cell table:formula="of:=MAX(COS(RADIANS([.D115]));0)" office:value-type="float" office:value="0" calcext:value-type="float">
            <text:p>0</text:p>
          </table:table-cell>
          <table:table-cell table:formula="of:=(COS(RADIANS([.D115]))/2+0.5)^[.G$5]" office:value-type="float" office:value="0.119364378515658" calcext:value-type="float">
            <text:p>0.11936437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formula="of:=COS(RADIANS([.D116]))" office:value-type="float" office:value="-0.325568154457157" calcext:value-type="float">
            <text:p>-0.3255681545</text:p>
          </table:table-cell>
          <table:table-cell table:formula="of:=MAX(COS(RADIANS([.D116]));0)" office:value-type="float" office:value="0" calcext:value-type="float">
            <text:p>0</text:p>
          </table:table-cell>
          <table:table-cell table:formula="of:=(COS(RADIANS([.D116]))/2+0.5)^[.G$5]" office:value-type="float" office:value="0.113714578570581" calcext:value-type="float">
            <text:p>0.11371457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COS(RADIANS([.D117]))" office:value-type="float" office:value="-0.342020143325669" calcext:value-type="float">
            <text:p>-0.3420201433</text:p>
          </table:table-cell>
          <table:table-cell table:formula="of:=MAX(COS(RADIANS([.D117]));0)" office:value-type="float" office:value="0" calcext:value-type="float">
            <text:p>0</text:p>
          </table:table-cell>
          <table:table-cell table:formula="of:=(COS(RADIANS([.D117]))/2+0.5)^[.G$5]" office:value-type="float" office:value="0.108234372947293" calcext:value-type="float">
            <text:p>0.10823437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formula="of:=COS(RADIANS([.D118]))" office:value-type="float" office:value="-0.3583679495453" calcext:value-type="float">
            <text:p>-0.3583679495</text:p>
          </table:table-cell>
          <table:table-cell table:formula="of:=MAX(COS(RADIANS([.D118]));0)" office:value-type="float" office:value="0" calcext:value-type="float">
            <text:p>0</text:p>
          </table:table-cell>
          <table:table-cell table:formula="of:=(COS(RADIANS([.D118]))/2+0.5)^[.G$5]" office:value-type="float" office:value="0.102922922042676" calcext:value-type="float">
            <text:p>0.1029229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formula="of:=COS(RADIANS([.D119]))" office:value-type="float" office:value="-0.374606593415912" calcext:value-type="float">
            <text:p>-0.3746065934</text:p>
          </table:table-cell>
          <table:table-cell table:formula="of:=MAX(COS(RADIANS([.D119]));0)" office:value-type="float" office:value="0" calcext:value-type="float">
            <text:p>0</text:p>
          </table:table-cell>
          <table:table-cell table:formula="of:=(COS(RADIANS([.D119]))/2+0.5)^[.G$5]" office:value-type="float" office:value="0.0977792282497126" calcext:value-type="float">
            <text:p>0.097779228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formula="of:=COS(RADIANS([.D120]))" office:value-type="float" office:value="-0.390731128489274" calcext:value-type="float">
            <text:p>-0.3907311285</text:p>
          </table:table-cell>
          <table:table-cell table:formula="of:=MAX(COS(RADIANS([.D120]));0)" office:value-type="float" office:value="0" calcext:value-type="float">
            <text:p>0</text:p>
          </table:table-cell>
          <table:table-cell table:formula="of:=(COS(RADIANS([.D120]))/2+0.5)^[.G$5]" office:value-type="float" office:value="0.0928021394479884" calcext:value-type="float">
            <text:p>0.09280213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formula="of:=COS(RADIANS([.D121]))" office:value-type="float" office:value="-0.4067366430758" calcext:value-type="float">
            <text:p>-0.4067366431</text:p>
          </table:table-cell>
          <table:table-cell table:formula="of:=MAX(COS(RADIANS([.D121]));0)" office:value-type="float" office:value="0" calcext:value-type="float">
            <text:p>0</text:p>
          </table:table-cell>
          <table:table-cell table:formula="of:=(COS(RADIANS([.D121]))/2+0.5)^[.G$5]" office:value-type="float" office:value="0.0879903526672426" calcext:value-type="float">
            <text:p>0.087990352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formula="of:=COS(RADIANS([.D122]))" office:value-type="float" office:value="-0.422618261740699" calcext:value-type="float">
            <text:p>-0.4226182617</text:p>
          </table:table-cell>
          <table:table-cell table:formula="of:=MAX(COS(RADIANS([.D122]));0)" office:value-type="float" office:value="0" calcext:value-type="float">
            <text:p>0</text:p>
          </table:table-cell>
          <table:table-cell table:formula="of:=(COS(RADIANS([.D122]))/2+0.5)^[.G$5]" office:value-type="float" office:value="0.0833424179188329" calcext:value-type="float">
            <text:p>0.08334241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formula="of:=COS(RADIANS([.D123]))" office:value-type="float" office:value="-0.438371146789078" calcext:value-type="float">
            <text:p>-0.4383711468</text:p>
          </table:table-cell>
          <table:table-cell table:formula="of:=MAX(COS(RADIANS([.D123]));0)" office:value-type="float" office:value="0" calcext:value-type="float">
            <text:p>0</text:p>
          </table:table-cell>
          <table:table-cell table:formula="of:=(COS(RADIANS([.D123]))/2+0.5)^[.G$5]" office:value-type="float" office:value="0.078856742189754" calcext:value-type="float">
            <text:p>0.07885674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formula="of:=COS(RADIANS([.D124]))" office:value-type="float" office:value="-0.453990499739547" calcext:value-type="float">
            <text:p>-0.4539904997</text:p>
          </table:table-cell>
          <table:table-cell table:formula="of:=MAX(COS(RADIANS([.D124]));0)" office:value-type="float" office:value="0" calcext:value-type="float">
            <text:p>0</text:p>
          </table:table-cell>
          <table:table-cell table:formula="of:=(COS(RADIANS([.D124]))/2+0.5)^[.G$5]" office:value-type="float" office:value="0.0745315935936675" calcext:value-type="float">
            <text:p>0.074531593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formula="of:=COS(RADIANS([.D125]))" office:value-type="float" office:value="-0.469471562785891" calcext:value-type="float">
            <text:p>-0.4694715628</text:p>
          </table:table-cell>
          <table:table-cell table:formula="of:=MAX(COS(RADIANS([.D125]));0)" office:value-type="float" office:value="0" calcext:value-type="float">
            <text:p>0</text:p>
          </table:table-cell>
          <table:table-cell table:formula="of:=(COS(RADIANS([.D125]))/2+0.5)^[.G$5]" office:value-type="float" office:value="0.0703651056732112" calcext:value-type="float">
            <text:p>0.070365105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COS(RADIANS([.D126]))" office:value-type="float" office:value="-0.484809620246337" calcext:value-type="float">
            <text:p>-0.4848096202</text:p>
          </table:table-cell>
          <table:table-cell table:formula="of:=MAX(COS(RADIANS([.D126]));0)" office:value-type="float" office:value="0" calcext:value-type="float">
            <text:p>0</text:p>
          </table:table-cell>
          <table:table-cell table:formula="of:=(COS(RADIANS([.D126]))/2+0.5)^[.G$5]" office:value-type="float" office:value="0.0663552818476809" calcext:value-type="float">
            <text:p>0.06635528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COS(RADIANS([.D127]))" office:value-type="float" office:value="-0.5" calcext:value-type="float">
            <text:p>-0.5</text:p>
          </table:table-cell>
          <table:table-cell table:formula="of:=MAX(COS(RADIANS([.D127]));0)" office:value-type="float" office:value="0" calcext:value-type="float">
            <text:p>0</text:p>
          </table:table-cell>
          <table:table-cell table:formula="of:=(COS(RADIANS([.D127]))/2+0.5)^[.G$5]" office:value-type="float" office:value="0.0625000000000001" calcext:value-type="float">
            <text:p>0.06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formula="of:=COS(RADIANS([.D128]))" office:value-type="float" office:value="-0.515038074910054" calcext:value-type="float">
            <text:p>-0.5150380749</text:p>
          </table:table-cell>
          <table:table-cell table:formula="of:=MAX(COS(RADIANS([.D128]));0)" office:value-type="float" office:value="0" calcext:value-type="float">
            <text:p>0</text:p>
          </table:table-cell>
          <table:table-cell table:formula="of:=(COS(RADIANS([.D128]))/2+0.5)^[.G$5]" office:value-type="float" office:value="0.0587970171967365" calcext:value-type="float">
            <text:p>0.05879701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formula="of:=COS(RADIANS([.D129]))" office:value-type="float" office:value="-0.529919264233205" calcext:value-type="float">
            <text:p>-0.5299192642</text:p>
          </table:table-cell>
          <table:table-cell table:formula="of:=MAX(COS(RADIANS([.D129]));0)" office:value-type="float" office:value="0" calcext:value-type="float">
            <text:p>0</text:p>
          </table:table-cell>
          <table:table-cell table:formula="of:=(COS(RADIANS([.D129]))/2+0.5)^[.G$5]" office:value-type="float" office:value="0.0552439745347629" calcext:value-type="float">
            <text:p>0.05524397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formula="of:=COS(RADIANS([.D130]))" office:value-type="float" office:value="-0.544639035015027" calcext:value-type="float">
            <text:p>-0.544639035</text:p>
          </table:table-cell>
          <table:table-cell table:formula="of:=MAX(COS(RADIANS([.D130]));0)" office:value-type="float" office:value="0" calcext:value-type="float">
            <text:p>0</text:p>
          </table:table-cell>
          <table:table-cell table:formula="of:=(COS(RADIANS([.D130]))/2+0.5)^[.G$5]" office:value-type="float" office:value="0.0518384021080114" calcext:value-type="float">
            <text:p>0.05183840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COS(RADIANS([.D131]))" office:value-type="float" office:value="-0.559192903470747" calcext:value-type="float">
            <text:p>-0.5591929035</text:p>
          </table:table-cell>
          <table:table-cell table:formula="of:=MAX(COS(RADIANS([.D131]));0)" office:value-type="float" office:value="0" calcext:value-type="float">
            <text:p>0</text:p>
          </table:table-cell>
          <table:table-cell table:formula="of:=(COS(RADIANS([.D131]))/2+0.5)^[.G$5]" office:value-type="float" office:value="0.0485777240876376" calcext:value-type="float">
            <text:p>0.04857772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formula="of:=COS(RADIANS([.D132]))" office:value-type="float" office:value="-0.573576436351046" calcext:value-type="float">
            <text:p>-0.5735764364</text:p>
          </table:table-cell>
          <table:table-cell table:formula="of:=MAX(COS(RADIANS([.D132]));0)" office:value-type="float" office:value="0" calcext:value-type="float">
            <text:p>0</text:p>
          </table:table-cell>
          <table:table-cell table:formula="of:=(COS(RADIANS([.D132]))/2+0.5)^[.G$5]" office:value-type="float" office:value="0.0454592639087683" calcext:value-type="float">
            <text:p>0.045459263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formula="of:=COS(RADIANS([.D133]))" office:value-type="float" office:value="-0.587785252292473" calcext:value-type="float">
            <text:p>-0.5877852523</text:p>
          </table:table-cell>
          <table:table-cell table:formula="of:=MAX(COS(RADIANS([.D133]));0)" office:value-type="float" office:value="0" calcext:value-type="float">
            <text:p>0</text:p>
          </table:table-cell>
          <table:table-cell table:formula="of:=(COS(RADIANS([.D133]))/2+0.5)^[.G$5]" office:value-type="float" office:value="0.042480249556895" calcext:value-type="float">
            <text:p>0.04248024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formula="of:=COS(RADIANS([.D134]))" office:value-type="float" office:value="-0.601815023152048" calcext:value-type="float">
            <text:p>-0.6018150232</text:p>
          </table:table-cell>
          <table:table-cell table:formula="of:=MAX(COS(RADIANS([.D134]));0)" office:value-type="float" office:value="0" calcext:value-type="float">
            <text:p>0</text:p>
          </table:table-cell>
          <table:table-cell table:formula="of:=(COS(RADIANS([.D134]))/2+0.5)^[.G$5]" office:value-type="float" office:value="0.0396378189468509" calcext:value-type="float">
            <text:p>0.03963781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COS(RADIANS([.D135]))" office:value-type="float" office:value="-0.615661475325658" calcext:value-type="float">
            <text:p>-0.6156614753</text:p>
          </table:table-cell>
          <table:table-cell table:formula="of:=MAX(COS(RADIANS([.D135]));0)" office:value-type="float" office:value="0" calcext:value-type="float">
            <text:p>0</text:p>
          </table:table-cell>
          <table:table-cell table:formula="of:=(COS(RADIANS([.D135]))/2+0.5)^[.G$5]" office:value-type="float" office:value="0.0369290253872124" calcext:value-type="float">
            <text:p>0.03692902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formula="of:=COS(RADIANS([.D136]))" office:value-type="float" office:value="-0.629320391049837" calcext:value-type="float">
            <text:p>-0.629320391</text:p>
          </table:table-cell>
          <table:table-cell table:formula="of:=MAX(COS(RADIANS([.D136]));0)" office:value-type="float" office:value="0" calcext:value-type="float">
            <text:p>0</text:p>
          </table:table-cell>
          <table:table-cell table:formula="of:=(COS(RADIANS([.D136]))/2+0.5)^[.G$5]" office:value-type="float" office:value="0.0343508431228614" calcext:value-type="float">
            <text:p>0.034350843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COS(RADIANS([.D137]))" office:value-type="float" office:value="-0.642787609686539" calcext:value-type="float">
            <text:p>-0.6427876097</text:p>
          </table:table-cell>
          <table:table-cell table:formula="of:=MAX(COS(RADIANS([.D137]));0)" office:value-type="float" office:value="0" calcext:value-type="float">
            <text:p>0</text:p>
          </table:table-cell>
          <table:table-cell table:formula="of:=(COS(RADIANS([.D137]))/2+0.5)^[.G$5]" office:value-type="float" office:value="0.031900172948364" calcext:value-type="float">
            <text:p>0.03190017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formula="of:=COS(RADIANS([.D138]))" office:value-type="float" office:value="-0.656059028990507" calcext:value-type="float">
            <text:p>-0.656059029</text:p>
          </table:table-cell>
          <table:table-cell table:formula="of:=MAX(COS(RADIANS([.D138]));0)" office:value-type="float" office:value="0" calcext:value-type="float">
            <text:p>0</text:p>
          </table:table-cell>
          <table:table-cell table:formula="of:=(COS(RADIANS([.D138]))/2+0.5)^[.G$5]" office:value-type="float" office:value="0.0295738478847382" calcext:value-type="float">
            <text:p>0.02957384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formula="of:=COS(RADIANS([.D139]))" office:value-type="float" office:value="-0.669130606358858" calcext:value-type="float">
            <text:p>-0.6691306064</text:p>
          </table:table-cell>
          <table:table-cell table:formula="of:=MAX(COS(RADIANS([.D139]));0)" office:value-type="float" office:value="0" calcext:value-type="float">
            <text:p>0</text:p>
          </table:table-cell>
          <table:table-cell table:formula="of:=(COS(RADIANS([.D139]))/2+0.5)^[.G$5]" office:value-type="float" office:value="0.0273686389121142" calcext:value-type="float">
            <text:p>0.02736863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formula="of:=COS(RADIANS([.D140]))" office:value-type="float" office:value="-0.681998360062498" calcext:value-type="float">
            <text:p>-0.6819983601</text:p>
          </table:table-cell>
          <table:table-cell table:formula="of:=MAX(COS(RADIANS([.D140]));0)" office:value-type="float" office:value="0" calcext:value-type="float">
            <text:p>0</text:p>
          </table:table-cell>
          <table:table-cell table:formula="of:=(COS(RADIANS([.D140]))/2+0.5)^[.G$5]" office:value-type="float" office:value="0.0252812607507351" calcext:value-type="float">
            <text:p>0.02528126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formula="of:=COS(RADIANS([.D141]))" office:value-type="float" office:value="-0.694658370458997" calcext:value-type="float">
            <text:p>-0.6946583705</text:p>
          </table:table-cell>
          <table:table-cell table:formula="of:=MAX(COS(RADIANS([.D141]));0)" office:value-type="float" office:value="0" calcext:value-type="float">
            <text:p>0</text:p>
          </table:table-cell>
          <table:table-cell table:formula="of:=(COS(RADIANS([.D141]))/2+0.5)^[.G$5]" office:value-type="float" office:value="0.0233083776826887" calcext:value-type="float">
            <text:p>0.02330837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formula="of:=COS(RADIANS([.D142]))" office:value-type="float" office:value="-0.707106781186547" calcext:value-type="float">
            <text:p>-0.7071067812</text:p>
          </table:table-cell>
          <table:table-cell table:formula="of:=MAX(COS(RADIANS([.D142]));0)" office:value-type="float" office:value="0" calcext:value-type="float">
            <text:p>0</text:p>
          </table:table-cell>
          <table:table-cell table:formula="of:=(COS(RADIANS([.D142]))/2+0.5)^[.G$5]" office:value-type="float" office:value="0.0214466094067262" calcext:value-type="float">
            <text:p>0.021446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formula="of:=COS(RADIANS([.D143]))" office:value-type="float" office:value="-0.719339800338651" calcext:value-type="float">
            <text:p>-0.7193398003</text:p>
          </table:table-cell>
          <table:table-cell table:formula="of:=MAX(COS(RADIANS([.D143]));0)" office:value-type="float" office:value="0" calcext:value-type="float">
            <text:p>0</text:p>
          </table:table-cell>
          <table:table-cell table:formula="of:=(COS(RADIANS([.D143]))/2+0.5)^[.G$5]" office:value-type="float" office:value="0.019692536918487" calcext:value-type="float">
            <text:p>0.019692536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formula="of:=COS(RADIANS([.D144]))" office:value-type="float" office:value="-0.73135370161917" calcext:value-type="float">
            <text:p>-0.7313537016</text:p>
          </table:table-cell>
          <table:table-cell table:formula="of:=MAX(COS(RADIANS([.D144]));0)" office:value-type="float" office:value="0" calcext:value-type="float">
            <text:p>0</text:p>
          </table:table-cell>
          <table:table-cell table:formula="of:=(COS(RADIANS([.D144]))/2+0.5)^[.G$5]" office:value-type="float" office:value="0.0180427084084304" calcext:value-type="float">
            <text:p>0.01804270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formula="of:=COS(RADIANS([.D145]))" office:value-type="float" office:value="-0.743144825477394" calcext:value-type="float">
            <text:p>-0.7431448255</text:p>
          </table:table-cell>
          <table:table-cell table:formula="of:=MAX(COS(RADIANS([.D145]));0)" office:value-type="float" office:value="0" calcext:value-type="float">
            <text:p>0</text:p>
          </table:table-cell>
          <table:table-cell table:formula="of:=(COS(RADIANS([.D145]))/2+0.5)^[.G$5]" office:value-type="float" office:value="0.0164936451697596" calcext:value-type="float">
            <text:p>0.016493645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formula="of:=COS(RADIANS([.D146]))" office:value-type="float" office:value="-0.754709580222772" calcext:value-type="float">
            <text:p>-0.7547095802</text:p>
          </table:table-cell>
          <table:table-cell table:formula="of:=MAX(COS(RADIANS([.D146]));0)" office:value-type="float" office:value="0" calcext:value-type="float">
            <text:p>0</text:p>
          </table:table-cell>
          <table:table-cell table:formula="of:=(COS(RADIANS([.D146]))/2+0.5)^[.G$5]" office:value-type="float" office:value="0.0150418475086222" calcext:value-type="float">
            <text:p>0.01504184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COS(RADIANS([.D147]))" office:value-type="float" office:value="-0.766044443118978" calcext:value-type="float">
            <text:p>-0.7660444431</text:p>
          </table:table-cell>
          <table:table-cell table:formula="of:=MAX(COS(RADIANS([.D147]));0)" office:value-type="float" office:value="0" calcext:value-type="float">
            <text:p>0</text:p>
          </table:table-cell>
          <table:table-cell table:formula="of:=(COS(RADIANS([.D147]))/2+0.5)^[.G$5]" office:value-type="float" office:value="0.0136838006488773" calcext:value-type="float">
            <text:p>0.01368380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formula="of:=COS(RADIANS([.D148]))" office:value-type="float" office:value="-0.777145961456971" calcext:value-type="float">
            <text:p>-0.7771459615</text:p>
          </table:table-cell>
          <table:table-cell table:formula="of:=MAX(COS(RADIANS([.D148]));0)" office:value-type="float" office:value="0" calcext:value-type="float">
            <text:p>0</text:p>
          </table:table-cell>
          <table:table-cell table:formula="of:=(COS(RADIANS([.D148]))/2+0.5)^[.G$5]" office:value-type="float" office:value="0.0124159806237345" calcext:value-type="float">
            <text:p>0.01241598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formula="of:=COS(RADIANS([.D149]))" office:value-type="float" office:value="-0.788010753606722" calcext:value-type="float">
            <text:p>-0.7880107536</text:p>
          </table:table-cell>
          <table:table-cell table:formula="of:=MAX(COS(RADIANS([.D149]));0)" office:value-type="float" office:value="0" calcext:value-type="float">
            <text:p>0</text:p>
          </table:table-cell>
          <table:table-cell table:formula="of:=(COS(RADIANS([.D149]))/2+0.5)^[.G$5]" office:value-type="float" office:value="0.0112348601465975" calcext:value-type="float">
            <text:p>0.01123486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formula="of:=COS(RADIANS([.D150]))" office:value-type="float" office:value="-0.798635510047293" calcext:value-type="float">
            <text:p>-0.79863551</text:p>
          </table:table-cell>
          <table:table-cell table:formula="of:=MAX(COS(RADIANS([.D150]));0)" office:value-type="float" office:value="0" calcext:value-type="float">
            <text:p>0</text:p>
          </table:table-cell>
          <table:table-cell table:formula="of:=(COS(RADIANS([.D150]))/2+0.5)^[.G$5]" office:value-type="float" office:value="0.0101369144534785" calcext:value-type="float">
            <text:p>0.01013691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formula="of:=COS(RADIANS([.D151]))" office:value-type="float" office:value="-0.809016994374947" calcext:value-type="float">
            <text:p>-0.8090169944</text:p>
          </table:table-cell>
          <table:table-cell table:formula="of:=MAX(COS(RADIANS([.D151]));0)" office:value-type="float" office:value="0" calcext:value-type="float">
            <text:p>0</text:p>
          </table:table-cell>
          <table:table-cell table:formula="of:=(COS(RADIANS([.D151]))/2+0.5)^[.G$5]" office:value-type="float" office:value="0.00911862710939472" calcext:value-type="float">
            <text:p>0.00911862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formula="of:=COS(RADIANS([.D152]))" office:value-type="float" office:value="-0.819152044288992" calcext:value-type="float">
            <text:p>-0.8191520443</text:p>
          </table:table-cell>
          <table:table-cell table:formula="of:=MAX(COS(RADIANS([.D152]));0)" office:value-type="float" office:value="0" calcext:value-type="float">
            <text:p>0</text:p>
          </table:table-cell>
          <table:table-cell table:formula="of:=(COS(RADIANS([.D152]))/2+0.5)^[.G$5]" office:value-type="float" office:value="0.00817649577121269" calcext:value-type="float">
            <text:p>0.00817649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formula="of:=COS(RADIANS([.D153]))" office:value-type="float" office:value="-0.829037572555042" calcext:value-type="float">
            <text:p>-0.8290375726</text:p>
          </table:table-cell>
          <table:table-cell table:formula="of:=MAX(COS(RADIANS([.D153]));0)" office:value-type="float" office:value="0" calcext:value-type="float">
            <text:p>0</text:p>
          </table:table-cell>
          <table:table-cell table:formula="of:=(COS(RADIANS([.D153]))/2+0.5)^[.G$5]" office:value-type="float" office:value="0.00730703789946816" calcext:value-type="float">
            <text:p>0.00730703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formula="of:=COS(RADIANS([.D154]))" office:value-type="float" office:value="-0.838670567945424" calcext:value-type="float">
            <text:p>-0.8386705679</text:p>
          </table:table-cell>
          <table:table-cell table:formula="of:=MAX(COS(RADIANS([.D154]));0)" office:value-type="float" office:value="0" calcext:value-type="float">
            <text:p>0</text:p>
          </table:table-cell>
          <table:table-cell table:formula="of:=(COS(RADIANS([.D154]))/2+0.5)^[.G$5]" office:value-type="float" office:value="0.00650679641176302" calcext:value-type="float">
            <text:p>0.00650679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formula="of:=COS(RADIANS([.D155]))" office:value-type="float" office:value="-0.848048096156426" calcext:value-type="float">
            <text:p>-0.8480480962</text:p>
          </table:table-cell>
          <table:table-cell table:formula="of:=MAX(COS(RADIANS([.D155]));0)" office:value-type="float" office:value="0" calcext:value-type="float">
            <text:p>0</text:p>
          </table:table-cell>
          <table:table-cell table:formula="of:=(COS(RADIANS([.D155]))/2+0.5)^[.G$5]" office:value-type="float" office:value="0.00577234527042169" calcext:value-type="float">
            <text:p>0.005772345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formula="of:=COS(RADIANS([.D156]))" office:value-type="float" office:value="-0.857167300702112" calcext:value-type="float">
            <text:p>-0.8571673007</text:p>
          </table:table-cell>
          <table:table-cell table:formula="of:=MAX(COS(RADIANS([.D156]));0)" office:value-type="float" office:value="0" calcext:value-type="float">
            <text:p>0</text:p>
          </table:table-cell>
          <table:table-cell table:formula="of:=(COS(RADIANS([.D156]))/2+0.5)^[.G$5]" office:value-type="float" office:value="0.00510029499718021" calcext:value-type="float">
            <text:p>0.0051002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COS(RADIANS([.D157]))" office:value-type="float" office:value="-0.866025403784439" calcext:value-type="float">
            <text:p>-0.8660254038</text:p>
          </table:table-cell>
          <table:table-cell table:formula="of:=MAX(COS(RADIANS([.D157]));0)" office:value-type="float" office:value="0" calcext:value-type="float">
            <text:p>0</text:p>
          </table:table-cell>
          <table:table-cell table:formula="of:=(COS(RADIANS([.D157]))/2+0.5)^[.G$5]" office:value-type="float" office:value="0.00448729810778067" calcext:value-type="float">
            <text:p>0.00448729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formula="of:=COS(RADIANS([.D158]))" office:value-type="float" office:value="-0.874619707139396" calcext:value-type="float">
            <text:p>-0.8746197071</text:p>
          </table:table-cell>
          <table:table-cell table:formula="of:=MAX(COS(RADIANS([.D158]));0)" office:value-type="float" office:value="0" calcext:value-type="float">
            <text:p>0</text:p>
          </table:table-cell>
          <table:table-cell table:formula="of:=(COS(RADIANS([.D158]))/2+0.5)^[.G$5]" office:value-type="float" office:value="0.00393005445945272" calcext:value-type="float">
            <text:p>0.00393005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formula="of:=COS(RADIANS([.D159]))" office:value-type="float" office:value="-0.882947592858927" calcext:value-type="float">
            <text:p>-0.8829475929</text:p>
          </table:table-cell>
          <table:table-cell table:formula="of:=MAX(COS(RADIANS([.D159]));0)" office:value-type="float" office:value="0" calcext:value-type="float">
            <text:p>0</text:p>
          </table:table-cell>
          <table:table-cell table:formula="of:=(COS(RADIANS([.D159]))/2+0.5)^[.G$5]" office:value-type="float" office:value="0.00342531650437988" calcext:value-type="float">
            <text:p>0.003425316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formula="of:=COS(RADIANS([.D160]))" office:value-type="float" office:value="-0.891006524188368" calcext:value-type="float">
            <text:p>-0.8910065242</text:p>
          </table:table-cell>
          <table:table-cell table:formula="of:=MAX(COS(RADIANS([.D160]));0)" office:value-type="float" office:value="0" calcext:value-type="float">
            <text:p>0</text:p>
          </table:table-cell>
          <table:table-cell table:formula="of:=(COS(RADIANS([.D160]))/2+0.5)^[.G$5]" office:value-type="float" office:value="0.00296989444237521" calcext:value-type="float">
            <text:p>0.00296989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formula="of:=COS(RADIANS([.D161]))" office:value-type="float" office:value="-0.898794046299167" calcext:value-type="float">
            <text:p>-0.8987940463</text:p>
          </table:table-cell>
          <table:table-cell table:formula="of:=MAX(COS(RADIANS([.D161]));0)" office:value-type="float" office:value="0" calcext:value-type="float">
            <text:p>0</text:p>
          </table:table-cell>
          <table:table-cell table:formula="of:=(COS(RADIANS([.D161]))/2+0.5)^[.G$5]" office:value-type="float" office:value="0.00256066126612379" calcext:value-type="float">
            <text:p>0.002560661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formula="of:=COS(RADIANS([.D162]))" office:value-type="float" office:value="-0.90630778703665" calcext:value-type="float">
            <text:p>-0.906307787</text:p>
          </table:table-cell>
          <table:table-cell table:formula="of:=MAX(COS(RADIANS([.D162]));0)" office:value-type="float" office:value="0" calcext:value-type="float">
            <text:p>0</text:p>
          </table:table-cell>
          <table:table-cell table:formula="of:=(COS(RADIANS([.D162]))/2+0.5)^[.G$5]" office:value-type="float" office:value="0.00219455769249244" calcext:value-type="float">
            <text:p>0.00219455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formula="of:=COS(RADIANS([.D163]))" office:value-type="float" office:value="-0.913545457642601" calcext:value-type="float">
            <text:p>-0.9135454576</text:p>
          </table:table-cell>
          <table:table-cell table:formula="of:=MAX(COS(RADIANS([.D163]));0)" office:value-type="float" office:value="0" calcext:value-type="float">
            <text:p>0</text:p>
          </table:table-cell>
          <table:table-cell table:formula="of:=(COS(RADIANS([.D163]))/2+0.5)^[.G$5]" office:value-type="float" office:value="0.00186859697355684" calcext:value-type="float">
            <text:p>0.0018685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formula="of:=COS(RADIANS([.D164]))" office:value-type="float" office:value="-0.92050485345244" calcext:value-type="float">
            <text:p>-0.9205048535</text:p>
          </table:table-cell>
          <table:table-cell table:formula="of:=MAX(COS(RADIANS([.D164]));0)" office:value-type="float" office:value="0" calcext:value-type="float">
            <text:p>0</text:p>
          </table:table-cell>
          <table:table-cell table:formula="of:=(COS(RADIANS([.D164]))/2+0.5)^[.G$5]" office:value-type="float" office:value="0.0015798695811545" calcext:value-type="float">
            <text:p>0.00157986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formula="of:=COS(RADIANS([.D165]))" office:value-type="float" office:value="-0.927183854566787" calcext:value-type="float">
            <text:p>-0.9271838546</text:p>
          </table:table-cell>
          <table:table-cell table:formula="of:=MAX(COS(RADIANS([.D165]));0)" office:value-type="float" office:value="0" calcext:value-type="float">
            <text:p>0</text:p>
          </table:table-cell>
          <table:table-cell table:formula="of:=(COS(RADIANS([.D165]))/2+0.5)^[.G$5]" office:value-type="float" office:value="0.0013255477589377" calcext:value-type="float">
            <text:p>0.00132554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formula="of:=COS(RADIANS([.D166]))" office:value-type="float" office:value="-0.933580426497202" calcext:value-type="float">
            <text:p>-0.9335804265</text:p>
          </table:table-cell>
          <table:table-cell table:formula="of:=MAX(COS(RADIANS([.D166]));0)" office:value-type="float" office:value="0" calcext:value-type="float">
            <text:p>0</text:p>
          </table:table-cell>
          <table:table-cell table:formula="of:=(COS(RADIANS([.D166]))/2+0.5)^[.G$5]" office:value-type="float" office:value="0.00110288993607341" calcext:value-type="float">
            <text:p>0.001102889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COS(RADIANS([.D167]))" office:value-type="float" office:value="-0.939692620785908" calcext:value-type="float">
            <text:p>-0.9396926208</text:p>
          </table:table-cell>
          <table:table-cell table:formula="of:=MAX(COS(RADIANS([.D167]));0)" office:value-type="float" office:value="0" calcext:value-type="float">
            <text:p>0</text:p>
          </table:table-cell>
          <table:table-cell table:formula="of:=(COS(RADIANS([.D167]))/2+0.5)^[.G$5]" office:value-type="float" office:value="0.000909244996918064" calcext:value-type="float">
            <text:p>0.0009092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formula="of:=COS(RADIANS([.D168]))" office:value-type="float" office:value="-0.945518575599317" calcext:value-type="float">
            <text:p>-0.9455185756</text:p>
          </table:table-cell>
          <table:table-cell table:formula="of:=MAX(COS(RADIANS([.D168]));0)" office:value-type="float" office:value="0" calcext:value-type="float">
            <text:p>0</text:p>
          </table:table-cell>
          <table:table-cell table:formula="of:=(COS(RADIANS([.D168]))/2+0.5)^[.G$5]" office:value-type="float" office:value="0.000742056401181838" calcext:value-type="float">
            <text:p>0.00074205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formula="of:=COS(RADIANS([.D169]))" office:value-type="float" office:value="-0.951056516295153" calcext:value-type="float">
            <text:p>-0.9510565163</text:p>
          </table:table-cell>
          <table:table-cell table:formula="of:=MAX(COS(RADIANS([.D169]));0)" office:value-type="float" office:value="0" calcext:value-type="float">
            <text:p>0</text:p>
          </table:table-cell>
          <table:table-cell table:formula="of:=(COS(RADIANS([.D169]))/2+0.5)^[.G$5]" office:value-type="float" office:value="0.000598866149291643" calcext:value-type="float">
            <text:p>0.00059886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formula="of:=COS(RADIANS([.D170]))" office:value-type="float" office:value="-0.956304755963036" calcext:value-type="float">
            <text:p>-0.956304756</text:p>
          </table:table-cell>
          <table:table-cell table:formula="of:=MAX(COS(RADIANS([.D170]));0)" office:value-type="float" office:value="0" calcext:value-type="float">
            <text:p>0</text:p>
          </table:table-cell>
          <table:table-cell table:formula="of:=(COS(RADIANS([.D170]))/2+0.5)^[.G$5]" office:value-type="float" office:value="0.000477318587862469" calcext:value-type="float">
            <text:p>0.00047731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formula="of:=COS(RADIANS([.D171]))" office:value-type="float" office:value="-0.961261695938319" calcext:value-type="float">
            <text:p>-0.9612616959</text:p>
          </table:table-cell>
          <table:table-cell table:formula="of:=MAX(COS(RADIANS([.D171]));0)" office:value-type="float" office:value="0" calcext:value-type="float">
            <text:p>0</text:p>
          </table:table-cell>
          <table:table-cell table:formula="of:=(COS(RADIANS([.D171]))/2+0.5)^[.G$5]" office:value-type="float" office:value="0.000375164050393815" calcext:value-type="float">
            <text:p>0.00037516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formula="of:=COS(RADIANS([.D172]))" office:value-type="float" office:value="-0.965925826289068" calcext:value-type="float">
            <text:p>-0.9659258263</text:p>
          </table:table-cell>
          <table:table-cell table:formula="of:=MAX(COS(RADIANS([.D172]));0)" office:value-type="float" office:value="0" calcext:value-type="float">
            <text:p>0</text:p>
          </table:table-cell>
          <table:table-cell table:formula="of:=(COS(RADIANS([.D172]))/2+0.5)^[.G$5]" office:value-type="float" office:value="0.000290262328520689" calcext:value-type="float">
            <text:p>0.00029026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formula="of:=COS(RADIANS([.D173]))" office:value-type="float" office:value="-0.970295726275996" calcext:value-type="float">
            <text:p>-0.9702957263</text:p>
          </table:table-cell>
          <table:table-cell table:formula="of:=MAX(COS(RADIANS([.D173]));0)" office:value-type="float" office:value="0" calcext:value-type="float">
            <text:p>0</text:p>
          </table:table-cell>
          <table:table-cell table:formula="of:=(COS(RADIANS([.D173]))/2+0.5)^[.G$5]" office:value-type="float" office:value="0.000220585969367632" calcext:value-type="float">
            <text:p>0.0002205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formula="of:=COS(RADIANS([.D174]))" office:value-type="float" office:value="-0.974370064785235" calcext:value-type="float">
            <text:p>-0.9743700648</text:p>
          </table:table-cell>
          <table:table-cell table:formula="of:=MAX(COS(RADIANS([.D174]));0)" office:value-type="float" office:value="0" calcext:value-type="float">
            <text:p>0</text:p>
          </table:table-cell>
          <table:table-cell table:formula="of:=(COS(RADIANS([.D174]))/2+0.5)^[.G$5]" office:value-type="float" office:value="0.000164223394778261" calcext:value-type="float">
            <text:p>0.00016422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formula="of:=COS(RADIANS([.D175]))" office:value-type="float" office:value="-0.978147600733806" calcext:value-type="float">
            <text:p>-0.9781476007</text:p>
          </table:table-cell>
          <table:table-cell table:formula="of:=MAX(COS(RADIANS([.D175]));0)" office:value-type="float" office:value="0" calcext:value-type="float">
            <text:p>0</text:p>
          </table:table-cell>
          <table:table-cell table:formula="of:=(COS(RADIANS([.D175]))/2+0.5)^[.G$5]" office:value-type="float" office:value="0.000119381838422292" calcext:value-type="float">
            <text:p>0.00011938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formula="of:=COS(RADIANS([.D176]))" office:value-type="float" office:value="-0.981627183447664" calcext:value-type="float">
            <text:p>-0.9816271834</text:p>
          </table:table-cell>
          <table:table-cell table:formula="of:=MAX(COS(RADIANS([.D176]));0)" office:value-type="float" office:value="0" calcext:value-type="float">
            <text:p>0</text:p>
          </table:table-cell>
          <table:table-cell table:formula="of:=(COS(RADIANS([.D176]))/2+0.5)^[.G$5]" office:value-type="float" office:value="0.0000843900970164481" calcext:value-type="float">
            <text:p>8.43900970164481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COS(RADIANS([.D177]))" office:value-type="float" office:value="-0.984807753012208" calcext:value-type="float">
            <text:p>-0.984807753</text:p>
          </table:table-cell>
          <table:table-cell table:formula="of:=MAX(COS(RADIANS([.D177]));0)" office:value-type="float" office:value="0" calcext:value-type="float">
            <text:p>0</text:p>
          </table:table-cell>
          <table:table-cell table:formula="of:=(COS(RADIANS([.D177]))/2+0.5)^[.G$5]" office:value-type="float" office:value="0.0000577010921345186" calcext:value-type="float">
            <text:p>5.77010921345186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formula="of:=COS(RADIANS([.D178]))" office:value-type="float" office:value="-0.987688340595138" calcext:value-type="float">
            <text:p>-0.9876883406</text:p>
          </table:table-cell>
          <table:table-cell table:formula="of:=MAX(COS(RADIANS([.D178]));0)" office:value-type="float" office:value="0" calcext:value-type="float">
            <text:p>0</text:p>
          </table:table-cell>
          <table:table-cell table:formula="of:=(COS(RADIANS([.D178]))/2+0.5)^[.G$5]" office:value-type="float" office:value="0.0000378942393253338" calcext:value-type="float">
            <text:p>3.78942393253338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formula="of:=COS(RADIANS([.D179]))" office:value-type="float" office:value="-0.99026806874157" calcext:value-type="float">
            <text:p>-0.9902680687</text:p>
          </table:table-cell>
          <table:table-cell table:formula="of:=MAX(COS(RADIANS([.D179]));0)" office:value-type="float" office:value="0" calcext:value-type="float">
            <text:p>0</text:p>
          </table:table-cell>
          <table:table-cell table:formula="of:=(COS(RADIANS([.D179]))/2+0.5)^[.G$5]" office:value-type="float" office:value="0.0000236776215047" calcext:value-type="float">
            <text:p>2.36776215047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formula="of:=COS(RADIANS([.D180]))" office:value-type="float" office:value="-0.992546151641322" calcext:value-type="float">
            <text:p>-0.9925461516</text:p>
          </table:table-cell>
          <table:table-cell table:formula="of:=MAX(COS(RADIANS([.D180]));0)" office:value-type="float" office:value="0" calcext:value-type="float">
            <text:p>0</text:p>
          </table:table-cell>
          <table:table-cell table:formula="of:=(COS(RADIANS([.D180]))/2+0.5)^[.G$5]" office:value-type="float" office:value="0.0000138899638385417" calcext:value-type="float">
            <text:p>0.000013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formula="of:=COS(RADIANS([.D181]))" office:value-type="float" office:value="-0.994521895368273" calcext:value-type="float">
            <text:p>-0.9945218954</text:p>
          </table:table-cell>
          <table:table-cell table:formula="of:=MAX(COS(RADIANS([.D181]));0)" office:value-type="float" office:value="0" calcext:value-type="float">
            <text:p>0</text:p>
          </table:table-cell>
          <table:table-cell table:formula="of:=(COS(RADIANS([.D181]))/2+0.5)^[.G$5]" office:value-type="float" office:value="0.00000750240758903641" calcext:value-type="float">
            <text:p>7.50240758903641E-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formula="of:=COS(RADIANS([.D182]))" office:value-type="float" office:value="-0.996194698091746" calcext:value-type="float">
            <text:p>-0.9961946981</text:p>
          </table:table-cell>
          <table:table-cell table:formula="of:=MAX(COS(RADIANS([.D182]));0)" office:value-type="float" office:value="0" calcext:value-type="float">
            <text:p>0</text:p>
          </table:table-cell>
          <table:table-cell table:formula="of:=(COS(RADIANS([.D182]))/2+0.5)^[.G$5]" office:value-type="float" office:value="0.00000362008065324125" calcext:value-type="float">
            <text:p>3.62008065324125E-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formula="of:=COS(RADIANS([.D183]))" office:value-type="float" office:value="-0.997564050259824" calcext:value-type="float">
            <text:p>-0.9975640503</text:p>
          </table:table-cell>
          <table:table-cell table:formula="of:=MAX(COS(RADIANS([.D183]));0)" office:value-type="float" office:value="0" calcext:value-type="float">
            <text:p>0</text:p>
          </table:table-cell>
          <table:table-cell table:formula="of:=(COS(RADIANS([.D183]))/2+0.5)^[.G$5]" office:value-type="float" office:value="0.00000148346278416564" calcext:value-type="float">
            <text:p>1.48346278416564E-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formula="of:=COS(RADIANS([.D184]))" office:value-type="float" office:value="-0.998629534754574" calcext:value-type="float">
            <text:p>-0.9986295348</text:p>
          </table:table-cell>
          <table:table-cell table:formula="of:=MAX(COS(RADIANS([.D184]));0)" office:value-type="float" office:value="0" calcext:value-type="float">
            <text:p>0</text:p>
          </table:table-cell>
          <table:table-cell table:formula="of:=(COS(RADIANS([.D184]))/2+0.5)^[.G$5]" office:value-type="float" office:value="0.000000469543747230251" calcext:value-type="float">
            <text:p>4.69543747230251E-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formula="of:=COS(RADIANS([.D185]))" office:value-type="float" office:value="-0.999390827019096" calcext:value-type="float">
            <text:p>-0.999390827</text:p>
          </table:table-cell>
          <table:table-cell table:formula="of:=MAX(COS(RADIANS([.D185]));0)" office:value-type="float" office:value="0" calcext:value-type="float">
            <text:p>0</text:p>
          </table:table-cell>
          <table:table-cell table:formula="of:=(COS(RADIANS([.D185]))/2+0.5)^[.G$5]" office:value-type="float" office:value="0.0000000927729301659388" calcext:value-type="float">
            <text:p>9.27729301659388E-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formula="of:=COS(RADIANS([.D186]))" office:value-type="float" office:value="-0.999847695156391" calcext:value-type="float">
            <text:p>-0.9998476952</text:p>
          </table:table-cell>
          <table:table-cell table:formula="of:=MAX(COS(RADIANS([.D186]));0)" office:value-type="float" office:value="0" calcext:value-type="float">
            <text:p>0</text:p>
          </table:table-cell>
          <table:table-cell table:formula="of:=(COS(RADIANS([.D186]))/2+0.5)^[.G$5]" office:value-type="float" office:value="0.00000000579919134666996" calcext:value-type="float">
            <text:p>5.79919134666996E-0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COS(RADIANS([.D187]))" office:value-type="float" office:value="-1" calcext:value-type="float">
            <text:p>-1</text:p>
          </table:table-cell>
          <table:table-cell table:formula="of:=MAX(COS(RADIANS([.D187]));0)" office:value-type="float" office:value="0" calcext:value-type="float">
            <text:p>0</text:p>
          </table:table-cell>
          <table:table-cell table:formula="of:=(COS(RADIANS([.D187]))/2+0.5)^[.G$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formula="of:=COS(RADIANS([.D188]))" office:value-type="float" office:value="-0.999847695156391" calcext:value-type="float">
            <text:p>-0.9998476952</text:p>
          </table:table-cell>
          <table:table-cell table:formula="of:=MAX(COS(RADIANS([.D188]));0)" office:value-type="float" office:value="0" calcext:value-type="float">
            <text:p>0</text:p>
          </table:table-cell>
          <table:table-cell table:formula="of:=(COS(RADIANS([.D188]))/2+0.5)^[.G$5]" office:value-type="float" office:value="0.00000000579919134666996" calcext:value-type="float">
            <text:p>5.79919134666996E-0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formula="of:=COS(RADIANS([.D189]))" office:value-type="float" office:value="-0.999390827019096" calcext:value-type="float">
            <text:p>-0.999390827</text:p>
          </table:table-cell>
          <table:table-cell table:formula="of:=MAX(COS(RADIANS([.D189]));0)" office:value-type="float" office:value="0" calcext:value-type="float">
            <text:p>0</text:p>
          </table:table-cell>
          <table:table-cell table:formula="of:=(COS(RADIANS([.D189]))/2+0.5)^[.G$5]" office:value-type="float" office:value="0.0000000927729301659388" calcext:value-type="float">
            <text:p>9.27729301659388E-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formula="of:=COS(RADIANS([.D190]))" office:value-type="float" office:value="-0.998629534754574" calcext:value-type="float">
            <text:p>-0.9986295348</text:p>
          </table:table-cell>
          <table:table-cell table:formula="of:=MAX(COS(RADIANS([.D190]));0)" office:value-type="float" office:value="0" calcext:value-type="float">
            <text:p>0</text:p>
          </table:table-cell>
          <table:table-cell table:formula="of:=(COS(RADIANS([.D190]))/2+0.5)^[.G$5]" office:value-type="float" office:value="0.000000469543747230251" calcext:value-type="float">
            <text:p>4.69543747230251E-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formula="of:=COS(RADIANS([.D191]))" office:value-type="float" office:value="-0.997564050259824" calcext:value-type="float">
            <text:p>-0.9975640503</text:p>
          </table:table-cell>
          <table:table-cell table:formula="of:=MAX(COS(RADIANS([.D191]));0)" office:value-type="float" office:value="0" calcext:value-type="float">
            <text:p>0</text:p>
          </table:table-cell>
          <table:table-cell table:formula="of:=(COS(RADIANS([.D191]))/2+0.5)^[.G$5]" office:value-type="float" office:value="0.00000148346278416564" calcext:value-type="float">
            <text:p>1.48346278416564E-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formula="of:=COS(RADIANS([.D192]))" office:value-type="float" office:value="-0.996194698091746" calcext:value-type="float">
            <text:p>-0.9961946981</text:p>
          </table:table-cell>
          <table:table-cell table:formula="of:=MAX(COS(RADIANS([.D192]));0)" office:value-type="float" office:value="0" calcext:value-type="float">
            <text:p>0</text:p>
          </table:table-cell>
          <table:table-cell table:formula="of:=(COS(RADIANS([.D192]))/2+0.5)^[.G$5]" office:value-type="float" office:value="0.00000362008065324125" calcext:value-type="float">
            <text:p>3.62008065324125E-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formula="of:=COS(RADIANS([.D193]))" office:value-type="float" office:value="-0.994521895368273" calcext:value-type="float">
            <text:p>-0.9945218954</text:p>
          </table:table-cell>
          <table:table-cell table:formula="of:=MAX(COS(RADIANS([.D193]));0)" office:value-type="float" office:value="0" calcext:value-type="float">
            <text:p>0</text:p>
          </table:table-cell>
          <table:table-cell table:formula="of:=(COS(RADIANS([.D193]))/2+0.5)^[.G$5]" office:value-type="float" office:value="0.00000750240758903641" calcext:value-type="float">
            <text:p>7.50240758903641E-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formula="of:=COS(RADIANS([.D194]))" office:value-type="float" office:value="-0.992546151641322" calcext:value-type="float">
            <text:p>-0.9925461516</text:p>
          </table:table-cell>
          <table:table-cell table:formula="of:=MAX(COS(RADIANS([.D194]));0)" office:value-type="float" office:value="0" calcext:value-type="float">
            <text:p>0</text:p>
          </table:table-cell>
          <table:table-cell table:formula="of:=(COS(RADIANS([.D194]))/2+0.5)^[.G$5]" office:value-type="float" office:value="0.0000138899638385413" calcext:value-type="float">
            <text:p>0.000013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formula="of:=COS(RADIANS([.D195]))" office:value-type="float" office:value="-0.99026806874157" calcext:value-type="float">
            <text:p>-0.9902680687</text:p>
          </table:table-cell>
          <table:table-cell table:formula="of:=MAX(COS(RADIANS([.D195]));0)" office:value-type="float" office:value="0" calcext:value-type="float">
            <text:p>0</text:p>
          </table:table-cell>
          <table:table-cell table:formula="of:=(COS(RADIANS([.D195]))/2+0.5)^[.G$5]" office:value-type="float" office:value="0.0000236776215047005" calcext:value-type="float">
            <text:p>2.36776215047005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formula="of:=COS(RADIANS([.D196]))" office:value-type="float" office:value="-0.987688340595138" calcext:value-type="float">
            <text:p>-0.9876883406</text:p>
          </table:table-cell>
          <table:table-cell table:formula="of:=MAX(COS(RADIANS([.D196]));0)" office:value-type="float" office:value="0" calcext:value-type="float">
            <text:p>0</text:p>
          </table:table-cell>
          <table:table-cell table:formula="of:=(COS(RADIANS([.D196]))/2+0.5)^[.G$5]" office:value-type="float" office:value="0.0000378942393253331" calcext:value-type="float">
            <text:p>3.78942393253331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formula="of:=COS(RADIANS([.D197]))" office:value-type="float" office:value="-0.984807753012208" calcext:value-type="float">
            <text:p>-0.984807753</text:p>
          </table:table-cell>
          <table:table-cell table:formula="of:=MAX(COS(RADIANS([.D197]));0)" office:value-type="float" office:value="0" calcext:value-type="float">
            <text:p>0</text:p>
          </table:table-cell>
          <table:table-cell table:formula="of:=(COS(RADIANS([.D197]))/2+0.5)^[.G$5]" office:value-type="float" office:value="0.0000577010921345186" calcext:value-type="float">
            <text:p>5.77010921345186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formula="of:=COS(RADIANS([.D198]))" office:value-type="float" office:value="-0.981627183447664" calcext:value-type="float">
            <text:p>-0.9816271834</text:p>
          </table:table-cell>
          <table:table-cell table:formula="of:=MAX(COS(RADIANS([.D198]));0)" office:value-type="float" office:value="0" calcext:value-type="float">
            <text:p>0</text:p>
          </table:table-cell>
          <table:table-cell table:formula="of:=(COS(RADIANS([.D198]))/2+0.5)^[.G$5]" office:value-type="float" office:value="0.0000843900970164481" calcext:value-type="float">
            <text:p>8.43900970164481E-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formula="of:=COS(RADIANS([.D199]))" office:value-type="float" office:value="-0.978147600733806" calcext:value-type="float">
            <text:p>-0.9781476007</text:p>
          </table:table-cell>
          <table:table-cell table:formula="of:=MAX(COS(RADIANS([.D199]));0)" office:value-type="float" office:value="0" calcext:value-type="float">
            <text:p>0</text:p>
          </table:table-cell>
          <table:table-cell table:formula="of:=(COS(RADIANS([.D199]))/2+0.5)^[.G$5]" office:value-type="float" office:value="0.000119381838422294" calcext:value-type="float">
            <text:p>0.00011938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formula="of:=COS(RADIANS([.D200]))" office:value-type="float" office:value="-0.974370064785235" calcext:value-type="float">
            <text:p>-0.9743700648</text:p>
          </table:table-cell>
          <table:table-cell table:formula="of:=MAX(COS(RADIANS([.D200]));0)" office:value-type="float" office:value="0" calcext:value-type="float">
            <text:p>0</text:p>
          </table:table-cell>
          <table:table-cell table:formula="of:=(COS(RADIANS([.D200]))/2+0.5)^[.G$5]" office:value-type="float" office:value="0.00016422339477826" calcext:value-type="float">
            <text:p>0.00016422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formula="of:=COS(RADIANS([.D201]))" office:value-type="float" office:value="-0.970295726275996" calcext:value-type="float">
            <text:p>-0.9702957263</text:p>
          </table:table-cell>
          <table:table-cell table:formula="of:=MAX(COS(RADIANS([.D201]));0)" office:value-type="float" office:value="0" calcext:value-type="float">
            <text:p>0</text:p>
          </table:table-cell>
          <table:table-cell table:formula="of:=(COS(RADIANS([.D201]))/2+0.5)^[.G$5]" office:value-type="float" office:value="0.000220585969367632" calcext:value-type="float">
            <text:p>0.0002205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formula="of:=COS(RADIANS([.D202]))" office:value-type="float" office:value="-0.965925826289068" calcext:value-type="float">
            <text:p>-0.9659258263</text:p>
          </table:table-cell>
          <table:table-cell table:formula="of:=MAX(COS(RADIANS([.D202]));0)" office:value-type="float" office:value="0" calcext:value-type="float">
            <text:p>0</text:p>
          </table:table-cell>
          <table:table-cell table:formula="of:=(COS(RADIANS([.D202]))/2+0.5)^[.G$5]" office:value-type="float" office:value="0.000290262328520687" calcext:value-type="float">
            <text:p>0.00029026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formula="of:=COS(RADIANS([.D203]))" office:value-type="float" office:value="-0.961261695938319" calcext:value-type="float">
            <text:p>-0.9612616959</text:p>
          </table:table-cell>
          <table:table-cell table:formula="of:=MAX(COS(RADIANS([.D203]));0)" office:value-type="float" office:value="0" calcext:value-type="float">
            <text:p>0</text:p>
          </table:table-cell>
          <table:table-cell table:formula="of:=(COS(RADIANS([.D203]))/2+0.5)^[.G$5]" office:value-type="float" office:value="0.000375164050393815" calcext:value-type="float">
            <text:p>0.00037516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formula="of:=COS(RADIANS([.D204]))" office:value-type="float" office:value="-0.956304755963035" calcext:value-type="float">
            <text:p>-0.956304756</text:p>
          </table:table-cell>
          <table:table-cell table:formula="of:=MAX(COS(RADIANS([.D204]));0)" office:value-type="float" office:value="0" calcext:value-type="float">
            <text:p>0</text:p>
          </table:table-cell>
          <table:table-cell table:formula="of:=(COS(RADIANS([.D204]))/2+0.5)^[.G$5]" office:value-type="float" office:value="0.000477318587862472" calcext:value-type="float">
            <text:p>0.00047731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formula="of:=COS(RADIANS([.D205]))" office:value-type="float" office:value="-0.951056516295154" calcext:value-type="float">
            <text:p>-0.9510565163</text:p>
          </table:table-cell>
          <table:table-cell table:formula="of:=MAX(COS(RADIANS([.D205]));0)" office:value-type="float" office:value="0" calcext:value-type="float">
            <text:p>0</text:p>
          </table:table-cell>
          <table:table-cell table:formula="of:=(COS(RADIANS([.D205]))/2+0.5)^[.G$5]" office:value-type="float" office:value="0.00059886614929164" calcext:value-type="float">
            <text:p>0.00059886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formula="of:=COS(RADIANS([.D206]))" office:value-type="float" office:value="-0.945518575599317" calcext:value-type="float">
            <text:p>-0.9455185756</text:p>
          </table:table-cell>
          <table:table-cell table:formula="of:=MAX(COS(RADIANS([.D206]));0)" office:value-type="float" office:value="0" calcext:value-type="float">
            <text:p>0</text:p>
          </table:table-cell>
          <table:table-cell table:formula="of:=(COS(RADIANS([.D206]))/2+0.5)^[.G$5]" office:value-type="float" office:value="0.000742056401181841" calcext:value-type="float">
            <text:p>0.00074205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COS(RADIANS([.D207]))" office:value-type="float" office:value="-0.939692620785908" calcext:value-type="float">
            <text:p>-0.9396926208</text:p>
          </table:table-cell>
          <table:table-cell table:formula="of:=MAX(COS(RADIANS([.D207]));0)" office:value-type="float" office:value="0" calcext:value-type="float">
            <text:p>0</text:p>
          </table:table-cell>
          <table:table-cell table:formula="of:=(COS(RADIANS([.D207]))/2+0.5)^[.G$5]" office:value-type="float" office:value="0.000909244996918061" calcext:value-type="float">
            <text:p>0.0009092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formula="of:=COS(RADIANS([.D208]))" office:value-type="float" office:value="-0.933580426497202" calcext:value-type="float">
            <text:p>-0.9335804265</text:p>
          </table:table-cell>
          <table:table-cell table:formula="of:=MAX(COS(RADIANS([.D208]));0)" office:value-type="float" office:value="0" calcext:value-type="float">
            <text:p>0</text:p>
          </table:table-cell>
          <table:table-cell table:formula="of:=(COS(RADIANS([.D208]))/2+0.5)^[.G$5]" office:value-type="float" office:value="0.00110288993607341" calcext:value-type="float">
            <text:p>0.001102889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formula="of:=COS(RADIANS([.D209]))" office:value-type="float" office:value="-0.927183854566787" calcext:value-type="float">
            <text:p>-0.9271838546</text:p>
          </table:table-cell>
          <table:table-cell table:formula="of:=MAX(COS(RADIANS([.D209]));0)" office:value-type="float" office:value="0" calcext:value-type="float">
            <text:p>0</text:p>
          </table:table-cell>
          <table:table-cell table:formula="of:=(COS(RADIANS([.D209]))/2+0.5)^[.G$5]" office:value-type="float" office:value="0.00132554775893769" calcext:value-type="float">
            <text:p>0.00132554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formula="of:=COS(RADIANS([.D210]))" office:value-type="float" office:value="-0.92050485345244" calcext:value-type="float">
            <text:p>-0.9205048535</text:p>
          </table:table-cell>
          <table:table-cell table:formula="of:=MAX(COS(RADIANS([.D210]));0)" office:value-type="float" office:value="0" calcext:value-type="float">
            <text:p>0</text:p>
          </table:table-cell>
          <table:table-cell table:formula="of:=(COS(RADIANS([.D210]))/2+0.5)^[.G$5]" office:value-type="float" office:value="0.0015798695811545" calcext:value-type="float">
            <text:p>0.00157986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formula="of:=COS(RADIANS([.D211]))" office:value-type="float" office:value="-0.913545457642601" calcext:value-type="float">
            <text:p>-0.9135454576</text:p>
          </table:table-cell>
          <table:table-cell table:formula="of:=MAX(COS(RADIANS([.D211]));0)" office:value-type="float" office:value="0" calcext:value-type="float">
            <text:p>0</text:p>
          </table:table-cell>
          <table:table-cell table:formula="of:=(COS(RADIANS([.D211]))/2+0.5)^[.G$5]" office:value-type="float" office:value="0.00186859697355683" calcext:value-type="float">
            <text:p>0.0018685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formula="of:=COS(RADIANS([.D212]))" office:value-type="float" office:value="-0.90630778703665" calcext:value-type="float">
            <text:p>-0.906307787</text:p>
          </table:table-cell>
          <table:table-cell table:formula="of:=MAX(COS(RADIANS([.D212]));0)" office:value-type="float" office:value="0" calcext:value-type="float">
            <text:p>0</text:p>
          </table:table-cell>
          <table:table-cell table:formula="of:=(COS(RADIANS([.D212]))/2+0.5)^[.G$5]" office:value-type="float" office:value="0.00219455769249243" calcext:value-type="float">
            <text:p>0.00219455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formula="of:=COS(RADIANS([.D213]))" office:value-type="float" office:value="-0.898794046299167" calcext:value-type="float">
            <text:p>-0.8987940463</text:p>
          </table:table-cell>
          <table:table-cell table:formula="of:=MAX(COS(RADIANS([.D213]));0)" office:value-type="float" office:value="0" calcext:value-type="float">
            <text:p>0</text:p>
          </table:table-cell>
          <table:table-cell table:formula="of:=(COS(RADIANS([.D213]))/2+0.5)^[.G$5]" office:value-type="float" office:value="0.00256066126612379" calcext:value-type="float">
            <text:p>0.002560661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formula="of:=COS(RADIANS([.D214]))" office:value-type="float" office:value="-0.891006524188368" calcext:value-type="float">
            <text:p>-0.8910065242</text:p>
          </table:table-cell>
          <table:table-cell table:formula="of:=MAX(COS(RADIANS([.D214]));0)" office:value-type="float" office:value="0" calcext:value-type="float">
            <text:p>0</text:p>
          </table:table-cell>
          <table:table-cell table:formula="of:=(COS(RADIANS([.D214]))/2+0.5)^[.G$5]" office:value-type="float" office:value="0.00296989444237521" calcext:value-type="float">
            <text:p>0.00296989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formula="of:=COS(RADIANS([.D215]))" office:value-type="float" office:value="-0.882947592858927" calcext:value-type="float">
            <text:p>-0.8829475929</text:p>
          </table:table-cell>
          <table:table-cell table:formula="of:=MAX(COS(RADIANS([.D215]));0)" office:value-type="float" office:value="0" calcext:value-type="float">
            <text:p>0</text:p>
          </table:table-cell>
          <table:table-cell table:formula="of:=(COS(RADIANS([.D215]))/2+0.5)^[.G$5]" office:value-type="float" office:value="0.00342531650437989" calcext:value-type="float">
            <text:p>0.003425316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formula="of:=COS(RADIANS([.D216]))" office:value-type="float" office:value="-0.874619707139396" calcext:value-type="float">
            <text:p>-0.8746197071</text:p>
          </table:table-cell>
          <table:table-cell table:formula="of:=MAX(COS(RADIANS([.D216]));0)" office:value-type="float" office:value="0" calcext:value-type="float">
            <text:p>0</text:p>
          </table:table-cell>
          <table:table-cell table:formula="of:=(COS(RADIANS([.D216]))/2+0.5)^[.G$5]" office:value-type="float" office:value="0.00393005445945272" calcext:value-type="float">
            <text:p>0.00393005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formula="of:=COS(RADIANS([.D217]))" office:value-type="float" office:value="-0.866025403784439" calcext:value-type="float">
            <text:p>-0.8660254038</text:p>
          </table:table-cell>
          <table:table-cell table:formula="of:=MAX(COS(RADIANS([.D217]));0)" office:value-type="float" office:value="0" calcext:value-type="float">
            <text:p>0</text:p>
          </table:table-cell>
          <table:table-cell table:formula="of:=(COS(RADIANS([.D217]))/2+0.5)^[.G$5]" office:value-type="float" office:value="0.00448729810778068" calcext:value-type="float">
            <text:p>0.00448729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formula="of:=COS(RADIANS([.D218]))" office:value-type="float" office:value="-0.857167300702112" calcext:value-type="float">
            <text:p>-0.8571673007</text:p>
          </table:table-cell>
          <table:table-cell table:formula="of:=MAX(COS(RADIANS([.D218]));0)" office:value-type="float" office:value="0" calcext:value-type="float">
            <text:p>0</text:p>
          </table:table-cell>
          <table:table-cell table:formula="of:=(COS(RADIANS([.D218]))/2+0.5)^[.G$5]" office:value-type="float" office:value="0.0051002949971802" calcext:value-type="float">
            <text:p>0.0051002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formula="of:=COS(RADIANS([.D219]))" office:value-type="float" office:value="-0.848048096156426" calcext:value-type="float">
            <text:p>-0.8480480962</text:p>
          </table:table-cell>
          <table:table-cell table:formula="of:=MAX(COS(RADIANS([.D219]));0)" office:value-type="float" office:value="0" calcext:value-type="float">
            <text:p>0</text:p>
          </table:table-cell>
          <table:table-cell table:formula="of:=(COS(RADIANS([.D219]))/2+0.5)^[.G$5]" office:value-type="float" office:value="0.00577234527042168" calcext:value-type="float">
            <text:p>0.005772345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formula="of:=COS(RADIANS([.D220]))" office:value-type="float" office:value="-0.838670567945424" calcext:value-type="float">
            <text:p>-0.8386705679</text:p>
          </table:table-cell>
          <table:table-cell table:formula="of:=MAX(COS(RADIANS([.D220]));0)" office:value-type="float" office:value="0" calcext:value-type="float">
            <text:p>0</text:p>
          </table:table-cell>
          <table:table-cell table:formula="of:=(COS(RADIANS([.D220]))/2+0.5)^[.G$5]" office:value-type="float" office:value="0.00650679641176301" calcext:value-type="float">
            <text:p>0.00650679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formula="of:=COS(RADIANS([.D221]))" office:value-type="float" office:value="-0.829037572555042" calcext:value-type="float">
            <text:p>-0.8290375726</text:p>
          </table:table-cell>
          <table:table-cell table:formula="of:=MAX(COS(RADIANS([.D221]));0)" office:value-type="float" office:value="0" calcext:value-type="float">
            <text:p>0</text:p>
          </table:table-cell>
          <table:table-cell table:formula="of:=(COS(RADIANS([.D221]))/2+0.5)^[.G$5]" office:value-type="float" office:value="0.00730703789946815" calcext:value-type="float">
            <text:p>0.00730703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formula="of:=COS(RADIANS([.D222]))" office:value-type="float" office:value="-0.819152044288992" calcext:value-type="float">
            <text:p>-0.8191520443</text:p>
          </table:table-cell>
          <table:table-cell table:formula="of:=MAX(COS(RADIANS([.D222]));0)" office:value-type="float" office:value="0" calcext:value-type="float">
            <text:p>0</text:p>
          </table:table-cell>
          <table:table-cell table:formula="of:=(COS(RADIANS([.D222]))/2+0.5)^[.G$5]" office:value-type="float" office:value="0.0081764957712127" calcext:value-type="float">
            <text:p>0.00817649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formula="of:=COS(RADIANS([.D223]))" office:value-type="float" office:value="-0.809016994374947" calcext:value-type="float">
            <text:p>-0.8090169944</text:p>
          </table:table-cell>
          <table:table-cell table:formula="of:=MAX(COS(RADIANS([.D223]));0)" office:value-type="float" office:value="0" calcext:value-type="float">
            <text:p>0</text:p>
          </table:table-cell>
          <table:table-cell table:formula="of:=(COS(RADIANS([.D223]))/2+0.5)^[.G$5]" office:value-type="float" office:value="0.0091186271093947" calcext:value-type="float">
            <text:p>0.00911862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formula="of:=COS(RADIANS([.D224]))" office:value-type="float" office:value="-0.798635510047293" calcext:value-type="float">
            <text:p>-0.79863551</text:p>
          </table:table-cell>
          <table:table-cell table:formula="of:=MAX(COS(RADIANS([.D224]));0)" office:value-type="float" office:value="0" calcext:value-type="float">
            <text:p>0</text:p>
          </table:table-cell>
          <table:table-cell table:formula="of:=(COS(RADIANS([.D224]))/2+0.5)^[.G$5]" office:value-type="float" office:value="0.0101369144534785" calcext:value-type="float">
            <text:p>0.01013691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formula="of:=COS(RADIANS([.D225]))" office:value-type="float" office:value="-0.788010753606722" calcext:value-type="float">
            <text:p>-0.7880107536</text:p>
          </table:table-cell>
          <table:table-cell table:formula="of:=MAX(COS(RADIANS([.D225]));0)" office:value-type="float" office:value="0" calcext:value-type="float">
            <text:p>0</text:p>
          </table:table-cell>
          <table:table-cell table:formula="of:=(COS(RADIANS([.D225]))/2+0.5)^[.G$5]" office:value-type="float" office:value="0.0112348601465975" calcext:value-type="float">
            <text:p>0.01123486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formula="of:=COS(RADIANS([.D226]))" office:value-type="float" office:value="-0.777145961456971" calcext:value-type="float">
            <text:p>-0.7771459615</text:p>
          </table:table-cell>
          <table:table-cell table:formula="of:=MAX(COS(RADIANS([.D226]));0)" office:value-type="float" office:value="0" calcext:value-type="float">
            <text:p>0</text:p>
          </table:table-cell>
          <table:table-cell table:formula="of:=(COS(RADIANS([.D226]))/2+0.5)^[.G$5]" office:value-type="float" office:value="0.0124159806237345" calcext:value-type="float">
            <text:p>0.01241598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formula="of:=COS(RADIANS([.D227]))" office:value-type="float" office:value="-0.766044443118978" calcext:value-type="float">
            <text:p>-0.7660444431</text:p>
          </table:table-cell>
          <table:table-cell table:formula="of:=MAX(COS(RADIANS([.D227]));0)" office:value-type="float" office:value="0" calcext:value-type="float">
            <text:p>0</text:p>
          </table:table-cell>
          <table:table-cell table:formula="of:=(COS(RADIANS([.D227]))/2+0.5)^[.G$5]" office:value-type="float" office:value="0.0136838006488773" calcext:value-type="float">
            <text:p>0.01368380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formula="of:=COS(RADIANS([.D228]))" office:value-type="float" office:value="-0.754709580222772" calcext:value-type="float">
            <text:p>-0.7547095802</text:p>
          </table:table-cell>
          <table:table-cell table:formula="of:=MAX(COS(RADIANS([.D228]));0)" office:value-type="float" office:value="0" calcext:value-type="float">
            <text:p>0</text:p>
          </table:table-cell>
          <table:table-cell table:formula="of:=(COS(RADIANS([.D228]))/2+0.5)^[.G$5]" office:value-type="float" office:value="0.0150418475086222" calcext:value-type="float">
            <text:p>0.01504184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formula="of:=COS(RADIANS([.D229]))" office:value-type="float" office:value="-0.743144825477394" calcext:value-type="float">
            <text:p>-0.7431448255</text:p>
          </table:table-cell>
          <table:table-cell table:formula="of:=MAX(COS(RADIANS([.D229]));0)" office:value-type="float" office:value="0" calcext:value-type="float">
            <text:p>0</text:p>
          </table:table-cell>
          <table:table-cell table:formula="of:=(COS(RADIANS([.D229]))/2+0.5)^[.G$5]" office:value-type="float" office:value="0.0164936451697596" calcext:value-type="float">
            <text:p>0.016493645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formula="of:=COS(RADIANS([.D230]))" office:value-type="float" office:value="-0.731353701619171" calcext:value-type="float">
            <text:p>-0.7313537016</text:p>
          </table:table-cell>
          <table:table-cell table:formula="of:=MAX(COS(RADIANS([.D230]));0)" office:value-type="float" office:value="0" calcext:value-type="float">
            <text:p>0</text:p>
          </table:table-cell>
          <table:table-cell table:formula="of:=(COS(RADIANS([.D230]))/2+0.5)^[.G$5]" office:value-type="float" office:value="0.0180427084084304" calcext:value-type="float">
            <text:p>0.01804270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formula="of:=COS(RADIANS([.D231]))" office:value-type="float" office:value="-0.719339800338651" calcext:value-type="float">
            <text:p>-0.7193398003</text:p>
          </table:table-cell>
          <table:table-cell table:formula="of:=MAX(COS(RADIANS([.D231]));0)" office:value-type="float" office:value="0" calcext:value-type="float">
            <text:p>0</text:p>
          </table:table-cell>
          <table:table-cell table:formula="of:=(COS(RADIANS([.D231]))/2+0.5)^[.G$5]" office:value-type="float" office:value="0.0196925369184871" calcext:value-type="float">
            <text:p>0.019692536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formula="of:=COS(RADIANS([.D232]))" office:value-type="float" office:value="-0.707106781186548" calcext:value-type="float">
            <text:p>-0.7071067812</text:p>
          </table:table-cell>
          <table:table-cell table:formula="of:=MAX(COS(RADIANS([.D232]));0)" office:value-type="float" office:value="0" calcext:value-type="float">
            <text:p>0</text:p>
          </table:table-cell>
          <table:table-cell table:formula="of:=(COS(RADIANS([.D232]))/2+0.5)^[.G$5]" office:value-type="float" office:value="0.0214466094067262" calcext:value-type="float">
            <text:p>0.021446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formula="of:=COS(RADIANS([.D233]))" office:value-type="float" office:value="-0.694658370458997" calcext:value-type="float">
            <text:p>-0.6946583705</text:p>
          </table:table-cell>
          <table:table-cell table:formula="of:=MAX(COS(RADIANS([.D233]));0)" office:value-type="float" office:value="0" calcext:value-type="float">
            <text:p>0</text:p>
          </table:table-cell>
          <table:table-cell table:formula="of:=(COS(RADIANS([.D233]))/2+0.5)^[.G$5]" office:value-type="float" office:value="0.0233083776826887" calcext:value-type="float">
            <text:p>0.02330837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formula="of:=COS(RADIANS([.D234]))" office:value-type="float" office:value="-0.681998360062499" calcext:value-type="float">
            <text:p>-0.6819983601</text:p>
          </table:table-cell>
          <table:table-cell table:formula="of:=MAX(COS(RADIANS([.D234]));0)" office:value-type="float" office:value="0" calcext:value-type="float">
            <text:p>0</text:p>
          </table:table-cell>
          <table:table-cell table:formula="of:=(COS(RADIANS([.D234]))/2+0.5)^[.G$5]" office:value-type="float" office:value="0.0252812607507351" calcext:value-type="float">
            <text:p>0.02528126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formula="of:=COS(RADIANS([.D235]))" office:value-type="float" office:value="-0.669130606358858" calcext:value-type="float">
            <text:p>-0.6691306064</text:p>
          </table:table-cell>
          <table:table-cell table:formula="of:=MAX(COS(RADIANS([.D235]));0)" office:value-type="float" office:value="0" calcext:value-type="float">
            <text:p>0</text:p>
          </table:table-cell>
          <table:table-cell table:formula="of:=(COS(RADIANS([.D235]))/2+0.5)^[.G$5]" office:value-type="float" office:value="0.0273686389121142" calcext:value-type="float">
            <text:p>0.02736863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formula="of:=COS(RADIANS([.D236]))" office:value-type="float" office:value="-0.656059028990507" calcext:value-type="float">
            <text:p>-0.656059029</text:p>
          </table:table-cell>
          <table:table-cell table:formula="of:=MAX(COS(RADIANS([.D236]));0)" office:value-type="float" office:value="0" calcext:value-type="float">
            <text:p>0</text:p>
          </table:table-cell>
          <table:table-cell table:formula="of:=(COS(RADIANS([.D236]))/2+0.5)^[.G$5]" office:value-type="float" office:value="0.0295738478847382" calcext:value-type="float">
            <text:p>0.02957384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formula="of:=COS(RADIANS([.D237]))" office:value-type="float" office:value="-0.642787609686539" calcext:value-type="float">
            <text:p>-0.6427876097</text:p>
          </table:table-cell>
          <table:table-cell table:formula="of:=MAX(COS(RADIANS([.D237]));0)" office:value-type="float" office:value="0" calcext:value-type="float">
            <text:p>0</text:p>
          </table:table-cell>
          <table:table-cell table:formula="of:=(COS(RADIANS([.D237]))/2+0.5)^[.G$5]" office:value-type="float" office:value="0.031900172948364" calcext:value-type="float">
            <text:p>0.03190017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formula="of:=COS(RADIANS([.D238]))" office:value-type="float" office:value="-0.629320391049838" calcext:value-type="float">
            <text:p>-0.629320391</text:p>
          </table:table-cell>
          <table:table-cell table:formula="of:=MAX(COS(RADIANS([.D238]));0)" office:value-type="float" office:value="0" calcext:value-type="float">
            <text:p>0</text:p>
          </table:table-cell>
          <table:table-cell table:formula="of:=(COS(RADIANS([.D238]))/2+0.5)^[.G$5]" office:value-type="float" office:value="0.0343508431228613" calcext:value-type="float">
            <text:p>0.034350843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formula="of:=COS(RADIANS([.D239]))" office:value-type="float" office:value="-0.615661475325658" calcext:value-type="float">
            <text:p>-0.6156614753</text:p>
          </table:table-cell>
          <table:table-cell table:formula="of:=MAX(COS(RADIANS([.D239]));0)" office:value-type="float" office:value="0" calcext:value-type="float">
            <text:p>0</text:p>
          </table:table-cell>
          <table:table-cell table:formula="of:=(COS(RADIANS([.D239]))/2+0.5)^[.G$5]" office:value-type="float" office:value="0.0369290253872124" calcext:value-type="float">
            <text:p>0.03692902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formula="of:=COS(RADIANS([.D240]))" office:value-type="float" office:value="-0.601815023152048" calcext:value-type="float">
            <text:p>-0.6018150232</text:p>
          </table:table-cell>
          <table:table-cell table:formula="of:=MAX(COS(RADIANS([.D240]));0)" office:value-type="float" office:value="0" calcext:value-type="float">
            <text:p>0</text:p>
          </table:table-cell>
          <table:table-cell table:formula="of:=(COS(RADIANS([.D240]))/2+0.5)^[.G$5]" office:value-type="float" office:value="0.039637818946851" calcext:value-type="float">
            <text:p>0.03963781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formula="of:=COS(RADIANS([.D241]))" office:value-type="float" office:value="-0.587785252292473" calcext:value-type="float">
            <text:p>-0.5877852523</text:p>
          </table:table-cell>
          <table:table-cell table:formula="of:=MAX(COS(RADIANS([.D241]));0)" office:value-type="float" office:value="0" calcext:value-type="float">
            <text:p>0</text:p>
          </table:table-cell>
          <table:table-cell table:formula="of:=(COS(RADIANS([.D241]))/2+0.5)^[.G$5]" office:value-type="float" office:value="0.042480249556895" calcext:value-type="float">
            <text:p>0.04248024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formula="of:=COS(RADIANS([.D242]))" office:value-type="float" office:value="-0.573576436351046" calcext:value-type="float">
            <text:p>-0.5735764364</text:p>
          </table:table-cell>
          <table:table-cell table:formula="of:=MAX(COS(RADIANS([.D242]));0)" office:value-type="float" office:value="0" calcext:value-type="float">
            <text:p>0</text:p>
          </table:table-cell>
          <table:table-cell table:formula="of:=(COS(RADIANS([.D242]))/2+0.5)^[.G$5]" office:value-type="float" office:value="0.0454592639087683" calcext:value-type="float">
            <text:p>0.045459263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formula="of:=COS(RADIANS([.D243]))" office:value-type="float" office:value="-0.559192903470747" calcext:value-type="float">
            <text:p>-0.5591929035</text:p>
          </table:table-cell>
          <table:table-cell table:formula="of:=MAX(COS(RADIANS([.D243]));0)" office:value-type="float" office:value="0" calcext:value-type="float">
            <text:p>0</text:p>
          </table:table-cell>
          <table:table-cell table:formula="of:=(COS(RADIANS([.D243]))/2+0.5)^[.G$5]" office:value-type="float" office:value="0.0485777240876376" calcext:value-type="float">
            <text:p>0.04857772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formula="of:=COS(RADIANS([.D244]))" office:value-type="float" office:value="-0.544639035015027" calcext:value-type="float">
            <text:p>-0.544639035</text:p>
          </table:table-cell>
          <table:table-cell table:formula="of:=MAX(COS(RADIANS([.D244]));0)" office:value-type="float" office:value="0" calcext:value-type="float">
            <text:p>0</text:p>
          </table:table-cell>
          <table:table-cell table:formula="of:=(COS(RADIANS([.D244]))/2+0.5)^[.G$5]" office:value-type="float" office:value="0.0518384021080115" calcext:value-type="float">
            <text:p>0.05183840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formula="of:=COS(RADIANS([.D245]))" office:value-type="float" office:value="-0.529919264233205" calcext:value-type="float">
            <text:p>-0.5299192642</text:p>
          </table:table-cell>
          <table:table-cell table:formula="of:=MAX(COS(RADIANS([.D245]));0)" office:value-type="float" office:value="0" calcext:value-type="float">
            <text:p>0</text:p>
          </table:table-cell>
          <table:table-cell table:formula="of:=(COS(RADIANS([.D245]))/2+0.5)^[.G$5]" office:value-type="float" office:value="0.0552439745347628" calcext:value-type="float">
            <text:p>0.05524397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formula="of:=COS(RADIANS([.D246]))" office:value-type="float" office:value="-0.515038074910054" calcext:value-type="float">
            <text:p>-0.5150380749</text:p>
          </table:table-cell>
          <table:table-cell table:formula="of:=MAX(COS(RADIANS([.D246]));0)" office:value-type="float" office:value="0" calcext:value-type="float">
            <text:p>0</text:p>
          </table:table-cell>
          <table:table-cell table:formula="of:=(COS(RADIANS([.D246]))/2+0.5)^[.G$5]" office:value-type="float" office:value="0.0587970171967365" calcext:value-type="float">
            <text:p>0.05879701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formula="of:=COS(RADIANS([.D247]))" office:value-type="float" office:value="-0.5" calcext:value-type="float">
            <text:p>-0.5</text:p>
          </table:table-cell>
          <table:table-cell table:formula="of:=MAX(COS(RADIANS([.D247]));0)" office:value-type="float" office:value="0" calcext:value-type="float">
            <text:p>0</text:p>
          </table:table-cell>
          <table:table-cell table:formula="of:=(COS(RADIANS([.D247]))/2+0.5)^[.G$5]" office:value-type="float" office:value="0.0624999999999999" calcext:value-type="float">
            <text:p>0.06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table:formula="of:=COS(RADIANS([.D248]))" office:value-type="float" office:value="-0.484809620246337" calcext:value-type="float">
            <text:p>-0.4848096202</text:p>
          </table:table-cell>
          <table:table-cell table:formula="of:=MAX(COS(RADIANS([.D248]));0)" office:value-type="float" office:value="0" calcext:value-type="float">
            <text:p>0</text:p>
          </table:table-cell>
          <table:table-cell table:formula="of:=(COS(RADIANS([.D248]))/2+0.5)^[.G$5]" office:value-type="float" office:value="0.0663552818476809" calcext:value-type="float">
            <text:p>0.06635528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table:formula="of:=COS(RADIANS([.D249]))" office:value-type="float" office:value="-0.469471562785891" calcext:value-type="float">
            <text:p>-0.4694715628</text:p>
          </table:table-cell>
          <table:table-cell table:formula="of:=MAX(COS(RADIANS([.D249]));0)" office:value-type="float" office:value="0" calcext:value-type="float">
            <text:p>0</text:p>
          </table:table-cell>
          <table:table-cell table:formula="of:=(COS(RADIANS([.D249]))/2+0.5)^[.G$5]" office:value-type="float" office:value="0.0703651056732113" calcext:value-type="float">
            <text:p>0.070365105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table:formula="of:=COS(RADIANS([.D250]))" office:value-type="float" office:value="-0.453990499739547" calcext:value-type="float">
            <text:p>-0.4539904997</text:p>
          </table:table-cell>
          <table:table-cell table:formula="of:=MAX(COS(RADIANS([.D250]));0)" office:value-type="float" office:value="0" calcext:value-type="float">
            <text:p>0</text:p>
          </table:table-cell>
          <table:table-cell table:formula="of:=(COS(RADIANS([.D250]))/2+0.5)^[.G$5]" office:value-type="float" office:value="0.0745315935936674" calcext:value-type="float">
            <text:p>0.074531593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table:formula="of:=COS(RADIANS([.D251]))" office:value-type="float" office:value="-0.438371146789078" calcext:value-type="float">
            <text:p>-0.4383711468</text:p>
          </table:table-cell>
          <table:table-cell table:formula="of:=MAX(COS(RADIANS([.D251]));0)" office:value-type="float" office:value="0" calcext:value-type="float">
            <text:p>0</text:p>
          </table:table-cell>
          <table:table-cell table:formula="of:=(COS(RADIANS([.D251]))/2+0.5)^[.G$5]" office:value-type="float" office:value="0.0788567421897539" calcext:value-type="float">
            <text:p>0.07885674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formula="of:=COS(RADIANS([.D252]))" office:value-type="float" office:value="-0.422618261740699" calcext:value-type="float">
            <text:p>-0.4226182617</text:p>
          </table:table-cell>
          <table:table-cell table:formula="of:=MAX(COS(RADIANS([.D252]));0)" office:value-type="float" office:value="0" calcext:value-type="float">
            <text:p>0</text:p>
          </table:table-cell>
          <table:table-cell table:formula="of:=(COS(RADIANS([.D252]))/2+0.5)^[.G$5]" office:value-type="float" office:value="0.0833424179188329" calcext:value-type="float">
            <text:p>0.08334241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table:formula="of:=COS(RADIANS([.D253]))" office:value-type="float" office:value="-0.4067366430758" calcext:value-type="float">
            <text:p>-0.4067366431</text:p>
          </table:table-cell>
          <table:table-cell table:formula="of:=MAX(COS(RADIANS([.D253]));0)" office:value-type="float" office:value="0" calcext:value-type="float">
            <text:p>0</text:p>
          </table:table-cell>
          <table:table-cell table:formula="of:=(COS(RADIANS([.D253]))/2+0.5)^[.G$5]" office:value-type="float" office:value="0.0879903526672426" calcext:value-type="float">
            <text:p>0.087990352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table:formula="of:=COS(RADIANS([.D254]))" office:value-type="float" office:value="-0.390731128489274" calcext:value-type="float">
            <text:p>-0.3907311285</text:p>
          </table:table-cell>
          <table:table-cell table:formula="of:=MAX(COS(RADIANS([.D254]));0)" office:value-type="float" office:value="0" calcext:value-type="float">
            <text:p>0</text:p>
          </table:table-cell>
          <table:table-cell table:formula="of:=(COS(RADIANS([.D254]))/2+0.5)^[.G$5]" office:value-type="float" office:value="0.0928021394479884" calcext:value-type="float">
            <text:p>0.09280213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table:formula="of:=COS(RADIANS([.D255]))" office:value-type="float" office:value="-0.374606593415912" calcext:value-type="float">
            <text:p>-0.3746065934</text:p>
          </table:table-cell>
          <table:table-cell table:formula="of:=MAX(COS(RADIANS([.D255]));0)" office:value-type="float" office:value="0" calcext:value-type="float">
            <text:p>0</text:p>
          </table:table-cell>
          <table:table-cell table:formula="of:=(COS(RADIANS([.D255]))/2+0.5)^[.G$5]" office:value-type="float" office:value="0.0977792282497125" calcext:value-type="float">
            <text:p>0.097779228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formula="of:=COS(RADIANS([.D256]))" office:value-type="float" office:value="-0.358367949545301" calcext:value-type="float">
            <text:p>-0.3583679495</text:p>
          </table:table-cell>
          <table:table-cell table:formula="of:=MAX(COS(RADIANS([.D256]));0)" office:value-type="float" office:value="0" calcext:value-type="float">
            <text:p>0</text:p>
          </table:table-cell>
          <table:table-cell table:formula="of:=(COS(RADIANS([.D256]))/2+0.5)^[.G$5]" office:value-type="float" office:value="0.102922922042675" calcext:value-type="float">
            <text:p>0.1029229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formula="of:=COS(RADIANS([.D257]))" office:value-type="float" office:value="-0.342020143325669" calcext:value-type="float">
            <text:p>-0.3420201433</text:p>
          </table:table-cell>
          <table:table-cell table:formula="of:=MAX(COS(RADIANS([.D257]));0)" office:value-type="float" office:value="0" calcext:value-type="float">
            <text:p>0</text:p>
          </table:table-cell>
          <table:table-cell table:formula="of:=(COS(RADIANS([.D257]))/2+0.5)^[.G$5]" office:value-type="float" office:value="0.108234372947293" calcext:value-type="float">
            <text:p>0.10823437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table:formula="of:=COS(RADIANS([.D258]))" office:value-type="float" office:value="-0.325568154457157" calcext:value-type="float">
            <text:p>-0.3255681545</text:p>
          </table:table-cell>
          <table:table-cell table:formula="of:=MAX(COS(RADIANS([.D258]));0)" office:value-type="float" office:value="0" calcext:value-type="float">
            <text:p>0</text:p>
          </table:table-cell>
          <table:table-cell table:formula="of:=(COS(RADIANS([.D258]))/2+0.5)^[.G$5]" office:value-type="float" office:value="0.113714578570581" calcext:value-type="float">
            <text:p>0.11371457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table:formula="of:=COS(RADIANS([.D259]))" office:value-type="float" office:value="-0.309016994374948" calcext:value-type="float">
            <text:p>-0.3090169944</text:p>
          </table:table-cell>
          <table:table-cell table:formula="of:=MAX(COS(RADIANS([.D259]));0)" office:value-type="float" office:value="0" calcext:value-type="float">
            <text:p>0</text:p>
          </table:table-cell>
          <table:table-cell table:formula="of:=(COS(RADIANS([.D259]))/2+0.5)^[.G$5]" office:value-type="float" office:value="0.119364378515658" calcext:value-type="float">
            <text:p>0.11936437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table:formula="of:=COS(RADIANS([.D260]))" office:value-type="float" office:value="-0.292371704722737" calcext:value-type="float">
            <text:p>-0.2923717047</text:p>
          </table:table-cell>
          <table:table-cell table:formula="of:=MAX(COS(RADIANS([.D260]));0)" office:value-type="float" office:value="0" calcext:value-type="float">
            <text:p>0</text:p>
          </table:table-cell>
          <table:table-cell table:formula="of:=(COS(RADIANS([.D260]))/2+0.5)^[.G$5]" office:value-type="float" office:value="0.125184451069251" calcext:value-type="float">
            <text:p>0.12518445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table:formula="of:=COS(RADIANS([.D261]))" office:value-type="float" office:value="-0.275637355816999" calcext:value-type="float">
            <text:p>-0.2756373558</text:p>
          </table:table-cell>
          <table:table-cell table:formula="of:=MAX(COS(RADIANS([.D261]));0)" office:value-type="float" office:value="0" calcext:value-type="float">
            <text:p>0</text:p>
          </table:table-cell>
          <table:table-cell table:formula="of:=(COS(RADIANS([.D261]))/2+0.5)^[.G$5]" office:value-type="float" office:value="0.131175310071947" calcext:value-type="float">
            <text:p>0.13117531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COS(RADIANS([.D262]))" office:value-type="float" office:value="-0.258819045102521" calcext:value-type="float">
            <text:p>-0.2588190451</text:p>
          </table:table-cell>
          <table:table-cell table:formula="of:=MAX(COS(RADIANS([.D262]));0)" office:value-type="float" office:value="0" calcext:value-type="float">
            <text:p>0</text:p>
          </table:table-cell>
          <table:table-cell table:formula="of:=(COS(RADIANS([.D262]))/2+0.5)^[.G$5]" office:value-type="float" office:value="0.137337301975685" calcext:value-type="float">
            <text:p>0.1373373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formula="of:=COS(RADIANS([.D263]))" office:value-type="float" office:value="-0.241921895599668" calcext:value-type="float">
            <text:p>-0.2419218956</text:p>
          </table:table-cell>
          <table:table-cell table:formula="of:=MAX(COS(RADIANS([.D263]));0)" office:value-type="float" office:value="0" calcext:value-type="float">
            <text:p>0</text:p>
          </table:table-cell>
          <table:table-cell table:formula="of:=(COS(RADIANS([.D263]))/2+0.5)^[.G$5]" office:value-type="float" office:value="0.1436706030928" calcext:value-type="float">
            <text:p>0.143670603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table:formula="of:=COS(RADIANS([.D264]))" office:value-type="float" office:value="-0.224951054343865" calcext:value-type="float">
            <text:p>-0.2249510543</text:p>
          </table:table-cell>
          <table:table-cell table:formula="of:=MAX(COS(RADIANS([.D264]));0)" office:value-type="float" office:value="0" calcext:value-type="float">
            <text:p>0</text:p>
          </table:table-cell>
          <table:table-cell table:formula="of:=(COS(RADIANS([.D264]))/2+0.5)^[.G$5]" office:value-type="float" office:value="0.150175217040672" calcext:value-type="float">
            <text:p>0.15017521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table:formula="of:=COS(RADIANS([.D265]))" office:value-type="float" office:value="-0.20791169081776" calcext:value-type="float">
            <text:p>-0.2079116908</text:p>
          </table:table-cell>
          <table:table-cell table:formula="of:=MAX(COS(RADIANS([.D265]));0)" office:value-type="float" office:value="0" calcext:value-type="float">
            <text:p>0</text:p>
          </table:table-cell>
          <table:table-cell table:formula="of:=(COS(RADIANS([.D265]))/2+0.5)^[.G$5]" office:value-type="float" office:value="0.156850972385795" calcext:value-type="float">
            <text:p>0.156850972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table:formula="of:=COS(RADIANS([.D266]))" office:value-type="float" office:value="-0.190808995376545" calcext:value-type="float">
            <text:p>-0.1908089954</text:p>
          </table:table-cell>
          <table:table-cell table:formula="of:=MAX(COS(RADIANS([.D266]));0)" office:value-type="float" office:value="0" calcext:value-type="float">
            <text:p>0</text:p>
          </table:table-cell>
          <table:table-cell table:formula="of:=(COS(RADIANS([.D266]))/2+0.5)^[.G$5]" office:value-type="float" office:value="0.163697520490879" calcext:value-type="float">
            <text:p>0.16369752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table:formula="of:=COS(RADIANS([.D267]))" office:value-type="float" office:value="-0.17364817766693" calcext:value-type="float">
            <text:p>-0.1736481777</text:p>
          </table:table-cell>
          <table:table-cell table:formula="of:=MAX(COS(RADIANS([.D267]));0)" office:value-type="float" office:value="0" calcext:value-type="float">
            <text:p>0</text:p>
          </table:table-cell>
          <table:table-cell table:formula="of:=(COS(RADIANS([.D267]))/2+0.5)^[.G$5]" office:value-type="float" office:value="0.170714333568296" calcext:value-type="float">
            <text:p>0.170714333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formula="of:=COS(RADIANS([.D268]))" office:value-type="float" office:value="-0.156434465040231" calcext:value-type="float">
            <text:p>-0.156434465</text:p>
          </table:table-cell>
          <table:table-cell table:formula="of:=MAX(COS(RADIANS([.D268]));0)" office:value-type="float" office:value="0" calcext:value-type="float">
            <text:p>0</text:p>
          </table:table-cell>
          <table:table-cell table:formula="of:=(COS(RADIANS([.D268]))/2+0.5)^[.G$5]" office:value-type="float" office:value="0.17790070294299" calcext:value-type="float">
            <text:p>0.17790070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table:formula="of:=COS(RADIANS([.D269]))" office:value-type="float" office:value="-0.139173100960066" calcext:value-type="float">
            <text:p>-0.139173101</text:p>
          </table:table-cell>
          <table:table-cell table:formula="of:=MAX(COS(RADIANS([.D269]));0)" office:value-type="float" office:value="0" calcext:value-type="float">
            <text:p>0</text:p>
          </table:table-cell>
          <table:table-cell table:formula="of:=(COS(RADIANS([.D269]))/2+0.5)^[.G$5]" office:value-type="float" office:value="0.185255737527677" calcext:value-type="float">
            <text:p>0.1852557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table:formula="of:=COS(RADIANS([.D270]))" office:value-type="float" office:value="-0.121869343405147" calcext:value-type="float">
            <text:p>-0.1218693434</text:p>
          </table:table-cell>
          <table:table-cell table:formula="of:=MAX(COS(RADIANS([.D270]));0)" office:value-type="float" office:value="0" calcext:value-type="float">
            <text:p>0</text:p>
          </table:table-cell>
          <table:table-cell table:formula="of:=(COS(RADIANS([.D270]))/2+0.5)^[.G$5]" office:value-type="float" office:value="0.192778362512927" calcext:value-type="float">
            <text:p>0.19277836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table:formula="of:=COS(RADIANS([.D271]))" office:value-type="float" office:value="-0.104528463267653" calcext:value-type="float">
            <text:p>-0.1045284633</text:p>
          </table:table-cell>
          <table:table-cell table:formula="of:=MAX(COS(RADIANS([.D271]));0)" office:value-type="float" office:value="0" calcext:value-type="float">
            <text:p>0</text:p>
          </table:table-cell>
          <table:table-cell table:formula="of:=(COS(RADIANS([.D271]))/2+0.5)^[.G$5]" office:value-type="float" office:value="0.200467318274448" calcext:value-type="float">
            <text:p>0.200467318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table:formula="of:=COS(RADIANS([.D272]))" office:value-type="float" office:value="-0.0871557427476582" calcext:value-type="float">
            <text:p>-0.0871557427</text:p>
          </table:table-cell>
          <table:table-cell table:formula="of:=MAX(COS(RADIANS([.D272]));0)" office:value-type="float" office:value="0" calcext:value-type="float">
            <text:p>0</text:p>
          </table:table-cell>
          <table:table-cell table:formula="of:=(COS(RADIANS([.D272]))/2+0.5)^[.G$5]" office:value-type="float" office:value="0.208321159499645" calcext:value-type="float">
            <text:p>0.20832115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table:formula="of:=COS(RADIANS([.D273]))" office:value-type="float" office:value="-0.0697564737441256" calcext:value-type="float">
            <text:p>-0.0697564737</text:p>
          </table:table-cell>
          <table:table-cell table:formula="of:=MAX(COS(RADIANS([.D273]));0)" office:value-type="float" office:value="0" calcext:value-type="float">
            <text:p>0</text:p>
          </table:table-cell>
          <table:table-cell table:formula="of:=(COS(RADIANS([.D273]))/2+0.5)^[.G$5]" office:value-type="float" office:value="0.216338254535241" calcext:value-type="float">
            <text:p>0.21633825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formula="of:=COS(RADIANS([.D274]))" office:value-type="float" office:value="-0.0523359562429443" calcext:value-type="float">
            <text:p>-0.0523359562</text:p>
          </table:table-cell>
          <table:table-cell table:formula="of:=MAX(COS(RADIANS([.D274]));0)" office:value-type="float" office:value="0" calcext:value-type="float">
            <text:p>0</text:p>
          </table:table-cell>
          <table:table-cell table:formula="of:=(COS(RADIANS([.D274]))/2+0.5)^[.G$5]" office:value-type="float" office:value="0.224516784957494" calcext:value-type="float">
            <text:p>0.2245167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formula="of:=COS(RADIANS([.D275]))" office:value-type="float" office:value="-0.0348994967025008" calcext:value-type="float">
            <text:p>-0.0348994967</text:p>
          </table:table-cell>
          <table:table-cell table:formula="of:=MAX(COS(RADIANS([.D275]));0)" office:value-type="float" office:value="0" calcext:value-type="float">
            <text:p>0</text:p>
          </table:table-cell>
          <table:table-cell table:formula="of:=(COS(RADIANS([.D275]))/2+0.5)^[.G$5]" office:value-type="float" office:value="0.232854745366272" calcext:value-type="float">
            <text:p>0.23285474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table:formula="of:=COS(RADIANS([.D276]))" office:value-type="float" office:value="-0.0174524064372835" calcext:value-type="float">
            <text:p>-0.0174524064</text:p>
          </table:table-cell>
          <table:table-cell table:formula="of:=MAX(COS(RADIANS([.D276]));0)" office:value-type="float" office:value="0" calcext:value-type="float">
            <text:p>0</text:p>
          </table:table-cell>
          <table:table-cell table:formula="of:=(COS(RADIANS([.D276]))/2+0.5)^[.G$5]" office:value-type="float" office:value="0.241349943403971" calcext:value-type="float">
            <text:p>0.24134994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formula="of:=COS(RADIANS([.D277]))" office:value-type="float" office:value="-1.83697019872103E-016" calcext:value-type="float">
            <text:p>-1.83697019872103E-16</text:p>
          </table:table-cell>
          <table:table-cell table:formula="of:=MAX(COS(RADIANS([.D277]));0)" office:value-type="float" office:value="0" calcext:value-type="float">
            <text:p>0</text:p>
          </table:table-cell>
          <table:table-cell table:formula="of:=(COS(RADIANS([.D277]))/2+0.5)^[.G$5]"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table:formula="of:=COS(RADIANS([.D278]))" office:value-type="float" office:value="0.0174524064372831" calcext:value-type="float">
            <text:p>0.0174524064</text:p>
          </table:table-cell>
          <table:table-cell table:formula="of:=MAX(COS(RADIANS([.D278]));0)" office:value-type="float" office:value="0.0174524064372831" calcext:value-type="float">
            <text:p>0.0174524064</text:p>
          </table:table-cell>
          <table:table-cell table:formula="of:=(COS(RADIANS([.D278]))/2+0.5)^[.G$5]" office:value-type="float" office:value="0.258802349841255" calcext:value-type="float">
            <text:p>0.258802349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table:formula="of:=COS(RADIANS([.D279]))" office:value-type="float" office:value="0.0348994967025013" calcext:value-type="float">
            <text:p>0.0348994967</text:p>
          </table:table-cell>
          <table:table-cell table:formula="of:=MAX(COS(RADIANS([.D279]));0)" office:value-type="float" office:value="0.0348994967025013" calcext:value-type="float">
            <text:p>0.0348994967</text:p>
          </table:table-cell>
          <table:table-cell table:formula="of:=(COS(RADIANS([.D279]))/2+0.5)^[.G$5]" office:value-type="float" office:value="0.267754242068773" calcext:value-type="float">
            <text:p>0.26775424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table:formula="of:=COS(RADIANS([.D280]))" office:value-type="float" office:value="0.0523359562429439" calcext:value-type="float">
            <text:p>0.0523359562</text:p>
          </table:table-cell>
          <table:table-cell table:formula="of:=MAX(COS(RADIANS([.D280]));0)" office:value-type="float" office:value="0.0523359562429439" calcext:value-type="float">
            <text:p>0.0523359562</text:p>
          </table:table-cell>
          <table:table-cell table:formula="of:=(COS(RADIANS([.D280]))/2+0.5)^[.G$5]" office:value-type="float" office:value="0.276852741200438" calcext:value-type="float">
            <text:p>0.27685274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table:formula="of:=COS(RADIANS([.D281]))" office:value-type="float" office:value="0.0697564737441252" calcext:value-type="float">
            <text:p>0.0697564737</text:p>
          </table:table-cell>
          <table:table-cell table:formula="of:=MAX(COS(RADIANS([.D281]));0)" office:value-type="float" office:value="0.0697564737441252" calcext:value-type="float">
            <text:p>0.0697564737</text:p>
          </table:table-cell>
          <table:table-cell table:formula="of:=(COS(RADIANS([.D281]))/2+0.5)^[.G$5]" office:value-type="float" office:value="0.286094728279366" calcext:value-type="float">
            <text:p>0.286094728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formula="of:=COS(RADIANS([.D282]))" office:value-type="float" office:value="0.0871557427476579" calcext:value-type="float">
            <text:p>0.0871557427</text:p>
          </table:table-cell>
          <table:table-cell table:formula="of:=MAX(COS(RADIANS([.D282]));0)" office:value-type="float" office:value="0.0871557427476579" calcext:value-type="float">
            <text:p>0.0871557427</text:p>
          </table:table-cell>
          <table:table-cell table:formula="of:=(COS(RADIANS([.D282]))/2+0.5)^[.G$5]" office:value-type="float" office:value="0.295476902247303" calcext:value-type="float">
            <text:p>0.29547690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table:formula="of:=COS(RADIANS([.D283]))" office:value-type="float" office:value="0.104528463267653" calcext:value-type="float">
            <text:p>0.1045284633</text:p>
          </table:table-cell>
          <table:table-cell table:formula="of:=MAX(COS(RADIANS([.D283]));0)" office:value-type="float" office:value="0.104528463267653" calcext:value-type="float">
            <text:p>0.1045284633</text:p>
          </table:table-cell>
          <table:table-cell table:formula="of:=(COS(RADIANS([.D283]))/2+0.5)^[.G$5]" office:value-type="float" office:value="0.304995781542101" calcext:value-type="float">
            <text:p>0.30499578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table:formula="of:=COS(RADIANS([.D284]))" office:value-type="float" office:value="0.121869343405148" calcext:value-type="float">
            <text:p>0.1218693434</text:p>
          </table:table-cell>
          <table:table-cell table:formula="of:=MAX(COS(RADIANS([.D284]));0)" office:value-type="float" office:value="0.121869343405148" calcext:value-type="float">
            <text:p>0.1218693434</text:p>
          </table:table-cell>
          <table:table-cell table:formula="of:=(COS(RADIANS([.D284]))/2+0.5)^[.G$5]" office:value-type="float" office:value="0.314647705918074" calcext:value-type="float">
            <text:p>0.31464770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table:formula="of:=COS(RADIANS([.D285]))" office:value-type="float" office:value="0.139173100960065" calcext:value-type="float">
            <text:p>0.139173101</text:p>
          </table:table-cell>
          <table:table-cell table:formula="of:=MAX(COS(RADIANS([.D285]));0)" office:value-type="float" office:value="0.139173100960065" calcext:value-type="float">
            <text:p>0.139173101</text:p>
          </table:table-cell>
          <table:table-cell table:formula="of:=(COS(RADIANS([.D285]))/2+0.5)^[.G$5]" office:value-type="float" office:value="0.324428838487743" calcext:value-type="float">
            <text:p>0.32442883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table:formula="of:=COS(RADIANS([.D286]))" office:value-type="float" office:value="0.156434465040231" calcext:value-type="float">
            <text:p>0.156434465</text:p>
          </table:table-cell>
          <table:table-cell table:formula="of:=MAX(COS(RADIANS([.D286]));0)" office:value-type="float" office:value="0.156434465040231" calcext:value-type="float">
            <text:p>0.156434465</text:p>
          </table:table-cell>
          <table:table-cell table:formula="of:=(COS(RADIANS([.D286]))/2+0.5)^[.G$5]" office:value-type="float" office:value="0.334335167983221" calcext:value-type="float">
            <text:p>0.33433516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table:formula="of:=COS(RADIANS([.D287]))" office:value-type="float" office:value="0.17364817766693" calcext:value-type="float">
            <text:p>0.1736481777</text:p>
          </table:table-cell>
          <table:table-cell table:formula="of:=MAX(COS(RADIANS([.D287]));0)" office:value-type="float" office:value="0.17364817766693" calcext:value-type="float">
            <text:p>0.1736481777</text:p>
          </table:table-cell>
          <table:table-cell table:formula="of:=(COS(RADIANS([.D287]))/2+0.5)^[.G$5]" office:value-type="float" office:value="0.344362511235226" calcext:value-type="float">
            <text:p>0.34436251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table:formula="of:=COS(RADIANS([.D288]))" office:value-type="float" office:value="0.190808995376545" calcext:value-type="float">
            <text:p>0.1908089954</text:p>
          </table:table-cell>
          <table:table-cell table:formula="of:=MAX(COS(RADIANS([.D288]));0)" office:value-type="float" office:value="0.190808995376545" calcext:value-type="float">
            <text:p>0.1908089954</text:p>
          </table:table-cell>
          <table:table-cell table:formula="of:=(COS(RADIANS([.D288]))/2+0.5)^[.G$5]" office:value-type="float" office:value="0.354506515867424" calcext:value-type="float">
            <text:p>0.35450651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table:formula="of:=COS(RADIANS([.D289]))" office:value-type="float" office:value="0.207911690817759" calcext:value-type="float">
            <text:p>0.2079116908</text:p>
          </table:table-cell>
          <table:table-cell table:formula="of:=MAX(COS(RADIANS([.D289]));0)" office:value-type="float" office:value="0.207911690817759" calcext:value-type="float">
            <text:p>0.2079116908</text:p>
          </table:table-cell>
          <table:table-cell table:formula="of:=(COS(RADIANS([.D289]))/2+0.5)^[.G$5]" office:value-type="float" office:value="0.364762663203555" calcext:value-type="float">
            <text:p>0.36476266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table:formula="of:=COS(RADIANS([.D290]))" office:value-type="float" office:value="0.224951054343865" calcext:value-type="float">
            <text:p>0.2249510543</text:p>
          </table:table-cell>
          <table:table-cell table:formula="of:=MAX(COS(RADIANS([.D290]));0)" office:value-type="float" office:value="0.224951054343865" calcext:value-type="float">
            <text:p>0.2249510543</text:p>
          </table:table-cell>
          <table:table-cell table:formula="of:=(COS(RADIANS([.D290]))/2+0.5)^[.G$5]" office:value-type="float" office:value="0.375126271384537" calcext:value-type="float">
            <text:p>0.37512627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table:formula="of:=COS(RADIANS([.D291]))" office:value-type="float" office:value="0.241921895599667" calcext:value-type="float">
            <text:p>0.2419218956</text:p>
          </table:table-cell>
          <table:table-cell table:formula="of:=MAX(COS(RADIANS([.D291]));0)" office:value-type="float" office:value="0.241921895599667" calcext:value-type="float">
            <text:p>0.2419218956</text:p>
          </table:table-cell>
          <table:table-cell table:formula="of:=(COS(RADIANS([.D291]))/2+0.5)^[.G$5]" office:value-type="float" office:value="0.385592498692468" calcext:value-type="float">
            <text:p>0.385592498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table:formula="of:=COS(RADIANS([.D292]))" office:value-type="float" office:value="0.25881904510252" calcext:value-type="float">
            <text:p>0.2588190451</text:p>
          </table:table-cell>
          <table:table-cell table:formula="of:=MAX(COS(RADIANS([.D292]));0)" office:value-type="float" office:value="0.25881904510252" calcext:value-type="float">
            <text:p>0.2588190451</text:p>
          </table:table-cell>
          <table:table-cell table:formula="of:=(COS(RADIANS([.D292]))/2+0.5)^[.G$5]" office:value-type="float" office:value="0.396156347078205" calcext:value-type="float">
            <text:p>0.39615634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formula="of:=COS(RADIANS([.D293]))" office:value-type="float" office:value="0.275637355816999" calcext:value-type="float">
            <text:p>0.2756373558</text:p>
          </table:table-cell>
          <table:table-cell table:formula="of:=MAX(COS(RADIANS([.D293]));0)" office:value-type="float" office:value="0.275637355816999" calcext:value-type="float">
            <text:p>0.2756373558</text:p>
          </table:table-cell>
          <table:table-cell table:formula="of:=(COS(RADIANS([.D293]))/2+0.5)^[.G$5]" office:value-type="float" office:value="0.406812665888946" calcext:value-type="float">
            <text:p>0.40681266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table:formula="of:=COS(RADIANS([.D294]))" office:value-type="float" office:value="0.292371704722737" calcext:value-type="float">
            <text:p>0.2923717047</text:p>
          </table:table-cell>
          <table:table-cell table:formula="of:=MAX(COS(RADIANS([.D294]));0)" office:value-type="float" office:value="0.292371704722737" calcext:value-type="float">
            <text:p>0.2923717047</text:p>
          </table:table-cell>
          <table:table-cell table:formula="of:=(COS(RADIANS([.D294]))/2+0.5)^[.G$5]" office:value-type="float" office:value="0.417556155791988" calcext:value-type="float">
            <text:p>0.41755615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table:formula="of:=COS(RADIANS([.D295]))" office:value-type="float" office:value="0.309016994374947" calcext:value-type="float">
            <text:p>0.3090169944</text:p>
          </table:table-cell>
          <table:table-cell table:formula="of:=MAX(COS(RADIANS([.D295]));0)" office:value-type="float" office:value="0.309016994374947" calcext:value-type="float">
            <text:p>0.3090169944</text:p>
          </table:table-cell>
          <table:table-cell table:formula="of:=(COS(RADIANS([.D295]))/2+0.5)^[.G$5]" office:value-type="float" office:value="0.428381372890605" calcext:value-type="float">
            <text:p>0.42838137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table:formula="of:=COS(RADIANS([.D296]))" office:value-type="float" office:value="0.325568154457156" calcext:value-type="float">
            <text:p>0.3255681545</text:p>
          </table:table-cell>
          <table:table-cell table:formula="of:=MAX(COS(RADIANS([.D296]));0)" office:value-type="float" office:value="0.325568154457156" calcext:value-type="float">
            <text:p>0.3255681545</text:p>
          </table:table-cell>
          <table:table-cell table:formula="of:=(COS(RADIANS([.D296]))/2+0.5)^[.G$5]" office:value-type="float" office:value="0.439282733027738" calcext:value-type="float">
            <text:p>0.4392827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table:formula="of:=COS(RADIANS([.D297]))" office:value-type="float" office:value="0.342020143325669" calcext:value-type="float">
            <text:p>0.3420201433</text:p>
          </table:table-cell>
          <table:table-cell table:formula="of:=MAX(COS(RADIANS([.D297]));0)" office:value-type="float" office:value="0.342020143325669" calcext:value-type="float">
            <text:p>0.3420201433</text:p>
          </table:table-cell>
          <table:table-cell table:formula="of:=(COS(RADIANS([.D297]))/2+0.5)^[.G$5]" office:value-type="float" office:value="0.450254516272962" calcext:value-type="float">
            <text:p>0.450254516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formula="of:=COS(RADIANS([.D298]))" office:value-type="float" office:value="0.3583679495453" calcext:value-type="float">
            <text:p>0.3583679495</text:p>
          </table:table-cell>
          <table:table-cell table:formula="of:=MAX(COS(RADIANS([.D298]));0)" office:value-type="float" office:value="0.3583679495453" calcext:value-type="float">
            <text:p>0.3583679495</text:p>
          </table:table-cell>
          <table:table-cell table:formula="of:=(COS(RADIANS([.D298]))/2+0.5)^[.G$5]" office:value-type="float" office:value="0.461290871587976" calcext:value-type="float">
            <text:p>0.46129087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table:formula="of:=COS(RADIANS([.D299]))" office:value-type="float" office:value="0.374606593415912" calcext:value-type="float">
            <text:p>0.3746065934</text:p>
          </table:table-cell>
          <table:table-cell table:formula="of:=MAX(COS(RADIANS([.D299]));0)" office:value-type="float" office:value="0.374606593415912" calcext:value-type="float">
            <text:p>0.3746065934</text:p>
          </table:table-cell>
          <table:table-cell table:formula="of:=(COS(RADIANS([.D299]))/2+0.5)^[.G$5]" office:value-type="float" office:value="0.472385821665625" calcext:value-type="float">
            <text:p>0.472385821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table:formula="of:=COS(RADIANS([.D300]))" office:value-type="float" office:value="0.390731128489273" calcext:value-type="float">
            <text:p>0.3907311285</text:p>
          </table:table-cell>
          <table:table-cell table:formula="of:=MAX(COS(RADIANS([.D300]));0)" office:value-type="float" office:value="0.390731128489273" calcext:value-type="float">
            <text:p>0.3907311285</text:p>
          </table:table-cell>
          <table:table-cell table:formula="of:=(COS(RADIANS([.D300]))/2+0.5)^[.G$5]" office:value-type="float" office:value="0.483533267937262" calcext:value-type="float">
            <text:p>0.48353326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table:formula="of:=COS(RADIANS([.D301]))" office:value-type="float" office:value="0.4067366430758" calcext:value-type="float">
            <text:p>0.4067366431</text:p>
          </table:table-cell>
          <table:table-cell table:formula="of:=MAX(COS(RADIANS([.D301]));0)" office:value-type="float" office:value="0.4067366430758" calcext:value-type="float">
            <text:p>0.4067366431</text:p>
          </table:table-cell>
          <table:table-cell table:formula="of:=(COS(RADIANS([.D301]))/2+0.5)^[.G$5]" office:value-type="float" office:value="0.494726995743042" calcext:value-type="float">
            <text:p>0.494726995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table:formula="of:=COS(RADIANS([.D302]))" office:value-type="float" office:value="0.4226182617407" calcext:value-type="float">
            <text:p>0.4226182617</text:p>
          </table:table-cell>
          <table:table-cell table:formula="of:=MAX(COS(RADIANS([.D302]));0)" office:value-type="float" office:value="0.4226182617407" calcext:value-type="float">
            <text:p>0.4226182617</text:p>
          </table:table-cell>
          <table:table-cell table:formula="of:=(COS(RADIANS([.D302]))/2+0.5)^[.G$5]" office:value-type="float" office:value="0.505960679659532" calcext:value-type="float">
            <text:p>0.50596067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table:formula="of:=COS(RADIANS([.D303]))" office:value-type="float" office:value="0.438371146789077" calcext:value-type="float">
            <text:p>0.4383711468</text:p>
          </table:table-cell>
          <table:table-cell table:formula="of:=MAX(COS(RADIANS([.D303]));0)" office:value-type="float" office:value="0.438371146789077" calcext:value-type="float">
            <text:p>0.4383711468</text:p>
          </table:table-cell>
          <table:table-cell table:formula="of:=(COS(RADIANS([.D303]))/2+0.5)^[.G$5]" office:value-type="float" office:value="0.517227888978831" calcext:value-type="float">
            <text:p>0.5172278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table:formula="of:=COS(RADIANS([.D304]))" office:value-type="float" office:value="0.453990499739547" calcext:value-type="float">
            <text:p>0.4539904997</text:p>
          </table:table-cell>
          <table:table-cell table:formula="of:=MAX(COS(RADIANS([.D304]));0)" office:value-type="float" office:value="0.453990499739547" calcext:value-type="float">
            <text:p>0.4539904997</text:p>
          </table:table-cell>
          <table:table-cell table:formula="of:=(COS(RADIANS([.D304]))/2+0.5)^[.G$5]" office:value-type="float" office:value="0.528522093333214" calcext:value-type="float">
            <text:p>0.52852209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table:formula="of:=COS(RADIANS([.D305]))" office:value-type="float" office:value="0.46947156278589" calcext:value-type="float">
            <text:p>0.4694715628</text:p>
          </table:table-cell>
          <table:table-cell table:formula="of:=MAX(COS(RADIANS([.D305]));0)" office:value-type="float" office:value="0.46947156278589" calcext:value-type="float">
            <text:p>0.4694715628</text:p>
          </table:table-cell>
          <table:table-cell table:formula="of:=(COS(RADIANS([.D305]))/2+0.5)^[.G$5]" office:value-type="float" office:value="0.539836668459102" calcext:value-type="float">
            <text:p>0.53983666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table:formula="of:=COS(RADIANS([.D306]))" office:value-type="float" office:value="0.484809620246337" calcext:value-type="float">
            <text:p>0.4848096202</text:p>
          </table:table-cell>
          <table:table-cell table:formula="of:=MAX(COS(RADIANS([.D306]));0)" office:value-type="float" office:value="0.484809620246337" calcext:value-type="float">
            <text:p>0.4848096202</text:p>
          </table:table-cell>
          <table:table-cell table:formula="of:=(COS(RADIANS([.D306]))/2+0.5)^[.G$5]" office:value-type="float" office:value="0.551164902094018" calcext:value-type="float">
            <text:p>0.55116490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COS(RADIANS([.D307]))" office:value-type="float" office:value="0.5" calcext:value-type="float">
            <text:p>0.5</text:p>
          </table:table-cell>
          <table:table-cell table:formula="of:=MAX(COS(RADIANS([.D307]));0)" office:value-type="float" office:value="0.5" calcext:value-type="float">
            <text:p>0.5</text:p>
          </table:table-cell>
          <table:table-cell table:formula="of:=(COS(RADIANS([.D307]))/2+0.5)^[.G$5]" office:value-type="float" office:value="0.5625" calcext:value-type="float">
            <text:p>0.56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table:formula="of:=COS(RADIANS([.D308]))" office:value-type="float" office:value="0.515038074910054" calcext:value-type="float">
            <text:p>0.5150380749</text:p>
          </table:table-cell>
          <table:table-cell table:formula="of:=MAX(COS(RADIANS([.D308]));0)" office:value-type="float" office:value="0.515038074910054" calcext:value-type="float">
            <text:p>0.5150380749</text:p>
          </table:table-cell>
          <table:table-cell table:formula="of:=(COS(RADIANS([.D308]))/2+0.5)^[.G$5]" office:value-type="float" office:value="0.573835092106791" calcext:value-type="float">
            <text:p>0.57383509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table:formula="of:=COS(RADIANS([.D309]))" office:value-type="float" office:value="0.529919264233205" calcext:value-type="float">
            <text:p>0.5299192642</text:p>
          </table:table-cell>
          <table:table-cell table:formula="of:=MAX(COS(RADIANS([.D309]));0)" office:value-type="float" office:value="0.529919264233205" calcext:value-type="float">
            <text:p>0.5299192642</text:p>
          </table:table-cell>
          <table:table-cell table:formula="of:=(COS(RADIANS([.D309]))/2+0.5)^[.G$5]" office:value-type="float" office:value="0.585163238767968" calcext:value-type="float">
            <text:p>0.585163238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formula="of:=COS(RADIANS([.D310]))" office:value-type="float" office:value="0.544639035015027" calcext:value-type="float">
            <text:p>0.544639035</text:p>
          </table:table-cell>
          <table:table-cell table:formula="of:=MAX(COS(RADIANS([.D310]));0)" office:value-type="float" office:value="0.544639035015027" calcext:value-type="float">
            <text:p>0.544639035</text:p>
          </table:table-cell>
          <table:table-cell table:formula="of:=(COS(RADIANS([.D310]))/2+0.5)^[.G$5]" office:value-type="float" office:value="0.596477437123038" calcext:value-type="float">
            <text:p>0.59647743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table:formula="of:=COS(RADIANS([.D311]))" office:value-type="float" office:value="0.559192903470747" calcext:value-type="float">
            <text:p>0.5591929035</text:p>
          </table:table-cell>
          <table:table-cell table:formula="of:=MAX(COS(RADIANS([.D311]));0)" office:value-type="float" office:value="0.559192903470747" calcext:value-type="float">
            <text:p>0.5591929035</text:p>
          </table:table-cell>
          <table:table-cell table:formula="of:=(COS(RADIANS([.D311]))/2+0.5)^[.G$5]" office:value-type="float" office:value="0.607770627558385" calcext:value-type="float">
            <text:p>0.607770627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table:formula="of:=COS(RADIANS([.D312]))" office:value-type="float" office:value="0.573576436351046" calcext:value-type="float">
            <text:p>0.5735764364</text:p>
          </table:table-cell>
          <table:table-cell table:formula="of:=MAX(COS(RADIANS([.D312]));0)" office:value-type="float" office:value="0.573576436351046" calcext:value-type="float">
            <text:p>0.5735764364</text:p>
          </table:table-cell>
          <table:table-cell table:formula="of:=(COS(RADIANS([.D312]))/2+0.5)^[.G$5]" office:value-type="float" office:value="0.619035700259814" calcext:value-type="float">
            <text:p>0.619035700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table:formula="of:=COS(RADIANS([.D313]))" office:value-type="float" office:value="0.587785252292473" calcext:value-type="float">
            <text:p>0.5877852523</text:p>
          </table:table-cell>
          <table:table-cell table:formula="of:=MAX(COS(RADIANS([.D313]));0)" office:value-type="float" office:value="0.587785252292473" calcext:value-type="float">
            <text:p>0.5877852523</text:p>
          </table:table-cell>
          <table:table-cell table:formula="of:=(COS(RADIANS([.D313]))/2+0.5)^[.G$5]" office:value-type="float" office:value="0.630265501849368" calcext:value-type="float">
            <text:p>0.63026550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table:formula="of:=COS(RADIANS([.D314]))" office:value-type="float" office:value="0.601815023152048" calcext:value-type="float">
            <text:p>0.6018150232</text:p>
          </table:table-cell>
          <table:table-cell table:formula="of:=MAX(COS(RADIANS([.D314]));0)" office:value-type="float" office:value="0.601815023152048" calcext:value-type="float">
            <text:p>0.6018150232</text:p>
          </table:table-cell>
          <table:table-cell table:formula="of:=(COS(RADIANS([.D314]))/2+0.5)^[.G$5]" office:value-type="float" office:value="0.641452842098899" calcext:value-type="float">
            <text:p>0.64145284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table:formula="of:=COS(RADIANS([.D315]))" office:value-type="float" office:value="0.615661475325658" calcext:value-type="float">
            <text:p>0.6156614753</text:p>
          </table:table-cell>
          <table:table-cell table:formula="of:=MAX(COS(RADIANS([.D315]));0)" office:value-type="float" office:value="0.615661475325658" calcext:value-type="float">
            <text:p>0.6156614753</text:p>
          </table:table-cell>
          <table:table-cell table:formula="of:=(COS(RADIANS([.D315]))/2+0.5)^[.G$5]" office:value-type="float" office:value="0.652590500712871" calcext:value-type="float">
            <text:p>0.65259050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table:formula="of:=COS(RADIANS([.D316]))" office:value-type="float" office:value="0.629320391049837" calcext:value-type="float">
            <text:p>0.629320391</text:p>
          </table:table-cell>
          <table:table-cell table:formula="of:=MAX(COS(RADIANS([.D316]));0)" office:value-type="float" office:value="0.629320391049837" calcext:value-type="float">
            <text:p>0.629320391</text:p>
          </table:table-cell>
          <table:table-cell table:formula="of:=(COS(RADIANS([.D316]))/2+0.5)^[.G$5]" office:value-type="float" office:value="0.663671234172699" calcext:value-type="float">
            <text:p>0.663671234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table:formula="of:=COS(RADIANS([.D317]))" office:value-type="float" office:value="0.642787609686539" calcext:value-type="float">
            <text:p>0.6427876097</text:p>
          </table:table-cell>
          <table:table-cell table:formula="of:=MAX(COS(RADIANS([.D317]));0)" office:value-type="float" office:value="0.642787609686539" calcext:value-type="float">
            <text:p>0.6427876097</text:p>
          </table:table-cell>
          <table:table-cell table:formula="of:=(COS(RADIANS([.D317]))/2+0.5)^[.G$5]" office:value-type="float" office:value="0.674687782634903" calcext:value-type="float">
            <text:p>0.67468778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formula="of:=COS(RADIANS([.D318]))" office:value-type="float" office:value="0.656059028990507" calcext:value-type="float">
            <text:p>0.656059029</text:p>
          </table:table-cell>
          <table:table-cell table:formula="of:=MAX(COS(RADIANS([.D318]));0)" office:value-type="float" office:value="0.656059028990507" calcext:value-type="float">
            <text:p>0.656059029</text:p>
          </table:table-cell>
          <table:table-cell table:formula="of:=(COS(RADIANS([.D318]))/2+0.5)^[.G$5]" office:value-type="float" office:value="0.685632876875245" calcext:value-type="float">
            <text:p>0.685632876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formula="of:=COS(RADIANS([.D319]))" office:value-type="float" office:value="0.669130606358858" calcext:value-type="float">
            <text:p>0.6691306064</text:p>
          </table:table-cell>
          <table:table-cell table:formula="of:=MAX(COS(RADIANS([.D319]));0)" office:value-type="float" office:value="0.669130606358858" calcext:value-type="float">
            <text:p>0.6691306064</text:p>
          </table:table-cell>
          <table:table-cell table:formula="of:=(COS(RADIANS([.D319]))/2+0.5)^[.G$5]" office:value-type="float" office:value="0.696499245270972" calcext:value-type="float">
            <text:p>0.696499245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table:formula="of:=COS(RADIANS([.D320]))" office:value-type="float" office:value="0.681998360062499" calcext:value-type="float">
            <text:p>0.6819983601</text:p>
          </table:table-cell>
          <table:table-cell table:formula="of:=MAX(COS(RADIANS([.D320]));0)" office:value-type="float" office:value="0.681998360062499" calcext:value-type="float">
            <text:p>0.6819983601</text:p>
          </table:table-cell>
          <table:table-cell table:formula="of:=(COS(RADIANS([.D320]))/2+0.5)^[.G$5]" office:value-type="float" office:value="0.707279620813234" calcext:value-type="float">
            <text:p>0.70727962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formula="of:=COS(RADIANS([.D321]))" office:value-type="float" office:value="0.694658370458997" calcext:value-type="float">
            <text:p>0.6946583705</text:p>
          </table:table-cell>
          <table:table-cell table:formula="of:=MAX(COS(RADIANS([.D321]));0)" office:value-type="float" office:value="0.694658370458997" calcext:value-type="float">
            <text:p>0.6946583705</text:p>
          </table:table-cell>
          <table:table-cell table:formula="of:=(COS(RADIANS([.D321]))/2+0.5)^[.G$5]" office:value-type="float" office:value="0.717966748141686" calcext:value-type="float">
            <text:p>0.71796674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table:formula="of:=COS(RADIANS([.D322]))" office:value-type="float" office:value="0.707106781186547" calcext:value-type="float">
            <text:p>0.7071067812</text:p>
          </table:table-cell>
          <table:table-cell table:formula="of:=MAX(COS(RADIANS([.D322]));0)" office:value-type="float" office:value="0.707106781186547" calcext:value-type="float">
            <text:p>0.7071067812</text:p>
          </table:table-cell>
          <table:table-cell table:formula="of:=(COS(RADIANS([.D322]))/2+0.5)^[.G$5]" office:value-type="float" office:value="0.728553390593274" calcext:value-type="float">
            <text:p>0.72855339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table:formula="of:=COS(RADIANS([.D323]))" office:value-type="float" office:value="0.719339800338651" calcext:value-type="float">
            <text:p>0.7193398003</text:p>
          </table:table-cell>
          <table:table-cell table:formula="of:=MAX(COS(RADIANS([.D323]));0)" office:value-type="float" office:value="0.719339800338651" calcext:value-type="float">
            <text:p>0.7193398003</text:p>
          </table:table-cell>
          <table:table-cell table:formula="of:=(COS(RADIANS([.D323]))/2+0.5)^[.G$5]" office:value-type="float" office:value="0.739032337257138" calcext:value-type="float">
            <text:p>0.739032337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table:formula="of:=COS(RADIANS([.D324]))" office:value-type="float" office:value="0.731353701619171" calcext:value-type="float">
            <text:p>0.7313537016</text:p>
          </table:table-cell>
          <table:table-cell table:formula="of:=MAX(COS(RADIANS([.D324]));0)" office:value-type="float" office:value="0.731353701619171" calcext:value-type="float">
            <text:p>0.7313537016</text:p>
          </table:table-cell>
          <table:table-cell table:formula="of:=(COS(RADIANS([.D324]))/2+0.5)^[.G$5]" office:value-type="float" office:value="0.749396410027601" calcext:value-type="float">
            <text:p>0.749396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table:formula="of:=COS(RADIANS([.D325]))" office:value-type="float" office:value="0.743144825477394" calcext:value-type="float">
            <text:p>0.7431448255</text:p>
          </table:table-cell>
          <table:table-cell table:formula="of:=MAX(COS(RADIANS([.D325]));0)" office:value-type="float" office:value="0.743144825477394" calcext:value-type="float">
            <text:p>0.7431448255</text:p>
          </table:table-cell>
          <table:table-cell table:formula="of:=(COS(RADIANS([.D325]))/2+0.5)^[.G$5]" office:value-type="float" office:value="0.759638470647154" calcext:value-type="float">
            <text:p>0.75963847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table:formula="of:=COS(RADIANS([.D326]))" office:value-type="float" office:value="0.754709580222772" calcext:value-type="float">
            <text:p>0.7547095802</text:p>
          </table:table-cell>
          <table:table-cell table:formula="of:=MAX(COS(RADIANS([.D326]));0)" office:value-type="float" office:value="0.754709580222772" calcext:value-type="float">
            <text:p>0.7547095802</text:p>
          </table:table-cell>
          <table:table-cell table:formula="of:=(COS(RADIANS([.D326]))/2+0.5)^[.G$5]" office:value-type="float" office:value="0.769751427731394" calcext:value-type="float">
            <text:p>0.76975142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table:formula="of:=COS(RADIANS([.D327]))" office:value-type="float" office:value="0.766044443118978" calcext:value-type="float">
            <text:p>0.7660444431</text:p>
          </table:table-cell>
          <table:table-cell table:formula="of:=MAX(COS(RADIANS([.D327]));0)" office:value-type="float" office:value="0.766044443118978" calcext:value-type="float">
            <text:p>0.7660444431</text:p>
          </table:table-cell>
          <table:table-cell table:formula="of:=(COS(RADIANS([.D327]))/2+0.5)^[.G$5]" office:value-type="float" office:value="0.779728243767855" calcext:value-type="float">
            <text:p>0.77972824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table:formula="of:=COS(RADIANS([.D328]))" office:value-type="float" office:value="0.777145961456971" calcext:value-type="float">
            <text:p>0.7771459615</text:p>
          </table:table-cell>
          <table:table-cell table:formula="of:=MAX(COS(RADIANS([.D328]));0)" office:value-type="float" office:value="0.777145961456971" calcext:value-type="float">
            <text:p>0.7771459615</text:p>
          </table:table-cell>
          <table:table-cell table:formula="of:=(COS(RADIANS([.D328]))/2+0.5)^[.G$5]" office:value-type="float" office:value="0.789561942080705" calcext:value-type="float">
            <text:p>0.78956194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formula="of:=COS(RADIANS([.D329]))" office:value-type="float" office:value="0.788010753606722" calcext:value-type="float">
            <text:p>0.7880107536</text:p>
          </table:table-cell>
          <table:table-cell table:formula="of:=MAX(COS(RADIANS([.D329]));0)" office:value-type="float" office:value="0.788010753606722" calcext:value-type="float">
            <text:p>0.7880107536</text:p>
          </table:table-cell>
          <table:table-cell table:formula="of:=(COS(RADIANS([.D329]))/2+0.5)^[.G$5]" office:value-type="float" office:value="0.799245613753319" calcext:value-type="float">
            <text:p>0.79924561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formula="of:=COS(RADIANS([.D330]))" office:value-type="float" office:value="0.798635510047293" calcext:value-type="float">
            <text:p>0.79863551</text:p>
          </table:table-cell>
          <table:table-cell table:formula="of:=MAX(COS(RADIANS([.D330]));0)" office:value-type="float" office:value="0.798635510047293" calcext:value-type="float">
            <text:p>0.79863551</text:p>
          </table:table-cell>
          <table:table-cell table:formula="of:=(COS(RADIANS([.D330]))/2+0.5)^[.G$5]" office:value-type="float" office:value="0.808772424500771" calcext:value-type="float">
            <text:p>0.80877242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table:formula="of:=COS(RADIANS([.D331]))" office:value-type="float" office:value="0.809016994374947" calcext:value-type="float">
            <text:p>0.8090169944</text:p>
          </table:table-cell>
          <table:table-cell table:formula="of:=MAX(COS(RADIANS([.D331]));0)" office:value-type="float" office:value="0.809016994374947" calcext:value-type="float">
            <text:p>0.8090169944</text:p>
          </table:table-cell>
          <table:table-cell table:formula="of:=(COS(RADIANS([.D331]))/2+0.5)^[.G$5]" office:value-type="float" office:value="0.818135621484342" calcext:value-type="float">
            <text:p>0.81813562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formula="of:=COS(RADIANS([.D332]))" office:value-type="float" office:value="0.819152044288992" calcext:value-type="float">
            <text:p>0.8191520443</text:p>
          </table:table-cell>
          <table:table-cell table:formula="of:=MAX(COS(RADIANS([.D332]));0)" office:value-type="float" office:value="0.819152044288992" calcext:value-type="float">
            <text:p>0.8191520443</text:p>
          </table:table-cell>
          <table:table-cell table:formula="of:=(COS(RADIANS([.D332]))/2+0.5)^[.G$5]" office:value-type="float" office:value="0.827328540060204" calcext:value-type="float">
            <text:p>0.82732854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table:formula="of:=COS(RADIANS([.D333]))" office:value-type="float" office:value="0.829037572555042" calcext:value-type="float">
            <text:p>0.8290375726</text:p>
          </table:table-cell>
          <table:table-cell table:formula="of:=MAX(COS(RADIANS([.D333]));0)" office:value-type="float" office:value="0.829037572555042" calcext:value-type="float">
            <text:p>0.8290375726</text:p>
          </table:table-cell>
          <table:table-cell table:formula="of:=(COS(RADIANS([.D333]))/2+0.5)^[.G$5]" office:value-type="float" office:value="0.83634461045451" calcext:value-type="float">
            <text:p>0.83634461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table:formula="of:=COS(RADIANS([.D334]))" office:value-type="float" office:value="0.838670567945424" calcext:value-type="float">
            <text:p>0.8386705679</text:p>
          </table:table-cell>
          <table:table-cell table:formula="of:=MAX(COS(RADIANS([.D334]));0)" office:value-type="float" office:value="0.838670567945424" calcext:value-type="float">
            <text:p>0.8386705679</text:p>
          </table:table-cell>
          <table:table-cell table:formula="of:=(COS(RADIANS([.D334]))/2+0.5)^[.G$5]" office:value-type="float" office:value="0.845177364357187" calcext:value-type="float">
            <text:p>0.84517736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table:formula="of:=COS(RADIANS([.D335]))" office:value-type="float" office:value="0.848048096156426" calcext:value-type="float">
            <text:p>0.8480480962</text:p>
          </table:table-cell>
          <table:table-cell table:formula="of:=MAX(COS(RADIANS([.D335]));0)" office:value-type="float" office:value="0.848048096156426" calcext:value-type="float">
            <text:p>0.8480480962</text:p>
          </table:table-cell>
          <table:table-cell table:formula="of:=(COS(RADIANS([.D335]))/2+0.5)^[.G$5]" office:value-type="float" office:value="0.853820441426847" calcext:value-type="float">
            <text:p>0.85382044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table:formula="of:=COS(RADIANS([.D336]))" office:value-type="float" office:value="0.857167300702112" calcext:value-type="float">
            <text:p>0.8571673007</text:p>
          </table:table-cell>
          <table:table-cell table:formula="of:=MAX(COS(RADIANS([.D336]));0)" office:value-type="float" office:value="0.857167300702112" calcext:value-type="float">
            <text:p>0.8571673007</text:p>
          </table:table-cell>
          <table:table-cell table:formula="of:=(COS(RADIANS([.D336]))/2+0.5)^[.G$5]" office:value-type="float" office:value="0.862267595699292" calcext:value-type="float">
            <text:p>0.862267595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table:formula="of:=COS(RADIANS([.D337]))" office:value-type="float" office:value="0.866025403784438" calcext:value-type="float">
            <text:p>0.8660254038</text:p>
          </table:table-cell>
          <table:table-cell table:formula="of:=MAX(COS(RADIANS([.D337]));0)" office:value-type="float" office:value="0.866025403784438" calcext:value-type="float">
            <text:p>0.8660254038</text:p>
          </table:table-cell>
          <table:table-cell table:formula="of:=(COS(RADIANS([.D337]))/2+0.5)^[.G$5]" office:value-type="float" office:value="0.870512701892219" calcext:value-type="float">
            <text:p>0.870512701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table:formula="of:=COS(RADIANS([.D338]))" office:value-type="float" office:value="0.874619707139396" calcext:value-type="float">
            <text:p>0.8746197071</text:p>
          </table:table-cell>
          <table:table-cell table:formula="of:=MAX(COS(RADIANS([.D338]));0)" office:value-type="float" office:value="0.874619707139396" calcext:value-type="float">
            <text:p>0.8746197071</text:p>
          </table:table-cell>
          <table:table-cell table:formula="of:=(COS(RADIANS([.D338]))/2+0.5)^[.G$5]" office:value-type="float" office:value="0.878549761598849" calcext:value-type="float">
            <text:p>0.87854976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table:formula="of:=COS(RADIANS([.D339]))" office:value-type="float" office:value="0.882947592858927" calcext:value-type="float">
            <text:p>0.8829475929</text:p>
          </table:table-cell>
          <table:table-cell table:formula="of:=MAX(COS(RADIANS([.D339]));0)" office:value-type="float" office:value="0.882947592858927" calcext:value-type="float">
            <text:p>0.8829475929</text:p>
          </table:table-cell>
          <table:table-cell table:formula="of:=(COS(RADIANS([.D339]))/2+0.5)^[.G$5]" office:value-type="float" office:value="0.886372909363307" calcext:value-type="float">
            <text:p>0.8863729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table:formula="of:=COS(RADIANS([.D340]))" office:value-type="float" office:value="0.891006524188368" calcext:value-type="float">
            <text:p>0.8910065242</text:p>
          </table:table-cell>
          <table:table-cell table:formula="of:=MAX(COS(RADIANS([.D340]));0)" office:value-type="float" office:value="0.891006524188368" calcext:value-type="float">
            <text:p>0.8910065242</text:p>
          </table:table-cell>
          <table:table-cell table:formula="of:=(COS(RADIANS([.D340]))/2+0.5)^[.G$5]" office:value-type="float" office:value="0.893976418630743" calcext:value-type="float">
            <text:p>0.89397641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table:formula="of:=COS(RADIANS([.D341]))" office:value-type="float" office:value="0.898794046299167" calcext:value-type="float">
            <text:p>0.8987940463</text:p>
          </table:table-cell>
          <table:table-cell table:formula="of:=MAX(COS(RADIANS([.D341]));0)" office:value-type="float" office:value="0.898794046299167" calcext:value-type="float">
            <text:p>0.8987940463</text:p>
          </table:table-cell>
          <table:table-cell table:formula="of:=(COS(RADIANS([.D341]))/2+0.5)^[.G$5]" office:value-type="float" office:value="0.901354707565291" calcext:value-type="float">
            <text:p>0.901354707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table:formula="of:=COS(RADIANS([.D342]))" office:value-type="float" office:value="0.90630778703665" calcext:value-type="float">
            <text:p>0.906307787</text:p>
          </table:table-cell>
          <table:table-cell table:formula="of:=MAX(COS(RADIANS([.D342]));0)" office:value-type="float" office:value="0.90630778703665" calcext:value-type="float">
            <text:p>0.906307787</text:p>
          </table:table-cell>
          <table:table-cell table:formula="of:=(COS(RADIANS([.D342]))/2+0.5)^[.G$5]" office:value-type="float" office:value="0.908502344729143" calcext:value-type="float">
            <text:p>0.908502344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table:formula="of:=COS(RADIANS([.D343]))" office:value-type="float" office:value="0.913545457642601" calcext:value-type="float">
            <text:p>0.9135454576</text:p>
          </table:table-cell>
          <table:table-cell table:formula="of:=MAX(COS(RADIANS([.D343]));0)" office:value-type="float" office:value="0.913545457642601" calcext:value-type="float">
            <text:p>0.9135454576</text:p>
          </table:table-cell>
          <table:table-cell table:formula="of:=(COS(RADIANS([.D343]))/2+0.5)^[.G$5]" office:value-type="float" office:value="0.915414054616158" calcext:value-type="float">
            <text:p>0.915414054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table:formula="of:=COS(RADIANS([.D344]))" office:value-type="float" office:value="0.92050485345244" calcext:value-type="float">
            <text:p>0.9205048535</text:p>
          </table:table-cell>
          <table:table-cell table:formula="of:=MAX(COS(RADIANS([.D344]));0)" office:value-type="float" office:value="0.92050485345244" calcext:value-type="float">
            <text:p>0.9205048535</text:p>
          </table:table-cell>
          <table:table-cell table:formula="of:=(COS(RADIANS([.D344]))/2+0.5)^[.G$5]" office:value-type="float" office:value="0.922084723033595" calcext:value-type="float">
            <text:p>0.9220847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table:formula="of:=COS(RADIANS([.D345]))" office:value-type="float" office:value="0.927183854566787" calcext:value-type="float">
            <text:p>0.9271838546</text:p>
          </table:table-cell>
          <table:table-cell table:formula="of:=MAX(COS(RADIANS([.D345]));0)" office:value-type="float" office:value="0.927183854566787" calcext:value-type="float">
            <text:p>0.9271838546</text:p>
          </table:table-cell>
          <table:table-cell table:formula="of:=(COS(RADIANS([.D345]))/2+0.5)^[.G$5]" office:value-type="float" office:value="0.928509402325725" calcext:value-type="float">
            <text:p>0.92850940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table:formula="of:=COS(RADIANS([.D346]))" office:value-type="float" office:value="0.933580426497202" calcext:value-type="float">
            <text:p>0.9335804265</text:p>
          </table:table-cell>
          <table:table-cell table:formula="of:=MAX(COS(RADIANS([.D346]));0)" office:value-type="float" office:value="0.933580426497202" calcext:value-type="float">
            <text:p>0.9335804265</text:p>
          </table:table-cell>
          <table:table-cell table:formula="of:=(COS(RADIANS([.D346]))/2+0.5)^[.G$5]" office:value-type="float" office:value="0.934683316433275" calcext:value-type="float">
            <text:p>0.93468331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formula="of:=COS(RADIANS([.D347]))" office:value-type="float" office:value="0.939692620785908" calcext:value-type="float">
            <text:p>0.9396926208</text:p>
          </table:table-cell>
          <table:table-cell table:formula="of:=MAX(COS(RADIANS([.D347]));0)" office:value-type="float" office:value="0.939692620785908" calcext:value-type="float">
            <text:p>0.9396926208</text:p>
          </table:table-cell>
          <table:table-cell table:formula="of:=(COS(RADIANS([.D347]))/2+0.5)^[.G$5]" office:value-type="float" office:value="0.940601865782826" calcext:value-type="float">
            <text:p>0.94060186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table:formula="of:=COS(RADIANS([.D348]))" office:value-type="float" office:value="0.945518575599317" calcext:value-type="float">
            <text:p>0.9455185756</text:p>
          </table:table-cell>
          <table:table-cell table:formula="of:=MAX(COS(RADIANS([.D348]));0)" office:value-type="float" office:value="0.945518575599317" calcext:value-type="float">
            <text:p>0.9455185756</text:p>
          </table:table-cell>
          <table:table-cell table:formula="of:=(COS(RADIANS([.D348]))/2+0.5)^[.G$5]" office:value-type="float" office:value="0.946260632000499" calcext:value-type="float">
            <text:p>0.9462606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table:formula="of:=COS(RADIANS([.D349]))" office:value-type="float" office:value="0.951056516295153" calcext:value-type="float">
            <text:p>0.9510565163</text:p>
          </table:table-cell>
          <table:table-cell table:formula="of:=MAX(COS(RADIANS([.D349]));0)" office:value-type="float" office:value="0.951056516295153" calcext:value-type="float">
            <text:p>0.9510565163</text:p>
          </table:table-cell>
          <table:table-cell table:formula="of:=(COS(RADIANS([.D349]))/2+0.5)^[.G$5]" office:value-type="float" office:value="0.951655382444445" calcext:value-type="float">
            <text:p>0.951655382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table:formula="of:=COS(RADIANS([.D350]))" office:value-type="float" office:value="0.956304755963035" calcext:value-type="float">
            <text:p>0.956304756</text:p>
          </table:table-cell>
          <table:table-cell table:formula="of:=MAX(COS(RADIANS([.D350]));0)" office:value-type="float" office:value="0.956304755963035" calcext:value-type="float">
            <text:p>0.956304756</text:p>
          </table:table-cell>
          <table:table-cell table:formula="of:=(COS(RADIANS([.D350]))/2+0.5)^[.G$5]" office:value-type="float" office:value="0.956782074550898" calcext:value-type="float">
            <text:p>0.956782074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table:formula="of:=COS(RADIANS([.D351]))" office:value-type="float" office:value="0.961261695938319" calcext:value-type="float">
            <text:p>0.9612616959</text:p>
          </table:table-cell>
          <table:table-cell table:formula="of:=MAX(COS(RADIANS([.D351]));0)" office:value-type="float" office:value="0.961261695938319" calcext:value-type="float">
            <text:p>0.9612616959</text:p>
          </table:table-cell>
          <table:table-cell table:formula="of:=(COS(RADIANS([.D351]))/2+0.5)^[.G$5]" office:value-type="float" office:value="0.961636859988713" calcext:value-type="float">
            <text:p>0.961636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table:formula="of:=COS(RADIANS([.D352]))" office:value-type="float" office:value="0.965925826289068" calcext:value-type="float">
            <text:p>0.9659258263</text:p>
          </table:table-cell>
          <table:table-cell table:formula="of:=MAX(COS(RADIANS([.D352]));0)" office:value-type="float" office:value="0.965925826289068" calcext:value-type="float">
            <text:p>0.9659258263</text:p>
          </table:table-cell>
          <table:table-cell table:formula="of:=(COS(RADIANS([.D352]))/2+0.5)^[.G$5]" office:value-type="float" office:value="0.966216088617589" calcext:value-type="float">
            <text:p>0.96621608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table:formula="of:=COS(RADIANS([.D353]))" office:value-type="float" office:value="0.970295726275996" calcext:value-type="float">
            <text:p>0.9702957263</text:p>
          </table:table-cell>
          <table:table-cell table:formula="of:=MAX(COS(RADIANS([.D353]));0)" office:value-type="float" office:value="0.970295726275996" calcext:value-type="float">
            <text:p>0.9702957263</text:p>
          </table:table-cell>
          <table:table-cell table:formula="of:=(COS(RADIANS([.D353]))/2+0.5)^[.G$5]" office:value-type="float" office:value="0.970516312245364" calcext:value-type="float">
            <text:p>0.97051631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table:formula="of:=COS(RADIANS([.D354]))" office:value-type="float" office:value="0.974370064785235" calcext:value-type="float">
            <text:p>0.9743700648</text:p>
          </table:table-cell>
          <table:table-cell table:formula="of:=MAX(COS(RADIANS([.D354]));0)" office:value-type="float" office:value="0.974370064785235" calcext:value-type="float">
            <text:p>0.9743700648</text:p>
          </table:table-cell>
          <table:table-cell table:formula="of:=(COS(RADIANS([.D354]))/2+0.5)^[.G$5]" office:value-type="float" office:value="0.974534288180013" calcext:value-type="float">
            <text:p>0.974534288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table:formula="of:=COS(RADIANS([.D355]))" office:value-type="float" office:value="0.978147600733806" calcext:value-type="float">
            <text:p>0.9781476007</text:p>
          </table:table-cell>
          <table:table-cell table:formula="of:=MAX(COS(RADIANS([.D355]));0)" office:value-type="float" office:value="0.978147600733806" calcext:value-type="float">
            <text:p>0.9781476007</text:p>
          </table:table-cell>
          <table:table-cell table:formula="of:=(COS(RADIANS([.D355]))/2+0.5)^[.G$5]" office:value-type="float" office:value="0.978266982572228" calcext:value-type="float">
            <text:p>0.97826698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table:formula="of:=COS(RADIANS([.D356]))" office:value-type="float" office:value="0.981627183447664" calcext:value-type="float">
            <text:p>0.9816271834</text:p>
          </table:table-cell>
          <table:table-cell table:formula="of:=MAX(COS(RADIANS([.D356]));0)" office:value-type="float" office:value="0.981627183447664" calcext:value-type="float">
            <text:p>0.9816271834</text:p>
          </table:table-cell>
          <table:table-cell table:formula="of:=(COS(RADIANS([.D356]))/2+0.5)^[.G$5]" office:value-type="float" office:value="0.98171157354468" calcext:value-type="float">
            <text:p>0.981711573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table:formula="of:=COS(RADIANS([.D357]))" office:value-type="float" office:value="0.984807753012208" calcext:value-type="float">
            <text:p>0.984807753</text:p>
          </table:table-cell>
          <table:table-cell table:formula="of:=MAX(COS(RADIANS([.D357]));0)" office:value-type="float" office:value="0.984807753012208" calcext:value-type="float">
            <text:p>0.984807753</text:p>
          </table:table-cell>
          <table:table-cell table:formula="of:=(COS(RADIANS([.D357]))/2+0.5)^[.G$5]" office:value-type="float" office:value="0.984865454104343" calcext:value-type="float">
            <text:p>0.98486545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table:formula="of:=COS(RADIANS([.D358]))" office:value-type="float" office:value="0.987688340595138" calcext:value-type="float">
            <text:p>0.9876883406</text:p>
          </table:table-cell>
          <table:table-cell table:formula="of:=MAX(COS(RADIANS([.D358]));0)" office:value-type="float" office:value="0.987688340595138" calcext:value-type="float">
            <text:p>0.9876883406</text:p>
          </table:table-cell>
          <table:table-cell table:formula="of:=(COS(RADIANS([.D358]))/2+0.5)^[.G$5]" office:value-type="float" office:value="0.987726234834463" calcext:value-type="float">
            <text:p>0.987726234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table:formula="of:=COS(RADIANS([.D359]))" office:value-type="float" office:value="0.99026806874157" calcext:value-type="float">
            <text:p>0.9902680687</text:p>
          </table:table-cell>
          <table:table-cell table:formula="of:=MAX(COS(RADIANS([.D359]));0)" office:value-type="float" office:value="0.99026806874157" calcext:value-type="float">
            <text:p>0.9902680687</text:p>
          </table:table-cell>
          <table:table-cell table:formula="of:=(COS(RADIANS([.D359]))/2+0.5)^[.G$5]" office:value-type="float" office:value="0.990291746363075" calcext:value-type="float">
            <text:p>0.99029174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table:formula="of:=COS(RADIANS([.D360]))" office:value-type="float" office:value="0.992546151641322" calcext:value-type="float">
            <text:p>0.9925461516</text:p>
          </table:table-cell>
          <table:table-cell table:formula="of:=MAX(COS(RADIANS([.D360]));0)" office:value-type="float" office:value="0.992546151641322" calcext:value-type="float">
            <text:p>0.9925461516</text:p>
          </table:table-cell>
          <table:table-cell table:formula="of:=(COS(RADIANS([.D360]))/2+0.5)^[.G$5]" office:value-type="float" office:value="0.992560041605161" calcext:value-type="float">
            <text:p>0.99256004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table:formula="of:=COS(RADIANS([.D361]))" office:value-type="float" office:value="0.994521895368273" calcext:value-type="float">
            <text:p>0.9945218954</text:p>
          </table:table-cell>
          <table:table-cell table:formula="of:=MAX(COS(RADIANS([.D361]));0)" office:value-type="float" office:value="0.994521895368273" calcext:value-type="float">
            <text:p>0.9945218954</text:p>
          </table:table-cell>
          <table:table-cell table:formula="of:=(COS(RADIANS([.D361]))/2+0.5)^[.G$5]" office:value-type="float" office:value="0.994529397775862" calcext:value-type="float">
            <text:p>0.99452939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table:formula="of:=COS(RADIANS([.D362]))" office:value-type="float" office:value="0.996194698091746" calcext:value-type="float">
            <text:p>0.9961946981</text:p>
          </table:table-cell>
          <table:table-cell table:formula="of:=MAX(COS(RADIANS([.D362]));0)" office:value-type="float" office:value="0.996194698091746" calcext:value-type="float">
            <text:p>0.9961946981</text:p>
          </table:table-cell>
          <table:table-cell table:formula="of:=(COS(RADIANS([.D362]))/2+0.5)^[.G$5]" office:value-type="float" office:value="0.996198318172399" calcext:value-type="float">
            <text:p>0.996198318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table:formula="of:=COS(RADIANS([.D363]))" office:value-type="float" office:value="0.997564050259824" calcext:value-type="float">
            <text:p>0.9975640503</text:p>
          </table:table-cell>
          <table:table-cell table:formula="of:=MAX(COS(RADIANS([.D363]));0)" office:value-type="float" office:value="0.997564050259824" calcext:value-type="float">
            <text:p>0.9975640503</text:p>
          </table:table-cell>
          <table:table-cell table:formula="of:=(COS(RADIANS([.D363]))/2+0.5)^[.G$5]" office:value-type="float" office:value="0.997565533722608" calcext:value-type="float">
            <text:p>0.997565533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formula="of:=COS(RADIANS([.D364]))" office:value-type="float" office:value="0.998629534754574" calcext:value-type="float">
            <text:p>0.9986295348</text:p>
          </table:table-cell>
          <table:table-cell table:formula="of:=MAX(COS(RADIANS([.D364]));0)" office:value-type="float" office:value="0.998629534754574" calcext:value-type="float">
            <text:p>0.9986295348</text:p>
          </table:table-cell>
          <table:table-cell table:formula="of:=(COS(RADIANS([.D364]))/2+0.5)^[.G$5]" office:value-type="float" office:value="0.998630004298321" calcext:value-type="float">
            <text:p>0.998630004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table:formula="of:=COS(RADIANS([.D365]))" office:value-type="float" office:value="0.999390827019096" calcext:value-type="float">
            <text:p>0.999390827</text:p>
          </table:table-cell>
          <table:table-cell table:formula="of:=MAX(COS(RADIANS([.D365]));0)" office:value-type="float" office:value="0.999390827019096" calcext:value-type="float">
            <text:p>0.999390827</text:p>
          </table:table-cell>
          <table:table-cell table:formula="of:=(COS(RADIANS([.D365]))/2+0.5)^[.G$5]" office:value-type="float" office:value="0.999390919792026" calcext:value-type="float">
            <text:p>0.999390919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table:formula="of:=COS(RADIANS([.D366]))" office:value-type="float" office:value="0.999847695156391" calcext:value-type="float">
            <text:p>0.9998476952</text:p>
          </table:table-cell>
          <table:table-cell table:formula="of:=MAX(COS(RADIANS([.D366]));0)" office:value-type="float" office:value="0.999847695156391" calcext:value-type="float">
            <text:p>0.9998476952</text:p>
          </table:table-cell>
          <table:table-cell table:formula="of:=(COS(RADIANS([.D366]))/2+0.5)^[.G$5]" office:value-type="float" office:value="0.999847700955583" calcext:value-type="float">
            <text:p>0.9998477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formula="of:=COS(RADIANS([.D367]))" office:value-type="float" office:value="1" calcext:value-type="float">
            <text:p>1</text:p>
          </table:table-cell>
          <table:table-cell table:formula="of:=MAX(COS(RADIANS([.D367]));0)" office:value-type="float" office:value="1" calcext:value-type="float">
            <text:p>1</text:p>
          </table:table-cell>
          <table:table-cell table:formula="of:=(COS(RADIANS([.D367]))/2+0.5)^[.G$5]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9pt" style:font-name-asian="Droid Sans Fallback" style:font-family-asian="'Droid Sans Fallback'" style:font-family-generic-asian="system" style:font-pitch-asian="variable" style:font-size-asian="9pt" style:font-name-complex="arial" style:font-family-complex="arial" style:font-family-generic-complex="swiss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9:44:45.590514355</meta:creation-date>
    <meta:generator>LibreOffice/5.0.0.5$Linux_X86_64 LibreOffice_project/00m0$Build-5</meta:generator>
    <meta:editing-cycles>2</meta:editing-cycles>
    <meta:editing-duration>PT51S</meta:editing-duration>
    <dc:date>2015-09-11T19:44:56.170144351</dc:date>
    <meta:document-statistic meta:table-count="1" meta:cell-count="1449" meta:object-count="1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7.62cm" xlink:href=".." xlink:type="simple" chart:class="chart:scatter" chart:style-name="ch1">
        <chart:legend chart:legend-position="bottom" svg:x="3.339cm" svg:y="6.837cm" style:legend-expansion="wide" chart:style-name="ch2"/>
        <chart:plot-area chart:style-name="ch3" table:cell-range-address="Sheet1.D7:Sheet1.G367 Sheet1.E6:Sheet1.G6" chart:data-source-has-labels="row" svg:x="0.249cm" svg:y="0.152cm" svg:width="11.99cm" svg:height="6.533cm">
          <chartooo:coordinate-region svg:x="1.161cm" svg:y="0.351cm" svg:width="10.76cm" svg:height="6.1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367" chart:label-cell-address="Sheet1.E6:Sheet1.E6" chart:class="chart:scatter">
            <chart:domain table:cell-range-address="Sheet1.D7:Sheet1.D367"/>
            <chart:data-point chart:repeated="361"/>
          </chart:series>
          <chart:series chart:style-name="ch7" chart:values-cell-range-address="Sheet1.F7:Sheet1.F367" chart:label-cell-address="Sheet1.F6:Sheet1.F6" chart:class="chart:scatter">
            <chart:data-point chart:repeated="361"/>
          </chart:series>
          <chart:series chart:style-name="ch8" chart:values-cell-range-address="Sheet1.G7:Sheet1.G367" chart:label-cell-address="Sheet1.G6:Sheet1.G6" chart:class="chart:scatter">
            <chart:data-point chart:repeated="3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s</text:p>
                <draw:g>
                  <svg:desc>Sheet1.E6:Sheet1.E6</svg:desc>
                </draw:g>
              </table:table-cell>
              <table:table-cell office:value-type="string">
                <text:p>current</text:p>
                <draw:g>
                  <svg:desc>Sheet1.F6:Sheet1.F6</svg:desc>
                </draw:g>
              </table:table-cell>
              <table:table-cell office:value-type="string">
                <text:p>new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7:Sheet1.D367</svg:desc>
                </draw:g>
              </table:table-cell>
              <table:table-cell office:value-type="float" office:value="1">
                <text:p>1</text:p>
                <draw:g>
                  <svg:desc>Sheet1.E7:Sheet1.E367</svg:desc>
                </draw:g>
              </table:table-cell>
              <table:table-cell office:value-type="float" office:value="1">
                <text:p>1</text:p>
                <draw:g>
                  <svg:desc>Sheet1.F7:Sheet1.F367</svg:desc>
                </draw:g>
              </table:table-cell>
              <table:table-cell office:value-type="float" office:value="1">
                <text:p>1</text:p>
                <draw:g>
                  <svg:desc>Sheet1.G7:Sheet1.G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9847695156391">
                <text:p>0.999847695156391</text:p>
              </table:table-cell>
              <table:table-cell office:value-type="float" office:value="0.999847695156391">
                <text:p>0.999847695156391</text:p>
              </table:table-cell>
              <table:table-cell office:value-type="float" office:value="0.999847700955583">
                <text:p>0.999847700955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0.999390919792026">
                <text:p>0.99939091979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0.998630004298321">
                <text:p>0.998630004298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97564050259824">
                <text:p>0.997564050259824</text:p>
              </table:table-cell>
              <table:table-cell office:value-type="float" office:value="0.997564050259824">
                <text:p>0.997564050259824</text:p>
              </table:table-cell>
              <table:table-cell office:value-type="float" office:value="0.997565533722608">
                <text:p>0.997565533722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996198318172399">
                <text:p>0.996198318172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994529397775862">
                <text:p>0.994529397775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2546151641322">
                <text:p>0.992546151641322</text:p>
              </table:table-cell>
              <table:table-cell office:value-type="float" office:value="0.992546151641322">
                <text:p>0.992546151641322</text:p>
              </table:table-cell>
              <table:table-cell office:value-type="float" office:value="0.992560041605161">
                <text:p>0.992560041605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9026806874157">
                <text:p>0.99026806874157</text:p>
              </table:table-cell>
              <table:table-cell office:value-type="float" office:value="0.99026806874157">
                <text:p>0.99026806874157</text:p>
              </table:table-cell>
              <table:table-cell office:value-type="float" office:value="0.990291746363075">
                <text:p>0.990291746363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987726234834463">
                <text:p>0.987726234834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84865454104343">
                <text:p>0.984865454104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81627183447664">
                <text:p>0.981627183447664</text:p>
              </table:table-cell>
              <table:table-cell office:value-type="float" office:value="0.981627183447664">
                <text:p>0.981627183447664</text:p>
              </table:table-cell>
              <table:table-cell office:value-type="float" office:value="0.98171157354468">
                <text:p>0.98171157354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0.978266982572228">
                <text:p>0.978266982572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74370064785235">
                <text:p>0.974370064785235</text:p>
              </table:table-cell>
              <table:table-cell office:value-type="float" office:value="0.974370064785235">
                <text:p>0.974370064785235</text:p>
              </table:table-cell>
              <table:table-cell office:value-type="float" office:value="0.974534288180014">
                <text:p>0.974534288180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70295726275996">
                <text:p>0.970295726275996</text:p>
              </table:table-cell>
              <table:table-cell office:value-type="float" office:value="0.970295726275996">
                <text:p>0.970295726275996</text:p>
              </table:table-cell>
              <table:table-cell office:value-type="float" office:value="0.970516312245364">
                <text:p>0.970516312245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966216088617589">
                <text:p>0.966216088617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61261695938319">
                <text:p>0.961261695938319</text:p>
              </table:table-cell>
              <table:table-cell office:value-type="float" office:value="0.961261695938319">
                <text:p>0.961261695938319</text:p>
              </table:table-cell>
              <table:table-cell office:value-type="float" office:value="0.961636859988713">
                <text:p>0.961636859988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6304755963035">
                <text:p>0.956304755963035</text:p>
              </table:table-cell>
              <table:table-cell office:value-type="float" office:value="0.956304755963035">
                <text:p>0.956304755963035</text:p>
              </table:table-cell>
              <table:table-cell office:value-type="float" office:value="0.956782074550898">
                <text:p>0.956782074550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655382444445">
                <text:p>0.951655382444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45518575599317">
                <text:p>0.945518575599317</text:p>
              </table:table-cell>
              <table:table-cell office:value-type="float" office:value="0.945518575599317">
                <text:p>0.945518575599317</text:p>
              </table:table-cell>
              <table:table-cell office:value-type="float" office:value="0.946260632000499">
                <text:p>0.946260632000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940601865782826">
                <text:p>0.940601865782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0.934683316433275">
                <text:p>0.934683316433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0.928509402325725">
                <text:p>0.92850940232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2050485345244">
                <text:p>0.92050485345244</text:p>
              </table:table-cell>
              <table:table-cell office:value-type="float" office:value="0.92050485345244">
                <text:p>0.92050485345244</text:p>
              </table:table-cell>
              <table:table-cell office:value-type="float" office:value="0.922084723033595">
                <text:p>0.922084723033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0.915414054616157">
                <text:p>0.915414054616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908502344729143">
                <text:p>0.908502344729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901354707565291">
                <text:p>0.901354707565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893976418630743">
                <text:p>0.893976418630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82947592858927">
                <text:p>0.882947592858927</text:p>
              </table:table-cell>
              <table:table-cell office:value-type="float" office:value="0.882947592858927">
                <text:p>0.882947592858927</text:p>
              </table:table-cell>
              <table:table-cell office:value-type="float" office:value="0.886372909363307">
                <text:p>0.886372909363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74619707139396">
                <text:p>0.874619707139396</text:p>
              </table:table-cell>
              <table:table-cell office:value-type="float" office:value="0.874619707139396">
                <text:p>0.874619707139396</text:p>
              </table:table-cell>
              <table:table-cell office:value-type="float" office:value="0.878549761598848">
                <text:p>0.878549761598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70512701892219">
                <text:p>0.870512701892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57167300702112">
                <text:p>0.857167300702112</text:p>
              </table:table-cell>
              <table:table-cell office:value-type="float" office:value="0.857167300702112">
                <text:p>0.857167300702112</text:p>
              </table:table-cell>
              <table:table-cell office:value-type="float" office:value="0.862267595699293">
                <text:p>0.862267595699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848048096156426">
                <text:p>0.848048096156426</text:p>
              </table:table-cell>
              <table:table-cell office:value-type="float" office:value="0.848048096156426">
                <text:p>0.848048096156426</text:p>
              </table:table-cell>
              <table:table-cell office:value-type="float" office:value="0.853820441426847">
                <text:p>0.8538204414268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0.845177364357187">
                <text:p>0.845177364357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0.83634461045451">
                <text:p>0.83634461045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827328540060205">
                <text:p>0.827328540060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18135621484342">
                <text:p>0.818135621484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98635510047293">
                <text:p>0.798635510047293</text:p>
              </table:table-cell>
              <table:table-cell office:value-type="float" office:value="0.798635510047293">
                <text:p>0.798635510047293</text:p>
              </table:table-cell>
              <table:table-cell office:value-type="float" office:value="0.808772424500771">
                <text:p>0.808772424500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0.799245613753319">
                <text:p>0.799245613753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0.789561942080705">
                <text:p>0.789561942080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79728243767855">
                <text:p>0.779728243767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54709580222772">
                <text:p>0.754709580222772</text:p>
              </table:table-cell>
              <table:table-cell office:value-type="float" office:value="0.754709580222772">
                <text:p>0.754709580222772</text:p>
              </table:table-cell>
              <table:table-cell office:value-type="float" office:value="0.769751427731394">
                <text:p>0.769751427731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759638470647154">
                <text:p>0.759638470647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3135370161917">
                <text:p>0.73135370161917</text:p>
              </table:table-cell>
              <table:table-cell office:value-type="float" office:value="0.73135370161917">
                <text:p>0.73135370161917</text:p>
              </table:table-cell>
              <table:table-cell office:value-type="float" office:value="0.749396410027601">
                <text:p>0.749396410027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19339800338651">
                <text:p>0.719339800338651</text:p>
              </table:table-cell>
              <table:table-cell office:value-type="float" office:value="0.719339800338651">
                <text:p>0.719339800338651</text:p>
              </table:table-cell>
              <table:table-cell office:value-type="float" office:value="0.739032337257138">
                <text:p>0.739032337257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28553390593274">
                <text:p>0.728553390593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0.717966748141686">
                <text:p>0.717966748141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81998360062498">
                <text:p>0.681998360062498</text:p>
              </table:table-cell>
              <table:table-cell office:value-type="float" office:value="0.681998360062498">
                <text:p>0.681998360062498</text:p>
              </table:table-cell>
              <table:table-cell office:value-type="float" office:value="0.707279620813234">
                <text:p>0.707279620813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696499245270972">
                <text:p>0.696499245270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56059028990507">
                <text:p>0.656059028990507</text:p>
              </table:table-cell>
              <table:table-cell office:value-type="float" office:value="0.656059028990507">
                <text:p>0.656059028990507</text:p>
              </table:table-cell>
              <table:table-cell office:value-type="float" office:value="0.685632876875245">
                <text:p>0.685632876875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74687782634903">
                <text:p>0.674687782634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0.663671234172699">
                <text:p>0.663671234172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15661475325658">
                <text:p>0.615661475325658</text:p>
              </table:table-cell>
              <table:table-cell office:value-type="float" office:value="0.615661475325658">
                <text:p>0.615661475325658</text:p>
              </table:table-cell>
              <table:table-cell office:value-type="float" office:value="0.652590500712871">
                <text:p>0.652590500712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01815023152048">
                <text:p>0.601815023152048</text:p>
              </table:table-cell>
              <table:table-cell office:value-type="float" office:value="0.601815023152048">
                <text:p>0.601815023152048</text:p>
              </table:table-cell>
              <table:table-cell office:value-type="float" office:value="0.641452842098899">
                <text:p>0.6414528420988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630265501849368">
                <text:p>0.630265501849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619035700259814">
                <text:p>0.619035700259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59192903470747">
                <text:p>0.559192903470747</text:p>
              </table:table-cell>
              <table:table-cell office:value-type="float" office:value="0.559192903470747">
                <text:p>0.559192903470747</text:p>
              </table:table-cell>
              <table:table-cell office:value-type="float" office:value="0.607770627558384">
                <text:p>0.607770627558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0.596477437123038">
                <text:p>0.596477437123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0.585163238767968">
                <text:p>0.585163238767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15038074910054">
                <text:p>0.515038074910054</text:p>
              </table:table-cell>
              <table:table-cell office:value-type="float" office:value="0.515038074910054">
                <text:p>0.515038074910054</text:p>
              </table:table-cell>
              <table:table-cell office:value-type="float" office:value="0.573835092106791">
                <text:p>0.5738350921067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84809620246337">
                <text:p>0.484809620246337</text:p>
              </table:table-cell>
              <table:table-cell office:value-type="float" office:value="0.484809620246337">
                <text:p>0.484809620246337</text:p>
              </table:table-cell>
              <table:table-cell office:value-type="float" office:value="0.551164902094018">
                <text:p>0.551164902094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69471562785891">
                <text:p>0.469471562785891</text:p>
              </table:table-cell>
              <table:table-cell office:value-type="float" office:value="0.469471562785891">
                <text:p>0.469471562785891</text:p>
              </table:table-cell>
              <table:table-cell office:value-type="float" office:value="0.539836668459102">
                <text:p>0.539836668459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528522093333214">
                <text:p>0.5285220933332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38371146789077">
                <text:p>0.438371146789077</text:p>
              </table:table-cell>
              <table:table-cell office:value-type="float" office:value="0.438371146789077">
                <text:p>0.438371146789077</text:p>
              </table:table-cell>
              <table:table-cell office:value-type="float" office:value="0.517227888978831">
                <text:p>0.517227888978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505960679659532">
                <text:p>0.505960679659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494726995743043">
                <text:p>0.494726995743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90731128489274">
                <text:p>0.390731128489274</text:p>
              </table:table-cell>
              <table:table-cell office:value-type="float" office:value="0.390731128489274">
                <text:p>0.390731128489274</text:p>
              </table:table-cell>
              <table:table-cell office:value-type="float" office:value="0.483533267937262">
                <text:p>0.483533267937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74606593415912">
                <text:p>0.374606593415912</text:p>
              </table:table-cell>
              <table:table-cell office:value-type="float" office:value="0.374606593415912">
                <text:p>0.374606593415912</text:p>
              </table:table-cell>
              <table:table-cell office:value-type="float" office:value="0.472385821665625">
                <text:p>0.47238582166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0.461290871587976">
                <text:p>0.461290871587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50254516272962">
                <text:p>0.450254516272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25568154457157">
                <text:p>0.325568154457157</text:p>
              </table:table-cell>
              <table:table-cell office:value-type="float" office:value="0.325568154457157">
                <text:p>0.325568154457157</text:p>
              </table:table-cell>
              <table:table-cell office:value-type="float" office:value="0.439282733027738">
                <text:p>0.439282733027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428381372890605">
                <text:p>0.428381372890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2371704722737">
                <text:p>0.292371704722737</text:p>
              </table:table-cell>
              <table:table-cell office:value-type="float" office:value="0.292371704722737">
                <text:p>0.292371704722737</text:p>
              </table:table-cell>
              <table:table-cell office:value-type="float" office:value="0.417556155791988">
                <text:p>0.417556155791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406812665888946">
                <text:p>0.406812665888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396156347078206">
                <text:p>0.396156347078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41921895599668">
                <text:p>0.241921895599668</text:p>
              </table:table-cell>
              <table:table-cell office:value-type="float" office:value="0.241921895599668">
                <text:p>0.241921895599668</text:p>
              </table:table-cell>
              <table:table-cell office:value-type="float" office:value="0.385592498692468">
                <text:p>0.385592498692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0.375126271384537">
                <text:p>0.375126271384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364762663203555">
                <text:p>0.364762663203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90808995376545">
                <text:p>0.190808995376545</text:p>
              </table:table-cell>
              <table:table-cell office:value-type="float" office:value="0.190808995376545">
                <text:p>0.190808995376545</text:p>
              </table:table-cell>
              <table:table-cell office:value-type="float" office:value="0.354506515867424">
                <text:p>0.354506515867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4362511235227">
                <text:p>0.344362511235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334335167983221">
                <text:p>0.3343351679832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324428838487743">
                <text:p>0.324428838487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21869343405147">
                <text:p>0.121869343405147</text:p>
              </table:table-cell>
              <table:table-cell office:value-type="float" office:value="0.121869343405147">
                <text:p>0.121869343405147</text:p>
              </table:table-cell>
              <table:table-cell office:value-type="float" office:value="0.314647705918074">
                <text:p>0.314647705918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304995781542101">
                <text:p>0.304995781542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0.295476902247303">
                <text:p>0.295476902247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0.286094728279366">
                <text:p>0.2860947282793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52335956242944">
                <text:p>0.052335956242944</text:p>
              </table:table-cell>
              <table:table-cell office:value-type="float" office:value="0.052335956242944">
                <text:p>0.052335956242944</text:p>
              </table:table-cell>
              <table:table-cell office:value-type="float" office:value="0.276852741200438">
                <text:p>0.276852741200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348994967025011">
                <text:p>0.0348994967025011</text:p>
              </table:table-cell>
              <table:table-cell office:value-type="float" office:value="0.0348994967025011">
                <text:p>0.0348994967025011</text:p>
              </table:table-cell>
              <table:table-cell office:value-type="float" office:value="0.267754242068772">
                <text:p>0.2677542420687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74524064372836">
                <text:p>0.0174524064372836</text:p>
              </table:table-cell>
              <table:table-cell office:value-type="float" office:value="0.0174524064372836">
                <text:p>0.0174524064372836</text:p>
              </table:table-cell>
              <table:table-cell office:value-type="float" office:value="0.258802349841255">
                <text:p>0.258802349841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0174524064372835">
                <text:p>-0.0174524064372835</text:p>
              </table:table-cell>
              <table:table-cell office:value-type="float" office:value="0">
                <text:p>0</text:p>
              </table:table-cell>
              <table:table-cell office:value-type="float" office:value="0.241349943403971">
                <text:p>0.241349943403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34899496702501">
                <text:p>-0.034899496702501</text:p>
              </table:table-cell>
              <table:table-cell office:value-type="float" office:value="0">
                <text:p>0</text:p>
              </table:table-cell>
              <table:table-cell office:value-type="float" office:value="0.232854745366271">
                <text:p>0.232854745366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523359562429438">
                <text:p>-0.0523359562429438</text:p>
              </table:table-cell>
              <table:table-cell office:value-type="float" office:value="0">
                <text:p>0</text:p>
              </table:table-cell>
              <table:table-cell office:value-type="float" office:value="0.224516784957494">
                <text:p>0.224516784957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697564737441253">
                <text:p>-0.0697564737441253</text:p>
              </table:table-cell>
              <table:table-cell office:value-type="float" office:value="0">
                <text:p>0</text:p>
              </table:table-cell>
              <table:table-cell office:value-type="float" office:value="0.216338254535241">
                <text:p>0.216338254535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">
                <text:p>0</text:p>
              </table:table-cell>
              <table:table-cell office:value-type="float" office:value="0.208321159499645">
                <text:p>0.2083211594996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104528463267654">
                <text:p>-0.104528463267654</text:p>
              </table:table-cell>
              <table:table-cell office:value-type="float" office:value="0">
                <text:p>0</text:p>
              </table:table-cell>
              <table:table-cell office:value-type="float" office:value="0.200467318274447">
                <text:p>0.200467318274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121869343405147">
                <text:p>-0.121869343405147</text:p>
              </table:table-cell>
              <table:table-cell office:value-type="float" office:value="0">
                <text:p>0</text:p>
              </table:table-cell>
              <table:table-cell office:value-type="float" office:value="0.192778362512927">
                <text:p>0.1927783625129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39173100960065">
                <text:p>-0.139173100960065</text:p>
              </table:table-cell>
              <table:table-cell office:value-type="float" office:value="0">
                <text:p>0</text:p>
              </table:table-cell>
              <table:table-cell office:value-type="float" office:value="0.185255737527677">
                <text:p>0.185255737527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56434465040231">
                <text:p>-0.156434465040231</text:p>
              </table:table-cell>
              <table:table-cell office:value-type="float" office:value="0">
                <text:p>0</text:p>
              </table:table-cell>
              <table:table-cell office:value-type="float" office:value="0.17790070294299">
                <text:p>0.17790070294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">
                <text:p>0</text:p>
              </table:table-cell>
              <table:table-cell office:value-type="float" office:value="0.170714333568296">
                <text:p>0.1707143335682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190808995376545">
                <text:p>-0.190808995376545</text:p>
              </table:table-cell>
              <table:table-cell office:value-type="float" office:value="0">
                <text:p>0</text:p>
              </table:table-cell>
              <table:table-cell office:value-type="float" office:value="0.163697520490879">
                <text:p>0.163697520490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0">
                <text:p>0</text:p>
              </table:table-cell>
              <table:table-cell office:value-type="float" office:value="0.156850972385795">
                <text:p>0.156850972385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224951054343865">
                <text:p>-0.224951054343865</text:p>
              </table:table-cell>
              <table:table-cell office:value-type="float" office:value="0">
                <text:p>0</text:p>
              </table:table-cell>
              <table:table-cell office:value-type="float" office:value="0.150175217040672">
                <text:p>0.1501752170406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241921895599668">
                <text:p>-0.241921895599668</text:p>
              </table:table-cell>
              <table:table-cell office:value-type="float" office:value="0">
                <text:p>0</text:p>
              </table:table-cell>
              <table:table-cell office:value-type="float" office:value="0.1436706030928">
                <text:p>0.1436706030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">
                <text:p>0</text:p>
              </table:table-cell>
              <table:table-cell office:value-type="float" office:value="0.137337301975685">
                <text:p>0.1373373019756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275637355816999">
                <text:p>-0.275637355816999</text:p>
              </table:table-cell>
              <table:table-cell office:value-type="float" office:value="0">
                <text:p>0</text:p>
              </table:table-cell>
              <table:table-cell office:value-type="float" office:value="0.131175310071947">
                <text:p>0.1311753100719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292371704722737">
                <text:p>-0.292371704722737</text:p>
              </table:table-cell>
              <table:table-cell office:value-type="float" office:value="0">
                <text:p>0</text:p>
              </table:table-cell>
              <table:table-cell office:value-type="float" office:value="0.125184451069251">
                <text:p>0.125184451069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">
                <text:p>0</text:p>
              </table:table-cell>
              <table:table-cell office:value-type="float" office:value="0.119364378515658">
                <text:p>0.119364378515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325568154457157">
                <text:p>-0.325568154457157</text:p>
              </table:table-cell>
              <table:table-cell office:value-type="float" office:value="0">
                <text:p>0</text:p>
              </table:table-cell>
              <table:table-cell office:value-type="float" office:value="0.113714578570581">
                <text:p>0.1137145785705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">
                <text:p>0</text:p>
              </table:table-cell>
              <table:table-cell office:value-type="float" office:value="0.108234372947293">
                <text:p>0.108234372947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3583679495453">
                <text:p>-0.3583679495453</text:p>
              </table:table-cell>
              <table:table-cell office:value-type="float" office:value="0">
                <text:p>0</text:p>
              </table:table-cell>
              <table:table-cell office:value-type="float" office:value="0.102922922042676">
                <text:p>0.1029229220426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374606593415912">
                <text:p>-0.374606593415912</text:p>
              </table:table-cell>
              <table:table-cell office:value-type="float" office:value="0">
                <text:p>0</text:p>
              </table:table-cell>
              <table:table-cell office:value-type="float" office:value="0.0977792282497126">
                <text:p>0.0977792282497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390731128489274">
                <text:p>-0.390731128489274</text:p>
              </table:table-cell>
              <table:table-cell office:value-type="float" office:value="0">
                <text:p>0</text:p>
              </table:table-cell>
              <table:table-cell office:value-type="float" office:value="0.0928021394479884">
                <text:p>0.0928021394479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0">
                <text:p>0</text:p>
              </table:table-cell>
              <table:table-cell office:value-type="float" office:value="0.0879903526672426">
                <text:p>0.0879903526672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">
                <text:p>0</text:p>
              </table:table-cell>
              <table:table-cell office:value-type="float" office:value="0.0833424179188329">
                <text:p>0.08334241791883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438371146789078">
                <text:p>-0.438371146789078</text:p>
              </table:table-cell>
              <table:table-cell office:value-type="float" office:value="0">
                <text:p>0</text:p>
              </table:table-cell>
              <table:table-cell office:value-type="float" office:value="0.078856742189754">
                <text:p>0.078856742189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453990499739547">
                <text:p>-0.453990499739547</text:p>
              </table:table-cell>
              <table:table-cell office:value-type="float" office:value="0">
                <text:p>0</text:p>
              </table:table-cell>
              <table:table-cell office:value-type="float" office:value="0.0745315935936675">
                <text:p>0.0745315935936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469471562785891">
                <text:p>-0.469471562785891</text:p>
              </table:table-cell>
              <table:table-cell office:value-type="float" office:value="0">
                <text:p>0</text:p>
              </table:table-cell>
              <table:table-cell office:value-type="float" office:value="0.0703651056732112">
                <text:p>0.0703651056732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484809620246337">
                <text:p>-0.484809620246337</text:p>
              </table:table-cell>
              <table:table-cell office:value-type="float" office:value="0">
                <text:p>0</text:p>
              </table:table-cell>
              <table:table-cell office:value-type="float" office:value="0.0663552818476809">
                <text:p>0.06635528184768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0625000000000001">
                <text:p>0.06250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515038074910054">
                <text:p>-0.515038074910054</text:p>
              </table:table-cell>
              <table:table-cell office:value-type="float" office:value="0">
                <text:p>0</text:p>
              </table:table-cell>
              <table:table-cell office:value-type="float" office:value="0.0587970171967365">
                <text:p>0.0587970171967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529919264233205">
                <text:p>-0.529919264233205</text:p>
              </table:table-cell>
              <table:table-cell office:value-type="float" office:value="0">
                <text:p>0</text:p>
              </table:table-cell>
              <table:table-cell office:value-type="float" office:value="0.0552439745347629">
                <text:p>0.05524397453476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544639035015027">
                <text:p>-0.544639035015027</text:p>
              </table:table-cell>
              <table:table-cell office:value-type="float" office:value="0">
                <text:p>0</text:p>
              </table:table-cell>
              <table:table-cell office:value-type="float" office:value="0.0518384021080114">
                <text:p>0.05183840210801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559192903470747">
                <text:p>-0.559192903470747</text:p>
              </table:table-cell>
              <table:table-cell office:value-type="float" office:value="0">
                <text:p>0</text:p>
              </table:table-cell>
              <table:table-cell office:value-type="float" office:value="0.0485777240876376">
                <text:p>0.0485777240876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">
                <text:p>0</text:p>
              </table:table-cell>
              <table:table-cell office:value-type="float" office:value="0.0454592639087683">
                <text:p>0.0454592639087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  <table:table-cell office:value-type="float" office:value="0.042480249556895">
                <text:p>0.0424802495568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601815023152048">
                <text:p>-0.601815023152048</text:p>
              </table:table-cell>
              <table:table-cell office:value-type="float" office:value="0">
                <text:p>0</text:p>
              </table:table-cell>
              <table:table-cell office:value-type="float" office:value="0.0396378189468509">
                <text:p>0.0396378189468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615661475325658">
                <text:p>-0.615661475325658</text:p>
              </table:table-cell>
              <table:table-cell office:value-type="float" office:value="0">
                <text:p>0</text:p>
              </table:table-cell>
              <table:table-cell office:value-type="float" office:value="0.0369290253872124">
                <text:p>0.03692902538721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629320391049837">
                <text:p>-0.629320391049837</text:p>
              </table:table-cell>
              <table:table-cell office:value-type="float" office:value="0">
                <text:p>0</text:p>
              </table:table-cell>
              <table:table-cell office:value-type="float" office:value="0.0343508431228614">
                <text:p>0.03435084312286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">
                <text:p>0</text:p>
              </table:table-cell>
              <table:table-cell office:value-type="float" office:value="0.031900172948364">
                <text:p>0.031900172948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656059028990507">
                <text:p>-0.656059028990507</text:p>
              </table:table-cell>
              <table:table-cell office:value-type="float" office:value="0">
                <text:p>0</text:p>
              </table:table-cell>
              <table:table-cell office:value-type="float" office:value="0.0295738478847382">
                <text:p>0.02957384788473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0">
                <text:p>0</text:p>
              </table:table-cell>
              <table:table-cell office:value-type="float" office:value="0.0273686389121142">
                <text:p>0.0273686389121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681998360062498">
                <text:p>-0.681998360062498</text:p>
              </table:table-cell>
              <table:table-cell office:value-type="float" office:value="0">
                <text:p>0</text:p>
              </table:table-cell>
              <table:table-cell office:value-type="float" office:value="0.0252812607507351">
                <text:p>0.02528126075073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694658370458997">
                <text:p>-0.694658370458997</text:p>
              </table:table-cell>
              <table:table-cell office:value-type="float" office:value="0">
                <text:p>0</text:p>
              </table:table-cell>
              <table:table-cell office:value-type="float" office:value="0.0233083776826887">
                <text:p>0.02330837768268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">
                <text:p>0</text:p>
              </table:table-cell>
              <table:table-cell office:value-type="float" office:value="0.0214466094067262">
                <text:p>0.02144660940672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719339800338651">
                <text:p>-0.719339800338651</text:p>
              </table:table-cell>
              <table:table-cell office:value-type="float" office:value="0">
                <text:p>0</text:p>
              </table:table-cell>
              <table:table-cell office:value-type="float" office:value="0.019692536918487">
                <text:p>0.0196925369184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73135370161917">
                <text:p>-0.73135370161917</text:p>
              </table:table-cell>
              <table:table-cell office:value-type="float" office:value="0">
                <text:p>0</text:p>
              </table:table-cell>
              <table:table-cell office:value-type="float" office:value="0.0180427084084304">
                <text:p>0.01804270840843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">
                <text:p>0</text:p>
              </table:table-cell>
              <table:table-cell office:value-type="float" office:value="0.0164936451697596">
                <text:p>0.0164936451697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754709580222772">
                <text:p>-0.754709580222772</text:p>
              </table:table-cell>
              <table:table-cell office:value-type="float" office:value="0">
                <text:p>0</text:p>
              </table:table-cell>
              <table:table-cell office:value-type="float" office:value="0.0150418475086222">
                <text:p>0.01504184750862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">
                <text:p>0</text:p>
              </table:table-cell>
              <table:table-cell office:value-type="float" office:value="0.0136838006488773">
                <text:p>0.01368380064887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777145961456971">
                <text:p>-0.777145961456971</text:p>
              </table:table-cell>
              <table:table-cell office:value-type="float" office:value="0">
                <text:p>0</text:p>
              </table:table-cell>
              <table:table-cell office:value-type="float" office:value="0.0124159806237345">
                <text:p>0.0124159806237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788010753606722">
                <text:p>-0.788010753606722</text:p>
              </table:table-cell>
              <table:table-cell office:value-type="float" office:value="0">
                <text:p>0</text:p>
              </table:table-cell>
              <table:table-cell office:value-type="float" office:value="0.0112348601465975">
                <text:p>0.01123486014659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798635510047293">
                <text:p>-0.798635510047293</text:p>
              </table:table-cell>
              <table:table-cell office:value-type="float" office:value="0">
                <text:p>0</text:p>
              </table:table-cell>
              <table:table-cell office:value-type="float" office:value="0.0101369144534785">
                <text:p>0.01013691445347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">
                <text:p>0</text:p>
              </table:table-cell>
              <table:table-cell office:value-type="float" office:value="0.00911862710939472">
                <text:p>0.00911862710939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">
                <text:p>0</text:p>
              </table:table-cell>
              <table:table-cell office:value-type="float" office:value="0.00817649577121269">
                <text:p>0.008176495771212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829037572555042">
                <text:p>-0.829037572555042</text:p>
              </table:table-cell>
              <table:table-cell office:value-type="float" office:value="0">
                <text:p>0</text:p>
              </table:table-cell>
              <table:table-cell office:value-type="float" office:value="0.00730703789946816">
                <text:p>0.007307037899468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838670567945424">
                <text:p>-0.838670567945424</text:p>
              </table:table-cell>
              <table:table-cell office:value-type="float" office:value="0">
                <text:p>0</text:p>
              </table:table-cell>
              <table:table-cell office:value-type="float" office:value="0.00650679641176302">
                <text:p>0.00650679641176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848048096156426">
                <text:p>-0.848048096156426</text:p>
              </table:table-cell>
              <table:table-cell office:value-type="float" office:value="0">
                <text:p>0</text:p>
              </table:table-cell>
              <table:table-cell office:value-type="float" office:value="0.00577234527042169">
                <text:p>0.005772345270421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857167300702112">
                <text:p>-0.857167300702112</text:p>
              </table:table-cell>
              <table:table-cell office:value-type="float" office:value="0">
                <text:p>0</text:p>
              </table:table-cell>
              <table:table-cell office:value-type="float" office:value="0.00510029499718021">
                <text:p>0.00510029499718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">
                <text:p>0</text:p>
              </table:table-cell>
              <table:table-cell office:value-type="float" office:value="0.00448729810778067">
                <text:p>0.004487298107780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874619707139396">
                <text:p>-0.874619707139396</text:p>
              </table:table-cell>
              <table:table-cell office:value-type="float" office:value="0">
                <text:p>0</text:p>
              </table:table-cell>
              <table:table-cell office:value-type="float" office:value="0.00393005445945272">
                <text:p>0.003930054459452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882947592858927">
                <text:p>-0.882947592858927</text:p>
              </table:table-cell>
              <table:table-cell office:value-type="float" office:value="0">
                <text:p>0</text:p>
              </table:table-cell>
              <table:table-cell office:value-type="float" office:value="0.00342531650437988">
                <text:p>0.00342531650437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891006524188368">
                <text:p>-0.891006524188368</text:p>
              </table:table-cell>
              <table:table-cell office:value-type="float" office:value="0">
                <text:p>0</text:p>
              </table:table-cell>
              <table:table-cell office:value-type="float" office:value="0.00296989444237521">
                <text:p>0.002969894442375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898794046299167">
                <text:p>-0.898794046299167</text:p>
              </table:table-cell>
              <table:table-cell office:value-type="float" office:value="0">
                <text:p>0</text:p>
              </table:table-cell>
              <table:table-cell office:value-type="float" office:value="0.00256066126612379">
                <text:p>0.002560661266123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">
                <text:p>0</text:p>
              </table:table-cell>
              <table:table-cell office:value-type="float" office:value="0.00219455769249244">
                <text:p>0.00219455769249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">
                <text:p>0</text:p>
              </table:table-cell>
              <table:table-cell office:value-type="float" office:value="0.00186859697355684">
                <text:p>0.001868596973556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92050485345244">
                <text:p>-0.92050485345244</text:p>
              </table:table-cell>
              <table:table-cell office:value-type="float" office:value="0">
                <text:p>0</text:p>
              </table:table-cell>
              <table:table-cell office:value-type="float" office:value="0.0015798695811545">
                <text:p>0.00157986958115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927183854566787">
                <text:p>-0.927183854566787</text:p>
              </table:table-cell>
              <table:table-cell office:value-type="float" office:value="0">
                <text:p>0</text:p>
              </table:table-cell>
              <table:table-cell office:value-type="float" office:value="0.0013255477589377">
                <text:p>0.00132554775893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933580426497202">
                <text:p>-0.933580426497202</text:p>
              </table:table-cell>
              <table:table-cell office:value-type="float" office:value="0">
                <text:p>0</text:p>
              </table:table-cell>
              <table:table-cell office:value-type="float" office:value="0.00110288993607341">
                <text:p>0.00110288993607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">
                <text:p>0</text:p>
              </table:table-cell>
              <table:table-cell office:value-type="float" office:value="0.000909244996918064">
                <text:p>0.000909244996918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945518575599317">
                <text:p>-0.945518575599317</text:p>
              </table:table-cell>
              <table:table-cell office:value-type="float" office:value="0">
                <text:p>0</text:p>
              </table:table-cell>
              <table:table-cell office:value-type="float" office:value="0.000742056401181838">
                <text:p>0.000742056401181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">
                <text:p>0</text:p>
              </table:table-cell>
              <table:table-cell office:value-type="float" office:value="0.000598866149291643">
                <text:p>0.0005988661492916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956304755963036">
                <text:p>-0.956304755963036</text:p>
              </table:table-cell>
              <table:table-cell office:value-type="float" office:value="0">
                <text:p>0</text:p>
              </table:table-cell>
              <table:table-cell office:value-type="float" office:value="0.000477318587862469">
                <text:p>0.0004773185878624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961261695938319">
                <text:p>-0.961261695938319</text:p>
              </table:table-cell>
              <table:table-cell office:value-type="float" office:value="0">
                <text:p>0</text:p>
              </table:table-cell>
              <table:table-cell office:value-type="float" office:value="0.000375164050393815">
                <text:p>0.000375164050393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">
                <text:p>0</text:p>
              </table:table-cell>
              <table:table-cell office:value-type="float" office:value="0.000290262328520689">
                <text:p>0.000290262328520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970295726275996">
                <text:p>-0.970295726275996</text:p>
              </table:table-cell>
              <table:table-cell office:value-type="float" office:value="0">
                <text:p>0</text:p>
              </table:table-cell>
              <table:table-cell office:value-type="float" office:value="0.000220585969367632">
                <text:p>0.0002205859693676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974370064785235">
                <text:p>-0.974370064785235</text:p>
              </table:table-cell>
              <table:table-cell office:value-type="float" office:value="0">
                <text:p>0</text:p>
              </table:table-cell>
              <table:table-cell office:value-type="float" office:value="0.000164223394778261">
                <text:p>0.0001642233947782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">
                <text:p>0</text:p>
              </table:table-cell>
              <table:table-cell office:value-type="float" office:value="0.000119381838422292">
                <text:p>0.0001193818384222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981627183447664">
                <text:p>-0.981627183447664</text:p>
              </table:table-cell>
              <table:table-cell office:value-type="float" office:value="0">
                <text:p>0</text:p>
              </table:table-cell>
              <table:table-cell office:value-type="float" office:value="0.0000843900970164481">
                <text:p>0.00008439009701644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">
                <text:p>0</text:p>
              </table:table-cell>
              <table:table-cell office:value-type="float" office:value="0.0000577010921345186">
                <text:p>0.0000577010921345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987688340595138">
                <text:p>-0.987688340595138</text:p>
              </table:table-cell>
              <table:table-cell office:value-type="float" office:value="0">
                <text:p>0</text:p>
              </table:table-cell>
              <table:table-cell office:value-type="float" office:value="0.0000378942393253338">
                <text:p>0.00003789423932533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99026806874157">
                <text:p>-0.99026806874157</text:p>
              </table:table-cell>
              <table:table-cell office:value-type="float" office:value="0">
                <text:p>0</text:p>
              </table:table-cell>
              <table:table-cell office:value-type="float" office:value="0.0000236776215047">
                <text:p>0.00002367762150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992546151641322">
                <text:p>-0.992546151641322</text:p>
              </table:table-cell>
              <table:table-cell office:value-type="float" office:value="0">
                <text:p>0</text:p>
              </table:table-cell>
              <table:table-cell office:value-type="float" office:value="0.0000138899638385417">
                <text:p>0.0000138899638385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">
                <text:p>0</text:p>
              </table:table-cell>
              <table:table-cell office:value-type="float" office:value="0.00000750240758903641">
                <text:p>0.00000750240758903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">
                <text:p>0</text:p>
              </table:table-cell>
              <table:table-cell office:value-type="float" office:value="0.00000362008065324125">
                <text:p>0.00000362008065324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997564050259824">
                <text:p>-0.997564050259824</text:p>
              </table:table-cell>
              <table:table-cell office:value-type="float" office:value="0">
                <text:p>0</text:p>
              </table:table-cell>
              <table:table-cell office:value-type="float" office:value="0.00000148346278416564">
                <text:p>0.000001483462784165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998629534754574">
                <text:p>-0.998629534754574</text:p>
              </table:table-cell>
              <table:table-cell office:value-type="float" office:value="0">
                <text:p>0</text:p>
              </table:table-cell>
              <table:table-cell office:value-type="float" office:value="0.000000469543747230251">
                <text:p>0.0000004695437472302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999390827019096">
                <text:p>-0.999390827019096</text:p>
              </table:table-cell>
              <table:table-cell office:value-type="float" office:value="0">
                <text:p>0</text:p>
              </table:table-cell>
              <table:table-cell office:value-type="float" office:value="0.0000000927729301659388">
                <text:p>0.00000009277293016593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999847695156391">
                <text:p>-0.999847695156391</text:p>
              </table:table-cell>
              <table:table-cell office:value-type="float" office:value="0">
                <text:p>0</text:p>
              </table:table-cell>
              <table:table-cell office:value-type="float" office:value="0.00000000579919134666996">
                <text:p>0.000000005799191346669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999847695156391">
                <text:p>-0.999847695156391</text:p>
              </table:table-cell>
              <table:table-cell office:value-type="float" office:value="0">
                <text:p>0</text:p>
              </table:table-cell>
              <table:table-cell office:value-type="float" office:value="0.00000000579919134666996">
                <text:p>0.00000000579919134666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999390827019096">
                <text:p>-0.999390827019096</text:p>
              </table:table-cell>
              <table:table-cell office:value-type="float" office:value="0">
                <text:p>0</text:p>
              </table:table-cell>
              <table:table-cell office:value-type="float" office:value="0.0000000927729301659388">
                <text:p>0.00000009277293016593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998629534754574">
                <text:p>-0.998629534754574</text:p>
              </table:table-cell>
              <table:table-cell office:value-type="float" office:value="0">
                <text:p>0</text:p>
              </table:table-cell>
              <table:table-cell office:value-type="float" office:value="0.000000469543747230251">
                <text:p>0.000000469543747230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997564050259824">
                <text:p>-0.997564050259824</text:p>
              </table:table-cell>
              <table:table-cell office:value-type="float" office:value="0">
                <text:p>0</text:p>
              </table:table-cell>
              <table:table-cell office:value-type="float" office:value="0.00000148346278416564">
                <text:p>0.00000148346278416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">
                <text:p>0</text:p>
              </table:table-cell>
              <table:table-cell office:value-type="float" office:value="0.00000362008065324125">
                <text:p>0.00000362008065324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">
                <text:p>0</text:p>
              </table:table-cell>
              <table:table-cell office:value-type="float" office:value="0.00000750240758903641">
                <text:p>0.00000750240758903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992546151641322">
                <text:p>-0.992546151641322</text:p>
              </table:table-cell>
              <table:table-cell office:value-type="float" office:value="0">
                <text:p>0</text:p>
              </table:table-cell>
              <table:table-cell office:value-type="float" office:value="0.0000138899638385413">
                <text:p>0.0000138899638385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99026806874157">
                <text:p>-0.99026806874157</text:p>
              </table:table-cell>
              <table:table-cell office:value-type="float" office:value="0">
                <text:p>0</text:p>
              </table:table-cell>
              <table:table-cell office:value-type="float" office:value="0.0000236776215047005">
                <text:p>0.0000236776215047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987688340595138">
                <text:p>-0.987688340595138</text:p>
              </table:table-cell>
              <table:table-cell office:value-type="float" office:value="0">
                <text:p>0</text:p>
              </table:table-cell>
              <table:table-cell office:value-type="float" office:value="0.0000378942393253331">
                <text:p>0.0000378942393253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">
                <text:p>0</text:p>
              </table:table-cell>
              <table:table-cell office:value-type="float" office:value="0.0000577010921345186">
                <text:p>0.00005770109213451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981627183447664">
                <text:p>-0.981627183447664</text:p>
              </table:table-cell>
              <table:table-cell office:value-type="float" office:value="0">
                <text:p>0</text:p>
              </table:table-cell>
              <table:table-cell office:value-type="float" office:value="0.0000843900970164481">
                <text:p>0.00008439009701644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">
                <text:p>0</text:p>
              </table:table-cell>
              <table:table-cell office:value-type="float" office:value="0.000119381838422294">
                <text:p>0.0001193818384222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974370064785235">
                <text:p>-0.974370064785235</text:p>
              </table:table-cell>
              <table:table-cell office:value-type="float" office:value="0">
                <text:p>0</text:p>
              </table:table-cell>
              <table:table-cell office:value-type="float" office:value="0.00016422339477826">
                <text:p>0.000164223394778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970295726275996">
                <text:p>-0.970295726275996</text:p>
              </table:table-cell>
              <table:table-cell office:value-type="float" office:value="0">
                <text:p>0</text:p>
              </table:table-cell>
              <table:table-cell office:value-type="float" office:value="0.000220585969367632">
                <text:p>0.0002205859693676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">
                <text:p>0</text:p>
              </table:table-cell>
              <table:table-cell office:value-type="float" office:value="0.000290262328520687">
                <text:p>0.0002902623285206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961261695938319">
                <text:p>-0.961261695938319</text:p>
              </table:table-cell>
              <table:table-cell office:value-type="float" office:value="0">
                <text:p>0</text:p>
              </table:table-cell>
              <table:table-cell office:value-type="float" office:value="0.000375164050393815">
                <text:p>0.000375164050393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956304755963035">
                <text:p>-0.956304755963035</text:p>
              </table:table-cell>
              <table:table-cell office:value-type="float" office:value="0">
                <text:p>0</text:p>
              </table:table-cell>
              <table:table-cell office:value-type="float" office:value="0.000477318587862472">
                <text:p>0.0004773185878624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">
                <text:p>0</text:p>
              </table:table-cell>
              <table:table-cell office:value-type="float" office:value="0.00059886614929164">
                <text:p>0.000598866149291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945518575599317">
                <text:p>-0.945518575599317</text:p>
              </table:table-cell>
              <table:table-cell office:value-type="float" office:value="0">
                <text:p>0</text:p>
              </table:table-cell>
              <table:table-cell office:value-type="float" office:value="0.000742056401181841">
                <text:p>0.000742056401181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">
                <text:p>0</text:p>
              </table:table-cell>
              <table:table-cell office:value-type="float" office:value="0.000909244996918061">
                <text:p>0.0009092449969180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933580426497202">
                <text:p>-0.933580426497202</text:p>
              </table:table-cell>
              <table:table-cell office:value-type="float" office:value="0">
                <text:p>0</text:p>
              </table:table-cell>
              <table:table-cell office:value-type="float" office:value="0.00110288993607341">
                <text:p>0.001102889936073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927183854566787">
                <text:p>-0.927183854566787</text:p>
              </table:table-cell>
              <table:table-cell office:value-type="float" office:value="0">
                <text:p>0</text:p>
              </table:table-cell>
              <table:table-cell office:value-type="float" office:value="0.00132554775893769">
                <text:p>0.001325547758937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92050485345244">
                <text:p>-0.92050485345244</text:p>
              </table:table-cell>
              <table:table-cell office:value-type="float" office:value="0">
                <text:p>0</text:p>
              </table:table-cell>
              <table:table-cell office:value-type="float" office:value="0.0015798695811545">
                <text:p>0.00157986958115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">
                <text:p>0</text:p>
              </table:table-cell>
              <table:table-cell office:value-type="float" office:value="0.00186859697355683">
                <text:p>0.001868596973556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">
                <text:p>0</text:p>
              </table:table-cell>
              <table:table-cell office:value-type="float" office:value="0.00219455769249243">
                <text:p>0.00219455769249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898794046299167">
                <text:p>-0.898794046299167</text:p>
              </table:table-cell>
              <table:table-cell office:value-type="float" office:value="0">
                <text:p>0</text:p>
              </table:table-cell>
              <table:table-cell office:value-type="float" office:value="0.00256066126612379">
                <text:p>0.002560661266123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891006524188368">
                <text:p>-0.891006524188368</text:p>
              </table:table-cell>
              <table:table-cell office:value-type="float" office:value="0">
                <text:p>0</text:p>
              </table:table-cell>
              <table:table-cell office:value-type="float" office:value="0.00296989444237521">
                <text:p>0.002969894442375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882947592858927">
                <text:p>-0.882947592858927</text:p>
              </table:table-cell>
              <table:table-cell office:value-type="float" office:value="0">
                <text:p>0</text:p>
              </table:table-cell>
              <table:table-cell office:value-type="float" office:value="0.00342531650437989">
                <text:p>0.003425316504379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874619707139396">
                <text:p>-0.874619707139396</text:p>
              </table:table-cell>
              <table:table-cell office:value-type="float" office:value="0">
                <text:p>0</text:p>
              </table:table-cell>
              <table:table-cell office:value-type="float" office:value="0.00393005445945272">
                <text:p>0.003930054459452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">
                <text:p>0</text:p>
              </table:table-cell>
              <table:table-cell office:value-type="float" office:value="0.00448729810778068">
                <text:p>0.004487298107780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857167300702112">
                <text:p>-0.857167300702112</text:p>
              </table:table-cell>
              <table:table-cell office:value-type="float" office:value="0">
                <text:p>0</text:p>
              </table:table-cell>
              <table:table-cell office:value-type="float" office:value="0.0051002949971802">
                <text:p>0.00510029499718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848048096156426">
                <text:p>-0.848048096156426</text:p>
              </table:table-cell>
              <table:table-cell office:value-type="float" office:value="0">
                <text:p>0</text:p>
              </table:table-cell>
              <table:table-cell office:value-type="float" office:value="0.00577234527042168">
                <text:p>0.00577234527042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838670567945424">
                <text:p>-0.838670567945424</text:p>
              </table:table-cell>
              <table:table-cell office:value-type="float" office:value="0">
                <text:p>0</text:p>
              </table:table-cell>
              <table:table-cell office:value-type="float" office:value="0.00650679641176301">
                <text:p>0.006506796411763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829037572555042">
                <text:p>-0.829037572555042</text:p>
              </table:table-cell>
              <table:table-cell office:value-type="float" office:value="0">
                <text:p>0</text:p>
              </table:table-cell>
              <table:table-cell office:value-type="float" office:value="0.00730703789946815">
                <text:p>0.00730703789946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">
                <text:p>0</text:p>
              </table:table-cell>
              <table:table-cell office:value-type="float" office:value="0.0081764957712127">
                <text:p>0.00817649577121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">
                <text:p>0</text:p>
              </table:table-cell>
              <table:table-cell office:value-type="float" office:value="0.0091186271093947">
                <text:p>0.00911862710939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798635510047293">
                <text:p>-0.798635510047293</text:p>
              </table:table-cell>
              <table:table-cell office:value-type="float" office:value="0">
                <text:p>0</text:p>
              </table:table-cell>
              <table:table-cell office:value-type="float" office:value="0.0101369144534785">
                <text:p>0.0101369144534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788010753606722">
                <text:p>-0.788010753606722</text:p>
              </table:table-cell>
              <table:table-cell office:value-type="float" office:value="0">
                <text:p>0</text:p>
              </table:table-cell>
              <table:table-cell office:value-type="float" office:value="0.0112348601465975">
                <text:p>0.01123486014659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777145961456971">
                <text:p>-0.777145961456971</text:p>
              </table:table-cell>
              <table:table-cell office:value-type="float" office:value="0">
                <text:p>0</text:p>
              </table:table-cell>
              <table:table-cell office:value-type="float" office:value="0.0124159806237345">
                <text:p>0.01241598062373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">
                <text:p>0</text:p>
              </table:table-cell>
              <table:table-cell office:value-type="float" office:value="0.0136838006488773">
                <text:p>0.01368380064887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754709580222772">
                <text:p>-0.754709580222772</text:p>
              </table:table-cell>
              <table:table-cell office:value-type="float" office:value="0">
                <text:p>0</text:p>
              </table:table-cell>
              <table:table-cell office:value-type="float" office:value="0.0150418475086222">
                <text:p>0.0150418475086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">
                <text:p>0</text:p>
              </table:table-cell>
              <table:table-cell office:value-type="float" office:value="0.0164936451697596">
                <text:p>0.01649364516975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731353701619171">
                <text:p>-0.731353701619171</text:p>
              </table:table-cell>
              <table:table-cell office:value-type="float" office:value="0">
                <text:p>0</text:p>
              </table:table-cell>
              <table:table-cell office:value-type="float" office:value="0.0180427084084304">
                <text:p>0.01804270840843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719339800338651">
                <text:p>-0.719339800338651</text:p>
              </table:table-cell>
              <table:table-cell office:value-type="float" office:value="0">
                <text:p>0</text:p>
              </table:table-cell>
              <table:table-cell office:value-type="float" office:value="0.0196925369184871">
                <text:p>0.01969253691848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0">
                <text:p>0</text:p>
              </table:table-cell>
              <table:table-cell office:value-type="float" office:value="0.0214466094067262">
                <text:p>0.02144660940672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694658370458997">
                <text:p>-0.694658370458997</text:p>
              </table:table-cell>
              <table:table-cell office:value-type="float" office:value="0">
                <text:p>0</text:p>
              </table:table-cell>
              <table:table-cell office:value-type="float" office:value="0.0233083776826887">
                <text:p>0.02330837768268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681998360062499">
                <text:p>-0.681998360062499</text:p>
              </table:table-cell>
              <table:table-cell office:value-type="float" office:value="0">
                <text:p>0</text:p>
              </table:table-cell>
              <table:table-cell office:value-type="float" office:value="0.0252812607507351">
                <text:p>0.0252812607507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0">
                <text:p>0</text:p>
              </table:table-cell>
              <table:table-cell office:value-type="float" office:value="0.0273686389121142">
                <text:p>0.02736863891211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656059028990507">
                <text:p>-0.656059028990507</text:p>
              </table:table-cell>
              <table:table-cell office:value-type="float" office:value="0">
                <text:p>0</text:p>
              </table:table-cell>
              <table:table-cell office:value-type="float" office:value="0.0295738478847382">
                <text:p>0.02957384788473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">
                <text:p>0</text:p>
              </table:table-cell>
              <table:table-cell office:value-type="float" office:value="0.031900172948364">
                <text:p>0.0319001729483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629320391049838">
                <text:p>-0.629320391049838</text:p>
              </table:table-cell>
              <table:table-cell office:value-type="float" office:value="0">
                <text:p>0</text:p>
              </table:table-cell>
              <table:table-cell office:value-type="float" office:value="0.0343508431228613">
                <text:p>0.0343508431228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615661475325658">
                <text:p>-0.615661475325658</text:p>
              </table:table-cell>
              <table:table-cell office:value-type="float" office:value="0">
                <text:p>0</text:p>
              </table:table-cell>
              <table:table-cell office:value-type="float" office:value="0.0369290253872124">
                <text:p>0.0369290253872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601815023152048">
                <text:p>-0.601815023152048</text:p>
              </table:table-cell>
              <table:table-cell office:value-type="float" office:value="0">
                <text:p>0</text:p>
              </table:table-cell>
              <table:table-cell office:value-type="float" office:value="0.039637818946851">
                <text:p>0.0396378189468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  <table:table-cell office:value-type="float" office:value="0.042480249556895">
                <text:p>0.0424802495568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">
                <text:p>0</text:p>
              </table:table-cell>
              <table:table-cell office:value-type="float" office:value="0.0454592639087683">
                <text:p>0.04545926390876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559192903470747">
                <text:p>-0.559192903470747</text:p>
              </table:table-cell>
              <table:table-cell office:value-type="float" office:value="0">
                <text:p>0</text:p>
              </table:table-cell>
              <table:table-cell office:value-type="float" office:value="0.0485777240876376">
                <text:p>0.04857772408763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544639035015027">
                <text:p>-0.544639035015027</text:p>
              </table:table-cell>
              <table:table-cell office:value-type="float" office:value="0">
                <text:p>0</text:p>
              </table:table-cell>
              <table:table-cell office:value-type="float" office:value="0.0518384021080115">
                <text:p>0.05183840210801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529919264233205">
                <text:p>-0.529919264233205</text:p>
              </table:table-cell>
              <table:table-cell office:value-type="float" office:value="0">
                <text:p>0</text:p>
              </table:table-cell>
              <table:table-cell office:value-type="float" office:value="0.0552439745347628">
                <text:p>0.05524397453476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515038074910054">
                <text:p>-0.515038074910054</text:p>
              </table:table-cell>
              <table:table-cell office:value-type="float" office:value="0">
                <text:p>0</text:p>
              </table:table-cell>
              <table:table-cell office:value-type="float" office:value="0.0587970171967365">
                <text:p>0.05879701719673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0624999999999999">
                <text:p>0.06249999999999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484809620246337">
                <text:p>-0.484809620246337</text:p>
              </table:table-cell>
              <table:table-cell office:value-type="float" office:value="0">
                <text:p>0</text:p>
              </table:table-cell>
              <table:table-cell office:value-type="float" office:value="0.0663552818476809">
                <text:p>0.06635528184768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469471562785891">
                <text:p>-0.469471562785891</text:p>
              </table:table-cell>
              <table:table-cell office:value-type="float" office:value="0">
                <text:p>0</text:p>
              </table:table-cell>
              <table:table-cell office:value-type="float" office:value="0.0703651056732113">
                <text:p>0.07036510567321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453990499739547">
                <text:p>-0.453990499739547</text:p>
              </table:table-cell>
              <table:table-cell office:value-type="float" office:value="0">
                <text:p>0</text:p>
              </table:table-cell>
              <table:table-cell office:value-type="float" office:value="0.0745315935936674">
                <text:p>0.07453159359366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438371146789078">
                <text:p>-0.438371146789078</text:p>
              </table:table-cell>
              <table:table-cell office:value-type="float" office:value="0">
                <text:p>0</text:p>
              </table:table-cell>
              <table:table-cell office:value-type="float" office:value="0.0788567421897539">
                <text:p>0.07885674218975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">
                <text:p>0</text:p>
              </table:table-cell>
              <table:table-cell office:value-type="float" office:value="0.0833424179188329">
                <text:p>0.08334241791883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0">
                <text:p>0</text:p>
              </table:table-cell>
              <table:table-cell office:value-type="float" office:value="0.0879903526672426">
                <text:p>0.08799035266724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390731128489274">
                <text:p>-0.390731128489274</text:p>
              </table:table-cell>
              <table:table-cell office:value-type="float" office:value="0">
                <text:p>0</text:p>
              </table:table-cell>
              <table:table-cell office:value-type="float" office:value="0.0928021394479884">
                <text:p>0.09280213944798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374606593415912">
                <text:p>-0.374606593415912</text:p>
              </table:table-cell>
              <table:table-cell office:value-type="float" office:value="0">
                <text:p>0</text:p>
              </table:table-cell>
              <table:table-cell office:value-type="float" office:value="0.0977792282497125">
                <text:p>0.0977792282497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358367949545301">
                <text:p>-0.358367949545301</text:p>
              </table:table-cell>
              <table:table-cell office:value-type="float" office:value="0">
                <text:p>0</text:p>
              </table:table-cell>
              <table:table-cell office:value-type="float" office:value="0.102922922042675">
                <text:p>0.1029229220426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">
                <text:p>0</text:p>
              </table:table-cell>
              <table:table-cell office:value-type="float" office:value="0.108234372947293">
                <text:p>0.108234372947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325568154457157">
                <text:p>-0.325568154457157</text:p>
              </table:table-cell>
              <table:table-cell office:value-type="float" office:value="0">
                <text:p>0</text:p>
              </table:table-cell>
              <table:table-cell office:value-type="float" office:value="0.113714578570581">
                <text:p>0.1137145785705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">
                <text:p>0</text:p>
              </table:table-cell>
              <table:table-cell office:value-type="float" office:value="0.119364378515658">
                <text:p>0.1193643785156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292371704722737">
                <text:p>-0.292371704722737</text:p>
              </table:table-cell>
              <table:table-cell office:value-type="float" office:value="0">
                <text:p>0</text:p>
              </table:table-cell>
              <table:table-cell office:value-type="float" office:value="0.125184451069251">
                <text:p>0.1251844510692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275637355816999">
                <text:p>-0.275637355816999</text:p>
              </table:table-cell>
              <table:table-cell office:value-type="float" office:value="0">
                <text:p>0</text:p>
              </table:table-cell>
              <table:table-cell office:value-type="float" office:value="0.131175310071947">
                <text:p>0.1311753100719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">
                <text:p>0</text:p>
              </table:table-cell>
              <table:table-cell office:value-type="float" office:value="0.137337301975685">
                <text:p>0.1373373019756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241921895599668">
                <text:p>-0.241921895599668</text:p>
              </table:table-cell>
              <table:table-cell office:value-type="float" office:value="0">
                <text:p>0</text:p>
              </table:table-cell>
              <table:table-cell office:value-type="float" office:value="0.1436706030928">
                <text:p>0.14367060309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224951054343865">
                <text:p>-0.224951054343865</text:p>
              </table:table-cell>
              <table:table-cell office:value-type="float" office:value="0">
                <text:p>0</text:p>
              </table:table-cell>
              <table:table-cell office:value-type="float" office:value="0.150175217040672">
                <text:p>0.1501752170406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20791169081776">
                <text:p>-0.20791169081776</text:p>
              </table:table-cell>
              <table:table-cell office:value-type="float" office:value="0">
                <text:p>0</text:p>
              </table:table-cell>
              <table:table-cell office:value-type="float" office:value="0.156850972385795">
                <text:p>0.1568509723857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190808995376545">
                <text:p>-0.190808995376545</text:p>
              </table:table-cell>
              <table:table-cell office:value-type="float" office:value="0">
                <text:p>0</text:p>
              </table:table-cell>
              <table:table-cell office:value-type="float" office:value="0.163697520490879">
                <text:p>0.1636975204908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">
                <text:p>0</text:p>
              </table:table-cell>
              <table:table-cell office:value-type="float" office:value="0.170714333568296">
                <text:p>0.1707143335682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156434465040231">
                <text:p>-0.156434465040231</text:p>
              </table:table-cell>
              <table:table-cell office:value-type="float" office:value="0">
                <text:p>0</text:p>
              </table:table-cell>
              <table:table-cell office:value-type="float" office:value="0.17790070294299">
                <text:p>0.177900702942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139173100960066">
                <text:p>-0.139173100960066</text:p>
              </table:table-cell>
              <table:table-cell office:value-type="float" office:value="0">
                <text:p>0</text:p>
              </table:table-cell>
              <table:table-cell office:value-type="float" office:value="0.185255737527677">
                <text:p>0.1852557375276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121869343405147">
                <text:p>-0.121869343405147</text:p>
              </table:table-cell>
              <table:table-cell office:value-type="float" office:value="0">
                <text:p>0</text:p>
              </table:table-cell>
              <table:table-cell office:value-type="float" office:value="0.192778362512927">
                <text:p>0.1927783625129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0">
                <text:p>0</text:p>
              </table:table-cell>
              <table:table-cell office:value-type="float" office:value="0.200467318274448">
                <text:p>0.2004673182744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">
                <text:p>0</text:p>
              </table:table-cell>
              <table:table-cell office:value-type="float" office:value="0.208321159499645">
                <text:p>0.2083211594996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697564737441256">
                <text:p>-0.0697564737441256</text:p>
              </table:table-cell>
              <table:table-cell office:value-type="float" office:value="0">
                <text:p>0</text:p>
              </table:table-cell>
              <table:table-cell office:value-type="float" office:value="0.216338254535241">
                <text:p>0.2163382545352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523359562429443">
                <text:p>-0.0523359562429443</text:p>
              </table:table-cell>
              <table:table-cell office:value-type="float" office:value="0">
                <text:p>0</text:p>
              </table:table-cell>
              <table:table-cell office:value-type="float" office:value="0.224516784957494">
                <text:p>0.2245167849574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348994967025008">
                <text:p>-0.0348994967025008</text:p>
              </table:table-cell>
              <table:table-cell office:value-type="float" office:value="0">
                <text:p>0</text:p>
              </table:table-cell>
              <table:table-cell office:value-type="float" office:value="0.232854745366272">
                <text:p>0.2328547453662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174524064372835">
                <text:p>-0.0174524064372835</text:p>
              </table:table-cell>
              <table:table-cell office:value-type="float" office:value="0">
                <text:p>0</text:p>
              </table:table-cell>
              <table:table-cell office:value-type="float" office:value="0.241349943403971">
                <text:p>0.2413499434039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174524064372831">
                <text:p>0.0174524064372831</text:p>
              </table:table-cell>
              <table:table-cell office:value-type="float" office:value="0.0174524064372831">
                <text:p>0.0174524064372831</text:p>
              </table:table-cell>
              <table:table-cell office:value-type="float" office:value="0.258802349841255">
                <text:p>0.2588023498412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348994967025013">
                <text:p>0.0348994967025013</text:p>
              </table:table-cell>
              <table:table-cell office:value-type="float" office:value="0.0348994967025013">
                <text:p>0.0348994967025013</text:p>
              </table:table-cell>
              <table:table-cell office:value-type="float" office:value="0.267754242068773">
                <text:p>0.2677542420687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523359562429439">
                <text:p>0.0523359562429439</text:p>
              </table:table-cell>
              <table:table-cell office:value-type="float" office:value="0.0523359562429439">
                <text:p>0.0523359562429439</text:p>
              </table:table-cell>
              <table:table-cell office:value-type="float" office:value="0.276852741200438">
                <text:p>0.2768527412004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0.0697564737441252">
                <text:p>0.0697564737441252</text:p>
              </table:table-cell>
              <table:table-cell office:value-type="float" office:value="0.286094728279366">
                <text:p>0.2860947282793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95476902247303">
                <text:p>0.2954769022473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304995781542101">
                <text:p>0.3049957815421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21869343405148">
                <text:p>0.121869343405148</text:p>
              </table:table-cell>
              <table:table-cell office:value-type="float" office:value="0.121869343405148">
                <text:p>0.121869343405148</text:p>
              </table:table-cell>
              <table:table-cell office:value-type="float" office:value="0.314647705918074">
                <text:p>0.314647705918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139173100960065">
                <text:p>0.139173100960065</text:p>
              </table:table-cell>
              <table:table-cell office:value-type="float" office:value="0.324428838487743">
                <text:p>0.3244288384877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334335167983221">
                <text:p>0.3343351679832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4362511235226">
                <text:p>0.344362511235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90808995376545">
                <text:p>0.190808995376545</text:p>
              </table:table-cell>
              <table:table-cell office:value-type="float" office:value="0.190808995376545">
                <text:p>0.190808995376545</text:p>
              </table:table-cell>
              <table:table-cell office:value-type="float" office:value="0.354506515867424">
                <text:p>0.3545065158674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364762663203555">
                <text:p>0.3647626632035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0.224951054343865">
                <text:p>0.224951054343865</text:p>
              </table:table-cell>
              <table:table-cell office:value-type="float" office:value="0.375126271384537">
                <text:p>0.3751262713845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241921895599667">
                <text:p>0.241921895599667</text:p>
              </table:table-cell>
              <table:table-cell office:value-type="float" office:value="0.241921895599667">
                <text:p>0.241921895599667</text:p>
              </table:table-cell>
              <table:table-cell office:value-type="float" office:value="0.385592498692468">
                <text:p>0.3855924986924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396156347078205">
                <text:p>0.3961563470782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275637355816999">
                <text:p>0.275637355816999</text:p>
              </table:table-cell>
              <table:table-cell office:value-type="float" office:value="0.406812665888946">
                <text:p>0.4068126658889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292371704722737">
                <text:p>0.292371704722737</text:p>
              </table:table-cell>
              <table:table-cell office:value-type="float" office:value="0.292371704722737">
                <text:p>0.292371704722737</text:p>
              </table:table-cell>
              <table:table-cell office:value-type="float" office:value="0.417556155791988">
                <text:p>0.417556155791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428381372890605">
                <text:p>0.4283813728906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325568154457156">
                <text:p>0.325568154457156</text:p>
              </table:table-cell>
              <table:table-cell office:value-type="float" office:value="0.325568154457156">
                <text:p>0.325568154457156</text:p>
              </table:table-cell>
              <table:table-cell office:value-type="float" office:value="0.439282733027738">
                <text:p>0.4392827330277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50254516272962">
                <text:p>0.4502545162729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0.3583679495453">
                <text:p>0.3583679495453</text:p>
              </table:table-cell>
              <table:table-cell office:value-type="float" office:value="0.461290871587976">
                <text:p>0.4612908715879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374606593415912">
                <text:p>0.374606593415912</text:p>
              </table:table-cell>
              <table:table-cell office:value-type="float" office:value="0.374606593415912">
                <text:p>0.374606593415912</text:p>
              </table:table-cell>
              <table:table-cell office:value-type="float" office:value="0.472385821665625">
                <text:p>0.472385821665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390731128489273">
                <text:p>0.390731128489273</text:p>
              </table:table-cell>
              <table:table-cell office:value-type="float" office:value="0.390731128489273">
                <text:p>0.390731128489273</text:p>
              </table:table-cell>
              <table:table-cell office:value-type="float" office:value="0.483533267937262">
                <text:p>0.4835332679372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494726995743042">
                <text:p>0.4947269957430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505960679659532">
                <text:p>0.5059606796595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438371146789077">
                <text:p>0.438371146789077</text:p>
              </table:table-cell>
              <table:table-cell office:value-type="float" office:value="0.438371146789077">
                <text:p>0.438371146789077</text:p>
              </table:table-cell>
              <table:table-cell office:value-type="float" office:value="0.517227888978831">
                <text:p>0.5172278889788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528522093333214">
                <text:p>0.5285220933332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46947156278589">
                <text:p>0.46947156278589</text:p>
              </table:table-cell>
              <table:table-cell office:value-type="float" office:value="0.46947156278589">
                <text:p>0.46947156278589</text:p>
              </table:table-cell>
              <table:table-cell office:value-type="float" office:value="0.539836668459102">
                <text:p>0.5398366684591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484809620246337">
                <text:p>0.484809620246337</text:p>
              </table:table-cell>
              <table:table-cell office:value-type="float" office:value="0.484809620246337">
                <text:p>0.484809620246337</text:p>
              </table:table-cell>
              <table:table-cell office:value-type="float" office:value="0.551164902094018">
                <text:p>0.5511649020940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515038074910054">
                <text:p>0.515038074910054</text:p>
              </table:table-cell>
              <table:table-cell office:value-type="float" office:value="0.515038074910054">
                <text:p>0.515038074910054</text:p>
              </table:table-cell>
              <table:table-cell office:value-type="float" office:value="0.573835092106791">
                <text:p>0.5738350921067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0.529919264233205">
                <text:p>0.529919264233205</text:p>
              </table:table-cell>
              <table:table-cell office:value-type="float" office:value="0.585163238767968">
                <text:p>0.5851632387679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0.544639035015027">
                <text:p>0.544639035015027</text:p>
              </table:table-cell>
              <table:table-cell office:value-type="float" office:value="0.596477437123038">
                <text:p>0.5964774371230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559192903470747">
                <text:p>0.559192903470747</text:p>
              </table:table-cell>
              <table:table-cell office:value-type="float" office:value="0.559192903470747">
                <text:p>0.559192903470747</text:p>
              </table:table-cell>
              <table:table-cell office:value-type="float" office:value="0.607770627558385">
                <text:p>0.6077706275583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619035700259814">
                <text:p>0.6190357002598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630265501849368">
                <text:p>0.6302655018493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601815023152048">
                <text:p>0.601815023152048</text:p>
              </table:table-cell>
              <table:table-cell office:value-type="float" office:value="0.601815023152048">
                <text:p>0.601815023152048</text:p>
              </table:table-cell>
              <table:table-cell office:value-type="float" office:value="0.641452842098899">
                <text:p>0.6414528420988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615661475325658">
                <text:p>0.615661475325658</text:p>
              </table:table-cell>
              <table:table-cell office:value-type="float" office:value="0.615661475325658">
                <text:p>0.615661475325658</text:p>
              </table:table-cell>
              <table:table-cell office:value-type="float" office:value="0.652590500712871">
                <text:p>0.652590500712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0.629320391049837">
                <text:p>0.629320391049837</text:p>
              </table:table-cell>
              <table:table-cell office:value-type="float" office:value="0.663671234172699">
                <text:p>0.6636712341726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74687782634903">
                <text:p>0.6746877826349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656059028990507">
                <text:p>0.656059028990507</text:p>
              </table:table-cell>
              <table:table-cell office:value-type="float" office:value="0.656059028990507">
                <text:p>0.656059028990507</text:p>
              </table:table-cell>
              <table:table-cell office:value-type="float" office:value="0.685632876875245">
                <text:p>0.6856328768752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696499245270972">
                <text:p>0.6964992452709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681998360062499">
                <text:p>0.681998360062499</text:p>
              </table:table-cell>
              <table:table-cell office:value-type="float" office:value="0.681998360062499">
                <text:p>0.681998360062499</text:p>
              </table:table-cell>
              <table:table-cell office:value-type="float" office:value="0.707279620813234">
                <text:p>0.7072796208132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0.694658370458997">
                <text:p>0.694658370458997</text:p>
              </table:table-cell>
              <table:table-cell office:value-type="float" office:value="0.717966748141686">
                <text:p>0.7179667481416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28553390593274">
                <text:p>0.7285533905932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719339800338651">
                <text:p>0.719339800338651</text:p>
              </table:table-cell>
              <table:table-cell office:value-type="float" office:value="0.719339800338651">
                <text:p>0.719339800338651</text:p>
              </table:table-cell>
              <table:table-cell office:value-type="float" office:value="0.739032337257138">
                <text:p>0.739032337257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731353701619171">
                <text:p>0.731353701619171</text:p>
              </table:table-cell>
              <table:table-cell office:value-type="float" office:value="0.731353701619171">
                <text:p>0.731353701619171</text:p>
              </table:table-cell>
              <table:table-cell office:value-type="float" office:value="0.749396410027601">
                <text:p>0.749396410027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759638470647154">
                <text:p>0.7596384706471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754709580222772">
                <text:p>0.754709580222772</text:p>
              </table:table-cell>
              <table:table-cell office:value-type="float" office:value="0.754709580222772">
                <text:p>0.754709580222772</text:p>
              </table:table-cell>
              <table:table-cell office:value-type="float" office:value="0.769751427731394">
                <text:p>0.7697514277313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79728243767855">
                <text:p>0.7797282437678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0.777145961456971">
                <text:p>0.777145961456971</text:p>
              </table:table-cell>
              <table:table-cell office:value-type="float" office:value="0.789561942080705">
                <text:p>0.7895619420807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0.788010753606722">
                <text:p>0.788010753606722</text:p>
              </table:table-cell>
              <table:table-cell office:value-type="float" office:value="0.799245613753319">
                <text:p>0.7992456137533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798635510047293">
                <text:p>0.798635510047293</text:p>
              </table:table-cell>
              <table:table-cell office:value-type="float" office:value="0.798635510047293">
                <text:p>0.798635510047293</text:p>
              </table:table-cell>
              <table:table-cell office:value-type="float" office:value="0.808772424500771">
                <text:p>0.8087724245007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18135621484342">
                <text:p>0.8181356214843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827328540060204">
                <text:p>0.8273285400602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0.829037572555042">
                <text:p>0.829037572555042</text:p>
              </table:table-cell>
              <table:table-cell office:value-type="float" office:value="0.83634461045451">
                <text:p>0.836344610454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0.838670567945424">
                <text:p>0.838670567945424</text:p>
              </table:table-cell>
              <table:table-cell office:value-type="float" office:value="0.845177364357187">
                <text:p>0.8451773643571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848048096156426">
                <text:p>0.848048096156426</text:p>
              </table:table-cell>
              <table:table-cell office:value-type="float" office:value="0.848048096156426">
                <text:p>0.848048096156426</text:p>
              </table:table-cell>
              <table:table-cell office:value-type="float" office:value="0.853820441426847">
                <text:p>0.8538204414268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857167300702112">
                <text:p>0.857167300702112</text:p>
              </table:table-cell>
              <table:table-cell office:value-type="float" office:value="0.857167300702112">
                <text:p>0.857167300702112</text:p>
              </table:table-cell>
              <table:table-cell office:value-type="float" office:value="0.862267595699292">
                <text:p>0.8622675956992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870512701892219">
                <text:p>0.8705127018922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874619707139396">
                <text:p>0.874619707139396</text:p>
              </table:table-cell>
              <table:table-cell office:value-type="float" office:value="0.874619707139396">
                <text:p>0.874619707139396</text:p>
              </table:table-cell>
              <table:table-cell office:value-type="float" office:value="0.878549761598849">
                <text:p>0.8785497615988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882947592858927">
                <text:p>0.882947592858927</text:p>
              </table:table-cell>
              <table:table-cell office:value-type="float" office:value="0.882947592858927">
                <text:p>0.882947592858927</text:p>
              </table:table-cell>
              <table:table-cell office:value-type="float" office:value="0.886372909363307">
                <text:p>0.886372909363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893976418630743">
                <text:p>0.8939764186307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898794046299167">
                <text:p>0.898794046299167</text:p>
              </table:table-cell>
              <table:table-cell office:value-type="float" office:value="0.901354707565291">
                <text:p>0.9013547075652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908502344729143">
                <text:p>0.9085023447291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0.915414054616158">
                <text:p>0.9154140546161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92050485345244">
                <text:p>0.92050485345244</text:p>
              </table:table-cell>
              <table:table-cell office:value-type="float" office:value="0.92050485345244">
                <text:p>0.92050485345244</text:p>
              </table:table-cell>
              <table:table-cell office:value-type="float" office:value="0.922084723033595">
                <text:p>0.9220847230335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0.927183854566787">
                <text:p>0.927183854566787</text:p>
              </table:table-cell>
              <table:table-cell office:value-type="float" office:value="0.928509402325725">
                <text:p>0.9285094023257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0.933580426497202">
                <text:p>0.933580426497202</text:p>
              </table:table-cell>
              <table:table-cell office:value-type="float" office:value="0.934683316433275">
                <text:p>0.9346833164332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940601865782826">
                <text:p>0.9406018657828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945518575599317">
                <text:p>0.945518575599317</text:p>
              </table:table-cell>
              <table:table-cell office:value-type="float" office:value="0.945518575599317">
                <text:p>0.945518575599317</text:p>
              </table:table-cell>
              <table:table-cell office:value-type="float" office:value="0.946260632000499">
                <text:p>0.9462606320004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655382444445">
                <text:p>0.9516553824444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956304755963035">
                <text:p>0.956304755963035</text:p>
              </table:table-cell>
              <table:table-cell office:value-type="float" office:value="0.956304755963035">
                <text:p>0.956304755963035</text:p>
              </table:table-cell>
              <table:table-cell office:value-type="float" office:value="0.956782074550898">
                <text:p>0.9567820745508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961261695938319">
                <text:p>0.961261695938319</text:p>
              </table:table-cell>
              <table:table-cell office:value-type="float" office:value="0.961261695938319">
                <text:p>0.961261695938319</text:p>
              </table:table-cell>
              <table:table-cell office:value-type="float" office:value="0.961636859988713">
                <text:p>0.9616368599887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966216088617589">
                <text:p>0.9662160886175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970295726275996">
                <text:p>0.970295726275996</text:p>
              </table:table-cell>
              <table:table-cell office:value-type="float" office:value="0.970295726275996">
                <text:p>0.970295726275996</text:p>
              </table:table-cell>
              <table:table-cell office:value-type="float" office:value="0.970516312245364">
                <text:p>0.9705163122453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974370064785235">
                <text:p>0.974370064785235</text:p>
              </table:table-cell>
              <table:table-cell office:value-type="float" office:value="0.974370064785235">
                <text:p>0.974370064785235</text:p>
              </table:table-cell>
              <table:table-cell office:value-type="float" office:value="0.974534288180013">
                <text:p>0.9745342881800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0.978266982572228">
                <text:p>0.978266982572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981627183447664">
                <text:p>0.981627183447664</text:p>
              </table:table-cell>
              <table:table-cell office:value-type="float" office:value="0.981627183447664">
                <text:p>0.981627183447664</text:p>
              </table:table-cell>
              <table:table-cell office:value-type="float" office:value="0.98171157354468">
                <text:p>0.981711573544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84865454104343">
                <text:p>0.9848654541043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987726234834463">
                <text:p>0.9877262348344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99026806874157">
                <text:p>0.99026806874157</text:p>
              </table:table-cell>
              <table:table-cell office:value-type="float" office:value="0.99026806874157">
                <text:p>0.99026806874157</text:p>
              </table:table-cell>
              <table:table-cell office:value-type="float" office:value="0.990291746363075">
                <text:p>0.9902917463630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992546151641322">
                <text:p>0.992546151641322</text:p>
              </table:table-cell>
              <table:table-cell office:value-type="float" office:value="0.992546151641322">
                <text:p>0.992546151641322</text:p>
              </table:table-cell>
              <table:table-cell office:value-type="float" office:value="0.992560041605161">
                <text:p>0.9925600416051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0.994529397775862">
                <text:p>0.9945293977758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996198318172399">
                <text:p>0.9961983181723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997564050259824">
                <text:p>0.997564050259824</text:p>
              </table:table-cell>
              <table:table-cell office:value-type="float" office:value="0.997564050259824">
                <text:p>0.997564050259824</text:p>
              </table:table-cell>
              <table:table-cell office:value-type="float" office:value="0.997565533722608">
                <text:p>0.9975655337226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0.998629534754574">
                <text:p>0.998629534754574</text:p>
              </table:table-cell>
              <table:table-cell office:value-type="float" office:value="0.998630004298321">
                <text:p>0.9986300042983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0.999390827019096">
                <text:p>0.999390827019096</text:p>
              </table:table-cell>
              <table:table-cell office:value-type="float" office:value="0.999390919792026">
                <text:p>0.9993909197920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999847695156391">
                <text:p>0.999847695156391</text:p>
              </table:table-cell>
              <table:table-cell office:value-type="float" office:value="0.999847695156391">
                <text:p>0.999847695156391</text:p>
              </table:table-cell>
              <table:table-cell office:value-type="float" office:value="0.999847700955583">
                <text:p>0.9998477009555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